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1.1311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2346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0.9772in"/>
    </style:style>
    <style:style style:name="co12" style:family="table-column">
      <style:table-column-properties fo:break-before="auto" style:column-width="1.4043in"/>
    </style:style>
    <style:style style:name="co13" style:family="table-column">
      <style:table-column-properties fo:break-before="auto" style:column-width="0.898in"/>
    </style:style>
    <style:style style:name="co14" style:family="table-column">
      <style:table-column-properties fo:break-before="auto" style:column-width="0.939in"/>
    </style:style>
    <style:style style:name="co15" style:family="table-column">
      <style:table-column-properties fo:break-before="auto" style:column-width="1.1839in"/>
    </style:style>
    <style:style style:name="co16" style:family="table-column">
      <style:table-column-properties fo:break-before="auto" style:column-width="1.0673in"/>
    </style:style>
    <style:style style:name="co17" style:family="table-column">
      <style:table-column-properties fo:break-before="auto" style:column-width="1.3244in"/>
    </style:style>
    <style:style style:name="co18" style:family="table-column">
      <style:table-column-properties fo:break-before="auto" style:column-width="1.0283in"/>
    </style:style>
    <style:style style:name="co19" style:family="table-column">
      <style:table-column-properties fo:break-before="auto" style:column-width="0.6839in"/>
    </style:style>
    <style:style style:name="co20" style:family="table-column">
      <style:table-column-properties fo:break-before="auto" style:column-width="1.6591in"/>
    </style:style>
    <style:style style:name="co21" style:family="table-column">
      <style:table-column-properties fo:break-before="auto" style:column-width="0.8874in"/>
    </style:style>
    <style:style style:name="co22" style:family="table-column">
      <style:table-column-properties fo:break-before="auto" style:column-width="0.4902in"/>
    </style:style>
    <style:style style:name="co23" style:family="table-column">
      <style:table-column-properties fo:break-before="auto" style:column-width="0.2701in"/>
    </style:style>
    <style:style style:name="co24" style:family="table-column">
      <style:table-column-properties fo:break-before="auto" style:column-width="1.2717in"/>
    </style:style>
    <style:style style:name="co25" style:family="table-column">
      <style:table-column-properties fo:break-before="auto" style:column-width="1.352in"/>
    </style:style>
    <style:style style:name="co26" style:family="table-column">
      <style:table-column-properties fo:break-before="auto" style:column-width="0.1429in"/>
    </style:style>
    <style:style style:name="co27" style:family="table-column">
      <style:table-column-properties fo:break-before="auto" style:column-width="1.1256in"/>
    </style:style>
    <style:style style:name="co28" style:family="table-column">
      <style:table-column-properties fo:break-before="auto" style:column-width="0.8508in"/>
    </style:style>
    <style:style style:name="co29" style:family="table-column">
      <style:table-column-properties fo:break-before="auto" style:column-width="0.45in"/>
    </style:style>
    <style:style style:name="co30" style:family="table-column">
      <style:table-column-properties fo:break-before="auto" style:column-width="1.1134in"/>
    </style:style>
    <style:style style:name="co31" style:family="table-column">
      <style:table-column-properties fo:break-before="auto" style:column-width="0.8146in"/>
    </style:style>
    <style:style style:name="co32" style:family="table-column">
      <style:table-column-properties fo:break-before="auto" style:column-width="0.8465in"/>
    </style:style>
    <style:style style:name="co33" style:family="table-column">
      <style:table-column-properties fo:break-before="auto" style:column-width="0.7929in"/>
    </style:style>
    <style:style style:name="co34" style:family="table-column">
      <style:table-column-properties fo:break-before="auto" style:column-width="0.4366in"/>
    </style:style>
    <style:style style:name="co35" style:family="table-column">
      <style:table-column-properties fo:break-before="auto" style:column-width="1.1138in"/>
    </style:style>
    <style:style style:name="co36" style:family="table-column">
      <style:table-column-properties fo:break-before="auto" style:column-width="0.9543in"/>
    </style:style>
    <style:style style:name="co37" style:family="table-column">
      <style:table-column-properties fo:break-before="auto" style:column-width="0.7717in"/>
    </style:style>
    <style:style style:name="co38" style:family="table-column">
      <style:table-column-properties fo:break-before="auto" style:column-width="0.398in"/>
    </style:style>
    <style:style style:name="co39" style:family="table-column">
      <style:table-column-properties fo:break-before="auto" style:column-width="1.1898in"/>
    </style:style>
    <style:style style:name="co40" style:family="table-column">
      <style:table-column-properties fo:break-before="auto" style:column-width="1.0291in"/>
    </style:style>
    <style:style style:name="co41" style:family="table-column">
      <style:table-column-properties fo:break-before="auto" style:column-width="0.8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Federal_20_Income_20_Tax">
      <style:table-properties table:display="true" style:writing-mode="lr-tb"/>
    </style:style>
    <style:style style:name="ta3" style:family="table" style:master-page-name="PageStyle_5f_GA_20_State_20_Income_20_Tax">
      <style:table-properties table:display="true" style:writing-mode="lr-tb"/>
    </style:style>
    <style:style style:name="ta4" style:family="table" style:master-page-name="PageStyle_5f_Quarterly_20_Income">
      <style:table-properties table:display="true" style:writing-mode="lr-tb"/>
    </style:style>
    <style:style style:name="ta5" style:family="table" style:master-page-name="PageStyle_5f_AM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25" style:family="table-cell" style:parent-style-name="Normal_20_2">
      <style:table-cell-properties style:rotation-align="none"/>
    </style:style>
    <style:style style:name="ce126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Normal_20_2" style:data-style-name="N164">
      <style:table-cell-properties fo:background-color="#ccffcc" style:diagonal-bl-tr="none" style:diagonal-tl-br="none" fo:border="0.74pt solid #000000" fo:padding="0.028in" style:rotation-align="none"/>
    </style:style>
    <style:style style:name="ce128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</style:style>
    <style:style style:name="ce133" style:family="table-cell" style:parent-style-name="Normal_20_2" style:data-style-name="N151">
      <style:table-cell-properties fo:background-color="#ccffcc" style:diagonal-bl-tr="none" style:diagonal-tl-br="none" fo:border="0.74pt solid #000000" fo:padding="0.028in" style:rotation-align="none"/>
    </style:style>
    <style:style style:name="ce134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1.5pt solid #000000"/>
    </style:style>
    <style:style style:name="ce137" style:family="table-cell" style:parent-style-name="Normal_20_2">
      <style:table-cell-properties style:rotation-align="none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Normal_20_2" style:data-style-name="N104">
      <style:table-cell-properties fo:background-color="#ccffcc" style:diagonal-bl-tr="none" style:diagonal-tl-br="none" fo:border="0.74pt solid #000000" fo:padding="0.028in" style:rotation-align="none"/>
    </style:style>
    <style:style style:name="ce139" style:family="table-cell" style:parent-style-name="Normal_20_2" style:data-style-name="N136">
      <style:table-cell-properties fo:background-color="#ccffcc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20_2" style:data-style-name="N151">
      <style:table-cell-properties fo:border-bottom="0.74pt solid #000000" fo:background-color="#ccffcc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2" style:data-style-name="N10">
      <style:table-cell-properties fo:background-color="#ccffcc" style:diagonal-bl-tr="none" style:diagonal-tl-br="none" fo:border="0.74pt solid #000000" fo:padding="0.028in" style:rotation-align="none"/>
    </style:style>
    <style:style style:name="ce142" style:family="table-cell" style:parent-style-name="Normal_20_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2" style:data-style-name="N104">
      <style:table-cell-properties style:rotation-align="none"/>
    </style:style>
    <style:style style:name="ce14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164">
      <style:table-cell-properties fo:background-color="#ffff00" style:diagonal-bl-tr="none" style:diagonal-tl-br="none" fo:border="0.74pt solid #000000" style:rotation-align="none"/>
    </style:style>
    <style:style style:name="ce149" style:family="table-cell" style:parent-style-name="Default" style:data-style-name="N164">
      <style:table-cell-properties fo:background-color="#ffffff" style:rotation-align="none"/>
    </style:style>
    <style:style style:name="ce150" style:family="table-cell" style:parent-style-name="Default" style:data-style-name="N11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ff" style:rotation-align="none"/>
    </style:style>
    <style:style style:name="ce152" style:family="table-cell" style:parent-style-name="Default" style:data-style-name="N142">
      <style:table-cell-properties fo:background-color="#ffffff" style:rotation-align="none"/>
    </style:style>
    <style:style style:name="ce153" style:family="table-cell" style:parent-style-name="Default" style:data-style-name="N136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</style:style>
    <style:style style:name="ce157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</style:style>
    <style:style style:name="ce158" style:family="table-cell" style:parent-style-name="Default" style:data-style-name="N151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</style:style>
    <style:style style:name="ce159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</style:style>
    <style:style style:name="ce160" style:family="table-cell" style:parent-style-name="Default" style:data-style-name="N151">
      <style:table-cell-properties fo:background-color="#ffffff" style:rotation-align="none"/>
    </style:style>
    <style:style style:name="ce161" style:family="table-cell" style:parent-style-name="Default" style:data-style-name="N1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 style:data-style-name="N164">
      <style:table-cell-properties fo:background-color="#ffffff" style:diagonal-bl-tr="none" style:diagonal-tl-br="none" fo:border="none" style:rotation-align="none"/>
    </style:style>
    <style:style style:name="ce163" style:family="table-cell" style:parent-style-name="Default" style:data-style-name="N164">
      <style:table-cell-properties fo:border-bottom="none" fo:background-color="#ccffcc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 style:data-style-name="N136">
      <style:table-cell-properties fo:background-color="#ffffff" style:rotation-align="none"/>
    </style:style>
    <style:style style:name="ce166" style:family="table-cell" style:parent-style-name="Default" style:data-style-name="N136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 style:data-style-name="N164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 style:data-style-name="N164">
      <style:table-cell-properties fo:border-bottom="0.74pt solid #000000" fo:background-color="#ccff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1" style:family="table-cell" style:parent-style-name="Default" style:data-style-name="N14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3" style:family="table-cell" style:parent-style-name="Default" style:data-style-name="N13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 style:data-style-name="N142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42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142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16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151">
      <style:table-cell-properties fo:background-color="#ffffff" style:rotation-align="none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10">
      <style:table-cell-properties fo:background-color="#ccffcc" style:diagonal-bl-tr="none" style:diagonal-tl-br="none" fo:border="0.74pt solid #000000" style:rotation-align="none"/>
    </style:style>
    <style:style style:name="ce196" style:family="table-cell" style:parent-style-name="Default" style:data-style-name="N104">
      <style:table-cell-properties fo:background-color="#ccffcc" style:diagonal-bl-tr="none" style:diagonal-tl-br="none" fo:border="0.74pt solid #000000" style:rotation-align="none"/>
    </style:style>
    <style:style style:name="ce1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 style:data-style-name="N14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136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36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164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4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" style:family="table-cell" style:parent-style-name="Default" style:data-style-name="N142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 style:data-style-name="N11">
      <style:table-cell-properties fo:background-color="#ffff00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 style:data-style-name="N13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 style:data-style-name="N136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5" style:family="table-cell" style:parent-style-name="Default" style:data-style-name="N164">
      <style:table-cell-properties fo:background-color="#ccffcc" style:diagonal-bl-tr="none" style:diagonal-tl-br="none" fo:border="0.74pt solid #000000" fo:padding="0.028in" style:rotation-align="none"/>
    </style:style>
    <style:style style:name="ce216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15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ffffff"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 style:data-style-name="N16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7" style:family="table-cell" style:parent-style-name="Default" style:data-style-name="N151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 style:data-style-name="N14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 style:data-style-name="N1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 style:data-style-name="N17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rotation-align="none"/>
    </style:style>
    <style:style style:name="ce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2f2f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f2f2f2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ackground-color="#f2f2f2" style:rotation-align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51">
      <style:table-cell-properties fo:background-color="#f2f2f2" style:rotation-align="none"/>
    </style:style>
    <style:style style:name="ce90" style:family="table-cell" style:parent-style-name="Default" style:data-style-name="N151">
      <style:table-cell-properties fo:background-color="#ffff00" style:diagonal-bl-tr="none" style:diagonal-tl-br="none" fo:border="0.74pt solid #000000" style:rotation-align="none"/>
    </style:style>
    <style:style style:name="ce91" style:family="table-cell" style:parent-style-name="Default" style:data-style-name="N151">
      <style:table-cell-properties style:rotation-align="none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94" style:family="table-cell" style:parent-style-name="Default" style:data-style-name="N100">
      <style:table-cell-properties fo:background-color="#f2f2f2" style:rotation-align="none"/>
    </style:style>
    <style:style style:name="ce95" style:family="table-cell" style:parent-style-name="Default" style:data-style-name="N151">
      <style:table-cell-properties fo:border-bottom="0.74pt solid #000000" fo:background-color="#f2f2f2" style:diagonal-bl-tr="none" style:diagonal-tl-br="none" fo:border-left="none" fo:border-right="none" style:rotation-align="none" fo:border-top="none"/>
    </style:style>
    <style:style style:name="ce96" style:family="table-cell" style:parent-style-name="Default" style:data-style-name="N136">
      <style:table-cell-properties fo:background-color="#ccffcc" style:diagonal-bl-tr="none" style:diagonal-tl-br="none" fo:border="0.74pt solid #000000" style:rotation-align="none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HelveticaNeue" fo:font-size="8pt" fo:font-style="normal" fo:text-shadow="none" style:text-underline-style="none" fo:font-weight="bold" style:font-size-asian="8pt" style:font-style-asian="normal" style:font-weight-asian="bold" style:font-name-complex="HelveticaNeue" style:font-size-complex="8pt" style:font-style-complex="normal" style:font-weight-complex="bold"/>
    </style:style>
    <style:style style:name="ce248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9" style:family="table-cell" style:parent-style-name="Default">
      <style:table-cell-properties fo:border="0.74pt solid #000000" style:rotation-align="none"/>
    </style:style>
    <style:style style:name="ce145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3" style:family="table-cell" style:parent-style-name="Default" style:data-style-name="N1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rotation-align="none"/>
    </style:style>
    <style:style style:name="ce110" style:family="table-cell" style:parent-style-name="Default" style:data-style-name="N15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261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2" style:family="table-cell" style:parent-style-name="Default" style:data-style-name="N164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3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4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6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26"/>
    </style:style>
    <style:style style:name="ce266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67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68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69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46"/>
    </style:style>
    <style:style style:name="ce27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271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272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116" style:family="table-cell" style:parent-style-name="Default" style:data-style-name="N164">
      <style:table-cell-properties style:diagonal-bl-tr="none" style:diagonal-tl-br="none" fo:border="none" style:rotation-align="none"/>
    </style:style>
    <style:style style:name="ce27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L66"/>
    </style:style>
    <style:style style:name="ce27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7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7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7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27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6"/>
    </style:style>
    <style:style style:name="ce280" style:family="table-cell" style:parent-style-name="Default" style:data-style-name="N164">
      <style:table-cell-properties style:diagonal-bl-tr="none" style:diagonal-tl-br="none" fo:border="0.74pt solid #000000" style:rotation-align="none"/>
      <style:map style:condition="is-true-formula(IF(NOT(ISBLANK([.L6]))))" style:apply-style-name="Input" style:base-cell-address="'Quarterly Income'.L6"/>
    </style:style>
    <style:style style:name="ce281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28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26"/>
    </style:style>
    <style:style style:name="ce283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26"/>
    </style:style>
    <style:style style:name="ce28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26"/>
    </style:style>
    <style:style style:name="ce28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28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46"/>
    </style:style>
    <style:style style:name="ce287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46"/>
    </style:style>
    <style:style style:name="ce288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46"/>
    </style:style>
    <style:style style:name="ce28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29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L66"/>
    </style:style>
    <style:style style:name="ce291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L66"/>
    </style:style>
    <style:style style:name="ce292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66"/>
    </style:style>
    <style:style style:name="ce29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29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L6"/>
    </style:style>
    <style:style style:name="ce29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6"/>
    </style:style>
    <style:style style:name="ce29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7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8" style:family="table-cell" style:parent-style-name="Default" style:data-style-name="N164">
      <style:table-cell-properties fo:border-bottom="1.76pt solid #000000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29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26"/>
    </style:style>
    <style:style style:name="ce30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6"/>
    </style:style>
    <style:style style:name="ce301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6"/>
    </style:style>
    <style:style style:name="ce302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26"/>
    </style:style>
    <style:style style:name="ce30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46"/>
    </style:style>
    <style:style style:name="ce30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6"/>
    </style:style>
    <style:style style:name="ce305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6"/>
    </style:style>
    <style:style style:name="ce306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46"/>
    </style:style>
    <style:style style:name="ce30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L66"/>
    </style:style>
    <style:style style:name="ce30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6"/>
    </style:style>
    <style:style style:name="ce309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6"/>
    </style:style>
    <style:style style:name="ce310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6"/>
    </style:style>
    <style:style style:name="ce31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L6"/>
    </style:style>
    <style:style style:name="ce31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6"/>
    </style:style>
    <style:style style:name="ce31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"/>
    </style:style>
    <style:style style:name="ce31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26"/>
    </style:style>
    <style:style style:name="ce31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31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31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26"/>
    </style:style>
    <style:style style:name="ce32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46"/>
    </style:style>
    <style:style style:name="ce32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32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32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46"/>
    </style:style>
    <style:style style:name="ce32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L66"/>
    </style:style>
    <style:style style:name="ce32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32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32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L66"/>
    </style:style>
    <style:style style:name="ce135" style:family="table-cell" style:parent-style-name="Default" style:data-style-name="N100">
      <style:table-cell-properties fo:background-color="#ffffff" style:rotation-align="none"/>
    </style:style>
    <style:style style:name="ce136" style:family="table-cell" style:parent-style-name="Default" style:data-style-name="N10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6"/>
    </style:style>
    <style:style style:name="ce333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34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35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36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26"/>
    </style:style>
    <style:style style:name="ce337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38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39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4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46"/>
    </style:style>
    <style:style style:name="ce341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42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43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4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X66"/>
    </style:style>
    <style:style style:name="ce34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4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4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4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6"/>
    </style:style>
    <style:style style:name="ce34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6"/>
    </style:style>
    <style:style style:name="ce350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6"/>
    </style:style>
    <style:style style:name="ce35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5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26"/>
    </style:style>
    <style:style style:name="ce353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26"/>
    </style:style>
    <style:style style:name="ce35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26"/>
    </style:style>
    <style:style style:name="ce35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5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46"/>
    </style:style>
    <style:style style:name="ce357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46"/>
    </style:style>
    <style:style style:name="ce358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46"/>
    </style:style>
    <style:style style:name="ce35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6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X66"/>
    </style:style>
    <style:style style:name="ce361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X66"/>
    </style:style>
    <style:style style:name="ce362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X66"/>
    </style:style>
    <style:style style:name="ce36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6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6"/>
    </style:style>
    <style:style style:name="ce36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"/>
    </style:style>
    <style:style style:name="ce36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"/>
    </style:style>
    <style:style style:name="ce36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"/>
    </style:style>
    <style:style style:name="ce36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26"/>
    </style:style>
    <style:style style:name="ce36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26"/>
    </style:style>
    <style:style style:name="ce370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26"/>
    </style:style>
    <style:style style:name="ce37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26"/>
    </style:style>
    <style:style style:name="ce37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46"/>
    </style:style>
    <style:style style:name="ce37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46"/>
    </style:style>
    <style:style style:name="ce37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46"/>
    </style:style>
    <style:style style:name="ce37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46"/>
    </style:style>
    <style:style style:name="ce37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X66"/>
    </style:style>
    <style:style style:name="ce37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6"/>
    </style:style>
    <style:style style:name="ce37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6"/>
    </style:style>
    <style:style style:name="ce37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X66"/>
    </style:style>
    <style:style style:name="ce38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6"/>
    </style:style>
    <style:style style:name="ce38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8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8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"/>
    </style:style>
    <style:style style:name="ce38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26"/>
    </style:style>
    <style:style style:name="ce38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8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8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26"/>
    </style:style>
    <style:style style:name="ce38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46"/>
    </style:style>
    <style:style style:name="ce38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90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9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46"/>
    </style:style>
    <style:style style:name="ce39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X66"/>
    </style:style>
    <style:style style:name="ce39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9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9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X66"/>
    </style:style>
    <style:style style:name="ce396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J6"/>
    </style:style>
    <style:style style:name="ce397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398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399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589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J46"/>
    </style:style>
    <style:style style:name="ce590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591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592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0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J66"/>
    </style:style>
    <style:style style:name="ce40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0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0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0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J6"/>
    </style:style>
    <style:style style:name="ce40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J6"/>
    </style:style>
    <style:style style:name="ce410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J6"/>
    </style:style>
    <style:style style:name="ce41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60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J46"/>
    </style:style>
    <style:style style:name="ce603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J46"/>
    </style:style>
    <style:style style:name="ce604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J46"/>
    </style:style>
    <style:style style:name="ce60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J46"/>
    </style:style>
    <style:style style:name="ce41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J66"/>
    </style:style>
    <style:style style:name="ce417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J66"/>
    </style:style>
    <style:style style:name="ce418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J66"/>
    </style:style>
    <style:style style:name="ce41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2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J6"/>
    </style:style>
    <style:style style:name="ce42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"/>
    </style:style>
    <style:style style:name="ce42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"/>
    </style:style>
    <style:style style:name="ce42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"/>
    </style:style>
    <style:style style:name="ce614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J46"/>
    </style:style>
    <style:style style:name="ce615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46"/>
    </style:style>
    <style:style style:name="ce616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46"/>
    </style:style>
    <style:style style:name="ce617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46"/>
    </style:style>
    <style:style style:name="ce42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J66"/>
    </style:style>
    <style:style style:name="ce429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6"/>
    </style:style>
    <style:style style:name="ce430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6"/>
    </style:style>
    <style:style style:name="ce43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J66"/>
    </style:style>
    <style:style style:name="ce43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J6"/>
    </style:style>
    <style:style style:name="ce43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3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43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"/>
    </style:style>
    <style:style style:name="ce62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J46"/>
    </style:style>
    <style:style style:name="ce62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U7]))))" style:apply-style-name="Input" style:base-cell-address="'Quarterly Income'.AS47"/>
    </style:style>
    <style:style style:name="ce629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U7]))))" style:apply-style-name="Input" style:base-cell-address="'Quarterly Income'.AS47"/>
    </style:style>
    <style:style style:name="ce630" style:family="table-cell" style:parent-style-name="Default" style:data-style-name="N164">
      <style:table-cell-properties fo:border-bottom="1.5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U7]))))" style:apply-style-name="Input" style:base-cell-address="'Quarterly Income'.AS47"/>
    </style:style>
    <style:style style:name="ce440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J66"/>
    </style:style>
    <style:style style:name="ce441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601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fo:font-weight="bold" style:font-weight-asian="bold" style:font-weight-complex="bold"/>
      <style:map style:condition="is-true-formula(IF(NOT(ISBLANK([.L6]))))" style:apply-style-name="Input" style:base-cell-address="'Quarterly Income'.AJ66"/>
    </style:style>
    <style:style style:name="ce442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43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J66"/>
    </style:style>
    <style:style style:name="ce444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IF(NOT(ISBLANK([.L6]))))" style:apply-style-name="Input" style:base-cell-address="'Quarterly Income'.AV66"/>
    </style:style>
    <style:style style:name="ce445" style:family="table-cell" style:parent-style-name="Default" style:data-style-name="N164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46" style:family="table-cell" style:parent-style-name="Default" style:data-style-name="N164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47" style:family="table-cell" style:parent-style-name="Default" style:data-style-name="N164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48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IF(NOT(ISBLANK([.L6]))))" style:apply-style-name="Input" style:base-cell-address="'Quarterly Income'.AV66"/>
    </style:style>
    <style:style style:name="ce449" style:family="table-cell" style:parent-style-name="Default" style:data-style-name="N164">
      <style:table-cell-properties style:diagonal-bl-tr="none" style:diagonal-tl-br="none" fo:background-color="transparent" fo:border="0.74pt solid #000000" style:rotation-align="none"/>
      <style:map style:condition="is-true-formula(IF(NOT(ISBLANK([.L6]))))" style:apply-style-name="Input" style:base-cell-address="'Quarterly Income'.AV66"/>
    </style:style>
    <style:style style:name="ce450" style:family="table-cell" style:parent-style-name="Default" style:data-style-name="N164">
      <style:table-cell-properties fo:background-color="#ffffff" style:diagonal-bl-tr="none" style:diagonal-tl-br="none" fo:border="0.74pt solid #000000" style:rotation-align="none"/>
      <style:map style:condition="is-true-formula(IF(NOT(ISBLANK([.L6]))))" style:apply-style-name="Input" style:base-cell-address="'Quarterly Income'.AV66"/>
    </style:style>
    <style:style style:name="ce451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2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1.76pt solid #000000"/>
      <style:map style:condition="is-true-formula(IF(NOT(ISBLANK([.L6]))))" style:apply-style-name="Input" style:base-cell-address="'Quarterly Income'.AV66"/>
    </style:style>
    <style:style style:name="ce453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4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5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6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IF(NOT(ISBLANK([.L6]))))" style:apply-style-name="Input" style:base-cell-address="'Quarterly Income'.AV66"/>
    </style:style>
    <style:style style:name="ce457" style:family="table-cell" style:parent-style-name="Default" style:data-style-name="N164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8" style:family="table-cell" style:parent-style-name="Default" style:data-style-name="N164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459" style:family="table-cell" style:parent-style-name="Default" style:data-style-name="N164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map style:condition="is-true-formula(IF(NOT(ISBLANK([.L6]))))" style:apply-style-name="Input" style:base-cell-address="'Quarterly Income'.AV66"/>
    </style:style>
    <style:style style:name="ce73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31" style:family="table-cell" style:parent-style-name="Default" style:data-style-name="N143">
      <style:table-cell-properties fo:background-color="#ccffcc" style:diagonal-bl-tr="none" style:diagonal-tl-br="none" fo:border="0.74pt solid #000000" style:rotation-align="none"/>
    </style:style>
    <style:style style:name="ce732" style:family="table-cell" style:parent-style-name="Default" style:data-style-name="N143">
      <style:table-cell-properties fo:background-color="#ffff00" style:diagonal-bl-tr="none" style:diagonal-tl-br="none" fo:border="0.74pt solid #000000" style:rotation-align="none"/>
    </style:style>
    <style:style style:name="ce733" style:family="table-cell" style:parent-style-name="Default" style:data-style-name="N143">
      <style:table-cell-properties fo:background-color="#ffffff" style:rotation-align="none"/>
    </style:style>
    <style:style style:name="ce734" style:family="table-cell" style:parent-style-name="Default" style:data-style-name="N143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</style:style>
    <style:style style:name="ce735" style:family="table-cell" style:parent-style-name="Default" style:data-style-name="N143">
      <style:table-cell-properties fo:background-color="#ffffff" style:diagonal-bl-tr="none" style:diagonal-tl-br="none" fo:border="none" style:rotation-align="none"/>
    </style:style>
    <style:style style:name="ce736" style:family="table-cell" style:parent-style-name="Default" style:data-style-name="N11">
      <style:table-cell-properties fo:background-color="#ffff00" style:diagonal-bl-tr="none" style:diagonal-tl-br="none" fo:border="0.74pt solid #000000" style:rotation-align="none"/>
    </style:style>
    <style:style style:name="ce737" style:family="table-cell" style:parent-style-name="Default" style:data-style-name="N11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</style:style>
    <style:style style:name="ce738" style:family="table-cell" style:parent-style-name="Default" style:data-style-name="N142">
      <style:table-cell-properties fo:background-color="#ffff00" style:diagonal-bl-tr="none" style:diagonal-tl-br="none" fo:border="0.74pt solid #000000" style:rotation-align="none"/>
    </style:style>
    <style:style style:name="ce739" style:family="table-cell" style:parent-style-name="Default" style:data-style-name="N165">
      <style:table-cell-properties fo:background-color="#ffffff" style:rotation-align="none"/>
    </style:style>
    <style:style style:name="ce740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</style:style>
    <style:style style:name="ce741" style:family="table-cell" style:parent-style-name="Default" style:data-style-name="N165">
      <style:table-cell-properties fo:background-color="#ffffff" style:diagonal-bl-tr="none" style:diagonal-tl-br="none" fo:border="none" style:rotation-align="none"/>
    </style:style>
    <style:style style:name="ce742" style:family="table-cell" style:parent-style-name="Default" style:data-style-name="N11">
      <style:table-cell-properties fo:background-color="#ccffcc" style:diagonal-bl-tr="none" style:diagonal-tl-br="none" fo:border="0.74pt solid #000000" style:rotation-align="none"/>
    </style:style>
    <style:style style:name="ce743" style:family="table-cell" style:parent-style-name="Default" style:data-style-name="N165">
      <style:table-cell-properties fo:background-color="#ccff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1" table:number-columns-repeated="1020" table:default-cell-style-name="ce125"/>
        <table:table-row table:style-name="ro1" table:number-rows-repeated="2">
          <table:table-cell table:number-columns-repeated="7"/>
          <table:table-cell table:style-name="ce143"/>
          <table:table-cell table:number-columns-repeated="1016"/>
        </table:table-row>
        <table:table-row table:style-name="ro2">
          <table:table-cell/>
          <table:table-cell table:style-name="ce126" office:value-type="string" calcext:value-type="string">
            <text:p>Federal Tax</text:p>
          </table:table-cell>
          <table:table-cell table:number-columns-repeated="5"/>
          <table:table-cell table:style-name="ce143"/>
          <table:table-cell table:number-columns-repeated="1016"/>
        </table:table-row>
        <table:table-row table:style-name="ro3">
          <table:table-cell/>
          <table:table-cell table:style-name="ce127" table:formula="of:=[$'Federal Income Tax'.G3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139" table:formula="of:=[$'Federal Income Tax'.I3]" office:value-type="percentage" office:value="0" calcext:value-type="percentage">
            <text:p>0.0%</text:p>
          </table:table-cell>
          <table:table-cell table:style-name="ce142" office:value-type="string" calcext:value-type="string">
            <text:p>Effective Tax Rate</text:p>
          </table:table-cell>
          <table:table-cell table:number-columns-repeated="2"/>
          <table:table-cell table:style-name="ce143"/>
          <table:table-cell table:number-columns-repeated="1016"/>
        </table:table-row>
        <table:table-row table:style-name="ro3">
          <table:table-cell/>
          <table:table-cell table:style-name="ce128" table:formula="of:=[$'Federal Income Tax'.G4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140" table:formula="of:=[$'Federal Income Tax'.I4]" office:value-type="float" office:value="0" calcext:value-type="float">
            <text:p>$0.00 </text:p>
          </table:table-cell>
          <table:table-cell table:style-name="ce142" office:value-type="string" calcext:value-type="string">
            <text:p>Tax to be Paid</text:p>
          </table:table-cell>
          <table:table-cell table:number-columns-repeated="2"/>
          <table:table-cell table:style-name="ce143"/>
          <table:table-cell table:number-columns-repeated="1016"/>
        </table:table-row>
        <table:table-row table:style-name="ro1">
          <table:table-cell table:number-columns-repeated="7"/>
          <table:table-cell table:style-name="ce143"/>
          <table:table-cell table:number-columns-repeated="1016"/>
        </table:table-row>
        <table:table-row table:style-name="ro2">
          <table:table-cell/>
          <table:table-cell table:style-name="ce126" office:value-type="string" calcext:value-type="string">
            <text:p>State Tax</text:p>
          </table:table-cell>
          <table:table-cell table:number-columns-repeated="5"/>
          <table:table-cell table:style-name="ce143"/>
          <table:table-cell table:number-columns-repeated="1016"/>
        </table:table-row>
        <table:table-row table:style-name="ro3">
          <table:table-cell/>
          <table:table-cell table:style-name="ce127" table:formula="of:=[$'GA State Income Tax'.G3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139" table:formula="of:=[$'GA State Income Tax'.I3]" office:value-type="percentage" office:value="0.0509" calcext:value-type="percentage">
            <text:p>5.1%</text:p>
          </table:table-cell>
          <table:table-cell table:style-name="ce142" office:value-type="string" calcext:value-type="string">
            <text:p>Effective Tax Rate</text:p>
          </table:table-cell>
          <table:table-cell table:number-columns-repeated="2"/>
          <table:table-cell table:style-name="ce143"/>
          <table:table-cell table:number-columns-repeated="1016"/>
        </table:table-row>
        <table:table-row table:style-name="ro3">
          <table:table-cell/>
          <table:table-cell table:style-name="ce128" table:formula="of:=[$'GA State Income Tax'.G4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140" table:formula="of:=[$'GA State Income Tax'.I4]" office:value-type="float" office:value="0" calcext:value-type="float">
            <text:p>$0.00 </text:p>
          </table:table-cell>
          <table:table-cell table:style-name="ce142" office:value-type="string" calcext:value-type="string">
            <text:p>Tax to be Paid</text:p>
          </table:table-cell>
          <table:table-cell table:number-columns-repeated="2"/>
          <table:table-cell table:style-name="ce143"/>
          <table:table-cell table:number-columns-repeated="1016"/>
        </table:table-row>
        <table:table-row table:style-name="ro1">
          <table:table-cell table:number-columns-repeated="7"/>
          <table:table-cell table:style-name="ce143"/>
          <table:table-cell table:number-columns-repeated="1016"/>
        </table:table-row>
        <table:table-row table:style-name="ro2">
          <table:table-cell/>
          <table:table-cell table:style-name="ce126" office:value-type="string" calcext:value-type="string">
            <text:p>Total Tax</text:p>
          </table:table-cell>
          <table:table-cell table:number-columns-repeated="5"/>
          <table:table-cell table:style-name="ce143"/>
          <table:table-cell table:number-columns-repeated="1016"/>
        </table:table-row>
        <table:table-row table:style-name="ro3">
          <table:table-cell/>
          <table:table-cell table:style-name="ce127" table:formula="of:=[.B4]+[.B8]" office:value-type="float" office:value="0" calcext:value-type="float">
            <text:p>$0.00</text:p>
          </table:table-cell>
          <table:table-cell office:value-type="string" calcext:value-type="string">
            <text:p>Total Tax Owed</text:p>
          </table:table-cell>
          <table:table-cell table:style-name="ce139" table:formula="of:=[.D4]+[.D8]" office:value-type="percentage" office:value="0.0509" calcext:value-type="percentage">
            <text:p>5.1%</text:p>
          </table:table-cell>
          <table:table-cell table:style-name="ce142" office:value-type="string" calcext:value-type="string">
            <text:p>Effective Tax Rate</text:p>
          </table:table-cell>
          <table:table-cell table:number-columns-repeated="2"/>
          <table:table-cell table:style-name="ce143"/>
          <table:table-cell table:number-columns-repeated="1016"/>
        </table:table-row>
        <table:table-row table:style-name="ro3">
          <table:table-cell/>
          <table:table-cell table:style-name="ce128" table:formula="of:=[.B5]+[.B9]" office:value-type="float" office:value="0" calcext:value-type="float">
            <text:p>$0.00 </text:p>
          </table:table-cell>
          <table:table-cell office:value-type="string" calcext:value-type="string">
            <text:p>Tax Paid</text:p>
          </table:table-cell>
          <table:table-cell table:style-name="ce140" table:formula="of:=[.D5]+[.D9]" office:value-type="float" office:value="0" calcext:value-type="float">
            <text:p>$0.00 </text:p>
          </table:table-cell>
          <table:table-cell table:style-name="ce142" office:value-type="string" calcext:value-type="string">
            <text:p>Tax to be Paid</text:p>
          </table:table-cell>
          <table:table-cell table:number-columns-repeated="2"/>
          <table:table-cell table:style-name="ce14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6" office:value-type="string" calcext:value-type="string">
            <text:p>Net Ordinary Income</text:p>
          </table:table-cell>
          <table:table-cell table:number-columns-repeated="1022"/>
        </table:table-row>
        <table:table-row table:style-name="ro3">
          <table:table-cell/>
          <table:table-cell table:style-name="ce133" table:formula="of:=[$'Federal Income Tax'.B16]" office:value-type="float" office:value="0" calcext:value-type="float">
            <text:p>$0.00 </text:p>
          </table:table-cell>
          <table:table-cell office:value-type="string" calcext:value-type="string">
            <text:p>Wages</text:p>
          </table:table-cell>
          <table:table-cell table:number-columns-repeated="1021"/>
        </table:table-row>
        <table:table-row table:style-name="ro3">
          <table:table-cell/>
          <table:table-cell table:style-name="ce133" table:formula="of:=[$'Federal Income Tax'.B17]" office:value-type="float" office:value="0" calcext:value-type="float">
            <text:p>$0.00 </text:p>
          </table:table-cell>
          <table:table-cell office:value-type="string" calcext:value-type="string">
            <text:p>IRA Distributions</text:p>
          </table:table-cell>
          <table:table-cell table:number-columns-repeated="1021"/>
        </table:table-row>
        <table:table-row table:style-name="ro3">
          <table:table-cell/>
          <table:table-cell table:style-name="ce133" table:formula="of:=[$'Federal Income Tax'.B20]" office:value-type="float" office:value="0" calcext:value-type="float">
            <text:p>$0.00 </text:p>
          </table:table-cell>
          <table:table-cell office:value-type="string" calcext:value-type="string">
            <text:p>Business Income less expenses</text:p>
          </table:table-cell>
          <table:table-cell table:number-columns-repeated="1021"/>
        </table:table-row>
        <table:table-row table:style-name="ro3">
          <table:table-cell/>
          <table:table-cell table:style-name="ce134" table:formula="of:=SUM([.B16:.B18])" office:value-type="float" office:value="0" calcext:value-type="float">
            <text:p>$0.00 </text:p>
          </table:table-cell>
          <table:table-cell office:value-type="string" calcext:value-type="string">
            <text:p>Total Net Ordinary Inco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6" office:value-type="string" calcext:value-type="string">
            <text:p>Net Investment Income</text:p>
          </table:table-cell>
          <table:table-cell table:number-columns-repeated="1022"/>
        </table:table-row>
        <table:table-row table:style-name="ro3">
          <table:table-cell/>
          <table:table-cell table:style-name="ce133" table:formula="of:=[$'Quarterly Income'.F68]+[$'Quarterly Income'.F70]" office:value-type="float" office:value="0" calcext:value-type="float">
            <text:p>$0.00 </text:p>
          </table:table-cell>
          <table:table-cell office:value-type="string" calcext:value-type="string">
            <text:p>Dividends</text:p>
          </table:table-cell>
          <table:table-cell table:number-columns-repeated="1021"/>
        </table:table-row>
        <table:table-row table:style-name="ro3">
          <table:table-cell/>
          <table:table-cell table:style-name="ce133" table:formula="of:=[$'Quarterly Income'.F69]" office:value-type="float" office:value="0" calcext:value-type="float">
            <text:p>$0.00 </text:p>
          </table:table-cell>
          <table:table-cell office:value-type="string" calcext:value-type="string">
            <text:p>Interest</text:p>
          </table:table-cell>
          <table:table-cell table:number-columns-repeated="1021"/>
        </table:table-row>
        <table:table-row table:style-name="ro3">
          <table:table-cell/>
          <table:table-cell table:style-name="ce133" table:formula="of:=[$'Quarterly Income'.F71]+[$'Quarterly Income'.F72]" office:value-type="float" office:value="0" calcext:value-type="float">
            <text:p>$0.00 </text:p>
          </table:table-cell>
          <table:table-cell office:value-type="string" calcext:value-type="string">
            <text:p>Capital Gains/Losses</text:p>
          </table:table-cell>
          <table:table-cell table:number-columns-repeated="1021"/>
        </table:table-row>
        <table:table-row table:style-name="ro3">
          <table:table-cell/>
          <table:table-cell table:style-name="ce134" table:formula="of:=SUM([.B22:.B24])" office:value-type="float" office:value="0" calcext:value-type="float">
            <text:p>$0.00 </text:p>
          </table:table-cell>
          <table:table-cell office:value-type="string" calcext:value-type="string">
            <text:p>Total Net Investment Inco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6" office:value-type="string" calcext:value-type="string">
            <text:p>Total Income</text:p>
          </table:table-cell>
          <table:table-cell table:number-columns-repeated="1022"/>
        </table:table-row>
        <table:table-row table:style-name="ro3">
          <table:table-cell/>
          <table:table-cell table:style-name="ce133" table:formula="of:=[.B19]+[.B25]" office:value-type="float" office:value="0" calcext:value-type="float">
            <text:p>$0.00 </text:p>
          </table:table-cell>
          <table:table-cell office:value-type="string" calcext:value-type="string">
            <text:p>US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7" office:value-type="string" calcext:value-type="string">
            <text:p>Tax Bracket</text:p>
          </table:table-cell>
          <table:table-cell table:number-columns-repeated="1022"/>
        </table:table-row>
        <table:table-row table:style-name="ro3">
          <table:table-cell/>
          <table:table-cell table:style-name="ce138" table:formula="of:=[$'Federal Income Tax'.G57]" office:value-type="currency" office:currency="USD" office:value="24800" calcext:value-type="currency">
            <text:p>$24,800.00</text:p>
          </table:table-cell>
          <table:table-cell office:value-type="string" calcext:value-type="string">
            <text:p>Remaining in</text:p>
          </table:table-cell>
          <table:table-cell table:style-name="ce141" table:formula="of:=[$'Federal Income Tax'.G56]" office:value-type="percentage" office:value="0.1" calcext:value-type="percentage">
            <text:p>10%</text:p>
          </table:table-cell>
          <table:table-cell office:value-type="string" calcext:value-type="string">
            <text:p>Tax Bracket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deral Income Tax" table:style-name="ta2" table:print-ranges="'Federal Income Tax'.A1:'Federal Income Tax'.J66">
        <office:forms form:automatic-focus="false" form:apply-design-mode="false"/>
        <table:table-column table:style-name="co6" table:default-cell-style-name="ce144"/>
        <table:table-column table:style-name="co3" table:default-cell-style-name="ce144"/>
        <table:table-column table:style-name="co7" table:default-cell-style-name="ce144"/>
        <table:table-column table:style-name="co8" table:number-columns-repeated="2" table:default-cell-style-name="ce144"/>
        <table:table-column table:style-name="co9" table:number-columns-repeated="2" table:default-cell-style-name="ce144"/>
        <table:table-column table:style-name="co10" table:default-cell-style-name="ce144"/>
        <table:table-column table:style-name="co11" table:default-cell-style-name="ce144"/>
        <table:table-column table:style-name="co12" table:default-cell-style-name="ce144"/>
        <table:table-column table:style-name="co13" table:default-cell-style-name="ce144"/>
        <table:table-column table:style-name="co14" table:default-cell-style-name="ce144"/>
        <table:table-column table:style-name="co6" table:number-columns-repeated="1012" table:default-cell-style-name="ce144"/>
        <table:table-row table:style-name="ro1">
          <table:table-cell table:number-columns-repeated="1024"/>
        </table:table-row>
        <table:table-row table:style-name="ro4">
          <table:table-cell/>
          <table:table-cell table:style-name="ce146" office:value-type="string" calcext:value-type="string">
            <text:p>Federal Income Tax </text:p>
          </table:table-cell>
          <table:table-cell table:number-columns-repeated="3"/>
          <table:table-cell table:style-name="ce180"/>
          <table:table-cell table:number-columns-repeated="1018"/>
        </table:table-row>
        <table:table-row table:style-name="ro2">
          <table:table-cell/>
          <table:table-cell table:style-name="ce147"/>
          <table:table-cell table:number-columns-repeated="3"/>
          <table:table-cell table:style-name="ce180"/>
          <table:table-cell table:style-name="ce156" table:formula="of:=[.B62]+[.G51]" office:value-type="float" office:value="0" calcext:value-type="float">
            <text:p>$0.00</text:p>
          </table:table-cell>
          <table:table-cell table:style-name="ce168" office:value-type="string" calcext:value-type="string">
            <text:p>Total Tax Owed</text:p>
          </table:table-cell>
          <table:table-cell table:style-name="ce166" table:formula="of:=[.B65]" office:value-type="percentage" office:value="0" calcext:value-type="percentage">
            <text:p>0.0%</text:p>
          </table:table-cell>
          <table:table-cell table:style-name="ce178" office:value-type="string" calcext:value-type="string">
            <text:p>Effective Tax Rate</text:p>
          </table:table-cell>
          <table:table-cell table:number-columns-repeated="1014"/>
        </table:table-row>
        <table:table-row table:style-name="ro2">
          <table:table-cell/>
          <table:table-cell table:style-name="ce147"/>
          <table:table-cell table:number-columns-repeated="3"/>
          <table:table-cell table:style-name="ce180"/>
          <table:table-cell table:style-name="ce159" table:formula="of:=[.B63]" office:value-type="float" office:value="0" calcext:value-type="float">
            <text:p>$0.00 </text:p>
          </table:table-cell>
          <table:table-cell table:style-name="ce168" office:value-type="string" calcext:value-type="string">
            <text:p>Tax Paid</text:p>
          </table:table-cell>
          <table:table-cell table:style-name="ce167" table:formula="of:=[.B66]" office:value-type="float" office:value="0" calcext:value-type="float">
            <text:p>$0.00 </text:p>
          </table:table-cell>
          <table:table-cell table:style-name="ce178" office:value-type="string" calcext:value-type="string">
            <text:p>Tax to be Paid</text:p>
          </table:table-cell>
          <table:table-cell table:number-columns-repeated="1014"/>
        </table:table-row>
        <table:table-row table:style-name="ro2">
          <table:table-cell/>
          <table:table-cell table:style-name="ce147" office:value-type="string" calcext:value-type="string">
            <text:p>Federal Tax Variables </text:p>
          </table:table-cell>
          <table:table-cell table:number-columns-repeated="1022"/>
        </table:table-row>
        <table:table-row table:style-name="ro1">
          <table:table-cell/>
          <table:table-cell table:style-name="ce148"/>
          <table:table-cell table:style-name="ce168" office:value-type="string" calcext:value-type="string">
            <text:p>Standard Deduction or Itemized Deduction Amount</text:p>
          </table:table-cell>
          <table:table-cell table:style-name="ce151" table:number-columns-repeated="2"/>
          <table:table-cell/>
          <table:table-cell table:style-name="ce180" office:value-type="string" calcext:value-type="string">
            <text:p>2026 - Update yearly - add senior amount if over 65</text:p>
          </table:table-cell>
          <table:table-cell table:style-name="ce151" table:number-columns-repeated="3"/>
          <table:table-cell table:number-columns-repeated="1014"/>
        </table:table-row>
        <table:table-row table:style-name="ro1">
          <table:table-cell/>
          <table:table-cell table:style-name="ce149"/>
          <table:table-cell table:style-name="ce168"/>
          <table:table-cell table:style-name="ce151" table:number-columns-repeated="2"/>
          <table:table-cell/>
          <table:table-cell table:style-name="ce180"/>
          <table:table-cell table:style-name="ce151" table:number-columns-repeated="3"/>
          <table:table-cell table:number-columns-repeated="1014"/>
        </table:table-row>
        <table:table-row table:style-name="ro1">
          <table:table-cell/>
          <table:table-cell table:style-name="ce148" office:value-type="float" office:value="250000" calcext:value-type="float">
            <text:p>$250,000.00</text:p>
          </table:table-cell>
          <table:table-cell table:style-name="ce168" office:value-type="string" calcext:value-type="string">
            <text:p>Ordinary Income Threshold for Net Investment Income Tax</text:p>
          </table:table-cell>
          <table:table-cell table:style-name="ce151" table:number-columns-repeated="2"/>
          <table:table-cell/>
          <table:table-cell table:style-name="ce180" office:value-type="string" calcext:value-type="string">
            <text:p>$200,000 for single filers, $250,000 for married couples</text:p>
          </table:table-cell>
          <table:table-cell table:style-name="ce151" table:number-columns-repeated="3"/>
          <table:table-cell table:number-columns-repeated="1014"/>
        </table:table-row>
        <table:table-row table:style-name="ro1">
          <table:table-cell/>
          <table:table-cell table:style-name="ce150" office:value-type="percentage" office:value="0.038" calcext:value-type="percentage">
            <text:p>3.80%</text:p>
          </table:table-cell>
          <table:table-cell table:style-name="ce168" office:value-type="string" calcext:value-type="string">
            <text:p>Net Investment Income Tax Rate</text:p>
          </table:table-cell>
          <table:table-cell table:style-name="ce151" table:number-columns-repeated="2"/>
          <table:table-cell/>
          <table:table-cell table:style-name="ce180"/>
          <table:table-cell table:style-name="ce151" table:number-columns-repeated="3"/>
          <table:table-cell table:number-columns-repeated="1014"/>
        </table:table-row>
        <table:table-row table:style-name="ro1">
          <table:table-cell/>
          <table:table-cell table:style-name="ce151"/>
          <table:table-cell table:style-name="ce168"/>
          <table:table-cell table:style-name="ce151" table:number-columns-repeated="2"/>
          <table:table-cell/>
          <table:table-cell table:style-name="ce151" table:number-columns-repeated="4"/>
          <table:table-cell table:number-columns-repeated="1014"/>
        </table:table-row>
        <table:table-row table:style-name="ro1">
          <table:table-cell/>
          <table:table-cell table:style-name="ce148" office:value-type="float" office:value="0" calcext:value-type="float">
            <text:p>$0.00</text:p>
          </table:table-cell>
          <table:table-cell table:style-name="ce168" office:value-type="string" calcext:value-type="string">
            <text:p>Amount Contributed to HSA</text:p>
          </table:table-cell>
          <table:table-cell table:style-name="ce151" table:number-columns-repeated="2"/>
          <table:table-cell/>
          <table:table-cell table:style-name="ce151" table:number-columns-repeated="4"/>
          <table:table-cell table:number-columns-repeated="1014"/>
        </table:table-row>
        <table:table-row table:style-name="ro1">
          <table:table-cell/>
          <table:table-cell table:style-name="ce148" office:value-type="float" office:value="0" calcext:value-type="float">
            <text:p>$0.00</text:p>
          </table:table-cell>
          <table:table-cell table:style-name="ce168" office:value-type="string" calcext:value-type="string">
            <text:p>Amount Contributed to IRA</text:p>
          </table:table-cell>
          <table:table-cell table:style-name="ce151" table:number-columns-repeated="2"/>
          <table:table-cell/>
          <table:table-cell table:style-name="ce151" table:number-columns-repeated="4"/>
          <table:table-cell table:number-columns-repeated="1014"/>
        </table:table-row>
        <table:table-row table:style-name="ro1">
          <table:table-cell/>
          <table:table-cell table:style-name="ce151" table:number-columns-repeated="4"/>
          <table:table-cell table:number-columns-repeated="1019"/>
        </table:table-row>
        <table:table-row table:style-name="ro1">
          <table:table-cell/>
          <table:table-cell table:style-name="ce152"/>
          <table:table-cell table:style-name="ce168"/>
          <table:table-cell table:style-name="ce151" table:number-columns-repeated="2"/>
          <table:table-cell table:style-name="ce181"/>
          <table:table-cell table:number-columns-repeated="5"/>
          <table:table-cell table:style-name="ce207"/>
          <table:table-cell table:number-columns-repeated="1012"/>
        </table:table-row>
        <table:table-row table:style-name="ro2">
          <table:table-cell/>
          <table:table-cell table:style-name="ce153" office:value-type="string" calcext:value-type="string">
            <text:p>Income Year-to-Date</text:p>
          </table:table-cell>
          <table:table-cell table:style-name="ce151" table:number-columns-repeated="3"/>
          <table:table-cell/>
          <table:table-cell table:style-name="ce147" office:value-type="string" calcext:value-type="string">
            <text:p>Ordinary Income Tax Brackets</text:p>
          </table:table-cell>
          <table:table-cell table:style-name="ce168" table:number-columns-repeated="3"/>
          <table:table-cell table:number-columns-repeated="1014"/>
        </table:table-row>
        <table:table-row table:style-name="ro1">
          <table:table-cell/>
          <table:table-cell table:style-name="ce156" office:value-type="float" office:value="0" calcext:value-type="float">
            <text:p>$0.00</text:p>
          </table:table-cell>
          <table:table-cell office:value-type="string" calcext:value-type="string">
            <text:p>Wages, Salaries, Tips, etc. (W2 with tax withheld)</text:p>
          </table:table-cell>
          <table:table-cell table:style-name="ce151" table:number-columns-repeated="2"/>
          <table:table-cell/>
          <table:table-cell table:style-name="ce183" office:value-type="string" calcext:value-type="string">
            <text:p>Taxable Inc. Min</text:p>
          </table:table-cell>
          <table:table-cell table:style-name="ce198" office:value-type="string" calcext:value-type="string">
            <text:p>Taxable Inc. Max</text:p>
          </table:table-cell>
          <table:table-cell table:style-name="ce198" office:value-type="string" calcext:value-type="string">
            <text:p>Tax Bracket</text:p>
          </table:table-cell>
          <table:table-cell table:style-name="ce198" office:value-type="string" calcext:value-type="string">
            <text:p>Floor</text:p>
          </table:table-cell>
          <table:table-cell table:number-columns-repeated="1014"/>
        </table:table-row>
        <table:table-row table:style-name="ro1">
          <table:table-cell/>
          <table:table-cell table:style-name="ce156" table:formula="of:=[$'Quarterly Income'.F73]" office:value-type="float" office:value="0" calcext:value-type="float">
            <text:p>$0.00</text:p>
          </table:table-cell>
          <table:table-cell table:style-name="ce168" office:value-type="string" calcext:value-type="string">
            <text:p>IRA Distributions (incl RMD)</text:p>
          </table:table-cell>
          <table:table-cell table:style-name="ce151" table:number-columns-repeated="2"/>
          <table:table-cell/>
          <table:table-cell table:style-name="ce185" office:value-type="float" office:value="0" calcext:value-type="float">
            <text:p>$0</text:p>
          </table:table-cell>
          <table:table-cell table:style-name="ce192" office:value-type="float" office:value="24800" calcext:value-type="float">
            <text:p>$24,800</text:p>
          </table:table-cell>
          <table:table-cell table:style-name="ce201" office:value-type="percentage" office:value="0.1" calcext:value-type="percentage">
            <text:p>10.0%</text:p>
          </table:table-cell>
          <table:table-cell table:style-name="ce185" office:value-type="float" office:value="0" calcext:value-type="float">
            <text:p>$0</text:p>
          </table:table-cell>
          <table:table-cell table:number-columns-repeated="2"/>
          <table:table-cell table:style-name="ce168"/>
          <table:table-cell table:number-columns-repeated="1011"/>
        </table:table-row>
        <table:table-row table:style-name="ro1">
          <table:table-cell/>
          <table:table-cell table:style-name="ce156" office:value-type="float" office:value="0" calcext:value-type="float">
            <text:p>$0.00</text:p>
          </table:table-cell>
          <table:table-cell table:style-name="ce151" office:value-type="string" calcext:value-type="string">
            <text:p>Treasury Interest</text:p>
          </table:table-cell>
          <table:table-cell table:style-name="ce151" table:number-columns-repeated="2"/>
          <table:table-cell/>
          <table:table-cell table:style-name="ce185" table:formula="of:=[.H17]+1" office:value-type="float" office:value="24801" calcext:value-type="float">
            <text:p>$24,801</text:p>
          </table:table-cell>
          <table:table-cell table:style-name="ce192" office:value-type="float" office:value="100800" calcext:value-type="float">
            <text:p>$100,800</text:p>
          </table:table-cell>
          <table:table-cell table:style-name="ce201" office:value-type="percentage" office:value="0.12" calcext:value-type="percentage">
            <text:p>12.0%</text:p>
          </table:table-cell>
          <table:table-cell table:style-name="ce185" table:formula="of:=COM.MICROSOFT.CEILING(([.H17]-[.G17])*[.I17]+[.J17];0.5)" office:value-type="float" office:value="2480" calcext:value-type="float">
            <text:p>$2,480</text:p>
          </table:table-cell>
          <table:table-cell table:number-columns-repeated="1014"/>
        </table:table-row>
        <table:table-row table:style-name="ro1">
          <table:table-cell/>
          <table:table-cell table:style-name="ce157" table:formula="of:=[$'Quarterly Income'.F69]" office:value-type="float" office:value="0" calcext:value-type="float">
            <text:p>$0.00</text:p>
          </table:table-cell>
          <table:table-cell table:style-name="ce151" office:value-type="string" calcext:value-type="string">
            <text:p>Interest</text:p>
          </table:table-cell>
          <table:table-cell table:style-name="ce151" table:number-columns-repeated="2"/>
          <table:table-cell/>
          <table:table-cell table:style-name="ce185" table:formula="of:=[.H18]+1" office:value-type="float" office:value="100801" calcext:value-type="float">
            <text:p>$100,801</text:p>
          </table:table-cell>
          <table:table-cell table:style-name="ce192" office:value-type="float" office:value="211400" calcext:value-type="float">
            <text:p>$211,400</text:p>
          </table:table-cell>
          <table:table-cell table:style-name="ce201" office:value-type="percentage" office:value="0.22" calcext:value-type="percentage">
            <text:p>22.0%</text:p>
          </table:table-cell>
          <table:table-cell table:style-name="ce185" table:formula="of:=COM.MICROSOFT.CEILING(([.H18]-[.G18])*[.I18]+[.J18];0.5)" office:value-type="float" office:value="11600" calcext:value-type="float">
            <text:p>$11,600</text:p>
          </table:table-cell>
          <table:table-cell table:number-columns-repeated="1014"/>
        </table:table-row>
        <table:table-row table:style-name="ro1">
          <table:table-cell/>
          <table:table-cell table:style-name="ce156" table:formula="of:=[$'Quarterly Income'.F67]" office:value-type="float" office:value="0" calcext:value-type="float">
            <text:p>$0.00</text:p>
          </table:table-cell>
          <table:table-cell office:value-type="string" calcext:value-type="string">
            <text:p>Business &amp; Other Income (Self Employment Taxed)</text:p>
          </table:table-cell>
          <table:table-cell table:style-name="ce151" table:number-columns-repeated="2"/>
          <table:table-cell/>
          <table:table-cell table:style-name="ce185" table:formula="of:=[.H19]+1" office:value-type="float" office:value="211401" calcext:value-type="float">
            <text:p>$211,401</text:p>
          </table:table-cell>
          <table:table-cell table:style-name="ce192" office:value-type="float" office:value="403550" calcext:value-type="float">
            <text:p>$403,550</text:p>
          </table:table-cell>
          <table:table-cell table:style-name="ce201" office:value-type="percentage" office:value="0.24" calcext:value-type="percentage">
            <text:p>24.0%</text:p>
          </table:table-cell>
          <table:table-cell table:style-name="ce185" table:formula="of:=COM.MICROSOFT.CEILING(([.H19]-[.G19])*[.I19]+[.J19];0.5)" office:value-type="float" office:value="35932" calcext:value-type="float">
            <text:p>$35,932</text:p>
          </table:table-cell>
          <table:table-cell table:number-columns-repeated="1014"/>
        </table:table-row>
        <table:table-row table:style-name="ro1">
          <table:table-cell/>
          <table:table-cell table:style-name="ce156" table:formula="of:=SUM([.B16:.B20])" office:value-type="float" office:value="0" calcext:value-type="float">
            <text:p>$0.00</text:p>
          </table:table-cell>
          <table:table-cell table:style-name="ce168" office:value-type="string" calcext:value-type="string">
            <text:p>Total Ordinary Income</text:p>
          </table:table-cell>
          <table:table-cell table:style-name="ce151" table:number-columns-repeated="2"/>
          <table:table-cell/>
          <table:table-cell table:style-name="ce185" table:formula="of:=[.H20]+1" office:value-type="float" office:value="403551" calcext:value-type="float">
            <text:p>$403,551</text:p>
          </table:table-cell>
          <table:table-cell table:style-name="ce192" office:value-type="float" office:value="512450" calcext:value-type="float">
            <text:p>$512,450</text:p>
          </table:table-cell>
          <table:table-cell table:style-name="ce201" office:value-type="percentage" office:value="0.32" calcext:value-type="percentage">
            <text:p>32.0%</text:p>
          </table:table-cell>
          <table:table-cell table:style-name="ce185" table:formula="of:=COM.MICROSOFT.CEILING(([.H20]-[.G20])*[.I20]+[.J20];0.5)" office:value-type="float" office:value="82048" calcext:value-type="float">
            <text:p>$82,048</text:p>
          </table:table-cell>
          <table:table-cell table:number-columns-repeated="1014"/>
        </table:table-row>
        <table:table-row table:style-name="ro1">
          <table:table-cell/>
          <table:table-cell table:style-name="ce149"/>
          <table:table-cell table:style-name="ce151" table:number-columns-repeated="3"/>
          <table:table-cell/>
          <table:table-cell table:style-name="ce185" table:formula="of:=[.H21]+1" office:value-type="float" office:value="512451" calcext:value-type="float">
            <text:p>$512,451</text:p>
          </table:table-cell>
          <table:table-cell table:style-name="ce192" office:value-type="float" office:value="768700" calcext:value-type="float">
            <text:p>$768,700</text:p>
          </table:table-cell>
          <table:table-cell table:style-name="ce201" office:value-type="percentage" office:value="0.35" calcext:value-type="percentage">
            <text:p>35.0%</text:p>
          </table:table-cell>
          <table:table-cell table:style-name="ce185" table:formula="of:=COM.MICROSOFT.CEILING(([.H21]-[.G21])*[.I21]+[.J21];0.5)" office:value-type="float" office:value="116896" calcext:value-type="float">
            <text:p>$116,896</text:p>
          </table:table-cell>
          <table:table-cell table:number-columns-repeated="1014"/>
        </table:table-row>
        <table:table-row table:style-name="ro1">
          <table:table-cell/>
          <table:table-cell table:style-name="ce156" table:formula="of:=[$'Quarterly Income'.F68]" office:value-type="float" office:value="0" calcext:value-type="float">
            <text:p>$0.00</text:p>
          </table:table-cell>
          <table:table-cell table:style-name="ce151" office:value-type="string" calcext:value-type="string">
            <text:p>Qualified Dividends</text:p>
          </table:table-cell>
          <table:table-cell table:style-name="ce151" table:number-columns-repeated="2"/>
          <table:table-cell/>
          <table:table-cell table:style-name="ce185" table:formula="of:=[.H22]+1" office:value-type="float" office:value="768701" calcext:value-type="float">
            <text:p>$768,701</text:p>
          </table:table-cell>
          <table:table-cell table:style-name="ce192" office:value-type="float" office:value="100000000" calcext:value-type="float">
            <text:p>$100,000,000</text:p>
          </table:table-cell>
          <table:table-cell table:style-name="ce201" office:value-type="percentage" office:value="0.37" calcext:value-type="percentage">
            <text:p>37.0%</text:p>
          </table:table-cell>
          <table:table-cell table:style-name="ce185" table:formula="of:=COM.MICROSOFT.CEILING(([.H22]-[.G22])*[.I22]+[.J22];0.5)" office:value-type="float" office:value="206583.5" calcext:value-type="float">
            <text:p>$206,584</text:p>
          </table:table-cell>
          <table:table-cell table:number-columns-repeated="2"/>
          <table:table-cell table:style-name="ce207"/>
          <table:table-cell table:number-columns-repeated="1011"/>
        </table:table-row>
        <table:table-row table:style-name="ro1">
          <table:table-cell/>
          <table:table-cell table:style-name="ce156" table:formula="of:=[$'Quarterly Income'.F70]" office:value-type="float" office:value="0" calcext:value-type="float">
            <text:p>$0.00</text:p>
          </table:table-cell>
          <table:table-cell table:style-name="ce151" office:value-type="string" calcext:value-type="string">
            <text:p>Tax Exempt Dividends (FYI – not used on this sheet)</text:p>
          </table:table-cell>
          <table:table-cell table:style-name="ce151" table:number-columns-repeated="2"/>
          <table:table-cell/>
          <table:table-cell table:style-name="ce191" table:number-columns-repeated="2"/>
          <table:table-cell table:style-name="ce203"/>
          <table:table-cell table:style-name="ce191"/>
          <table:table-cell table:number-columns-repeated="2"/>
          <table:table-cell table:style-name="ce207"/>
          <table:table-cell table:number-columns-repeated="1011"/>
        </table:table-row>
        <table:table-row table:style-name="ro1">
          <table:table-cell/>
          <table:table-cell table:style-name="ce151" table:number-columns-repeated="4"/>
          <table:table-cell/>
          <table:table-cell office:value-type="string" calcext:value-type="string">
            <text:p>2025 Married Filing Jointly Brackets</text:p>
          </table:table-cell>
          <table:table-cell table:number-columns-repeated="1017"/>
        </table:table-row>
        <table:table-row table:style-name="ro1">
          <table:table-cell/>
          <table:table-cell table:style-name="ce151"/>
          <table:table-cell table:style-name="ce148" office:value-type="float" office:value="0" calcext:value-type="float">
            <text:p>$0.00</text:p>
          </table:table-cell>
          <table:table-cell table:style-name="ce151" office:value-type="string" calcext:value-type="string">
            <text:p>Short-term capital loss carry forward</text:p>
          </table:table-cell>
          <table:table-cell table:style-name="ce151"/>
          <table:table-cell/>
          <table:table-cell table:style-name="ce180" office:value-type="string" calcext:value-type="string">
            <text:p>replace yellow cells with data from appropriate year/bracket</text:p>
          </table:table-cell>
          <table:table-cell table:number-columns-repeated="1017"/>
        </table:table-row>
        <table:table-row table:style-name="ro1">
          <table:table-cell/>
          <table:table-cell table:style-name="ce151"/>
          <table:table-cell table:style-name="ce156" table:formula="of:=[$'Quarterly Income'.F71]" office:value-type="float" office:value="0" calcext:value-type="float">
            <text:p>$0.00</text:p>
          </table:table-cell>
          <table:table-cell table:style-name="ce151" office:value-type="string" calcext:value-type="string">
            <text:p>Realized short term capital gains</text:p>
          </table:table-cell>
          <table:table-cell table:style-name="ce151"/>
          <table:table-cell table:number-columns-repeated="1019"/>
        </table:table-row>
        <table:table-row table:style-name="ro1">
          <table:table-cell/>
          <table:table-cell table:style-name="ce151"/>
          <table:table-cell table:style-name="ce157" table:formula="of:=SUM([.C26:.C27])" office:value-type="float" office:value="0" calcext:value-type="float">
            <text:p>$0.00</text:p>
          </table:table-cell>
          <table:table-cell table:style-name="ce168" office:value-type="string" calcext:value-type="string">
            <text:p>Net Realized Short Term Cap. Gains</text:p>
          </table:table-cell>
          <table:table-cell table:style-name="ce151"/>
          <table:table-cell table:number-columns-repeated="1019"/>
        </table:table-row>
        <table:table-row table:style-name="ro2">
          <table:table-cell/>
          <table:table-cell table:style-name="ce151"/>
          <table:table-cell table:style-name="ce149"/>
          <table:table-cell table:style-name="ce151" table:number-columns-repeated="2"/>
          <table:table-cell/>
          <table:table-cell table:style-name="ce147" office:value-type="string" calcext:value-type="string">
            <text:p>Long Term Capital Gain Tax Brackets</text:p>
          </table:table-cell>
          <table:table-cell table:number-columns-repeated="1017"/>
        </table:table-row>
        <table:table-row table:style-name="ro1">
          <table:table-cell/>
          <table:table-cell table:style-name="ce151"/>
          <table:table-cell table:style-name="ce148" office:value-type="float" office:value="0" calcext:value-type="float">
            <text:p>$0.00</text:p>
          </table:table-cell>
          <table:table-cell table:style-name="ce151" office:value-type="string" calcext:value-type="string">
            <text:p>Long-term capital loss carry forward</text:p>
          </table:table-cell>
          <table:table-cell table:style-name="ce151"/>
          <table:table-cell/>
          <table:table-cell table:style-name="ce183" office:value-type="string" calcext:value-type="string">
            <text:p>Taxable Inc. Min</text:p>
          </table:table-cell>
          <table:table-cell table:style-name="ce198" office:value-type="string" calcext:value-type="string">
            <text:p>Taxable Inc. Max</text:p>
          </table:table-cell>
          <table:table-cell table:style-name="ce198" office:value-type="string" calcext:value-type="string">
            <text:p>Tax Bracket</text:p>
          </table:table-cell>
          <table:table-cell table:style-name="ce198"/>
          <table:table-cell table:number-columns-repeated="1014"/>
        </table:table-row>
        <table:table-row table:style-name="ro1">
          <table:table-cell/>
          <table:table-cell table:style-name="ce151"/>
          <table:table-cell table:style-name="ce156" table:formula="of:=[$'Quarterly Income'.F72]" office:value-type="float" office:value="0" calcext:value-type="float">
            <text:p>$0.00</text:p>
          </table:table-cell>
          <table:table-cell table:style-name="ce151" office:value-type="string" calcext:value-type="string">
            <text:p>Realized long term capital gains</text:p>
          </table:table-cell>
          <table:table-cell table:style-name="ce151"/>
          <table:table-cell/>
          <table:table-cell table:style-name="ce185" office:value-type="float" office:value="0" calcext:value-type="float">
            <text:p>$0</text:p>
          </table:table-cell>
          <table:table-cell table:style-name="ce199" office:value-type="float" office:value="98900" calcext:value-type="float">
            <text:p>$98,900</text:p>
          </table:table-cell>
          <table:table-cell table:style-name="ce201" office:value-type="percentage" office:value="0" calcext:value-type="percentage">
            <text:p>0.0%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51"/>
          <table:table-cell table:style-name="ce156" table:formula="of:=[.C31]-[.C30]" office:value-type="float" office:value="0" calcext:value-type="float">
            <text:p>$0.00</text:p>
          </table:table-cell>
          <table:table-cell table:style-name="ce168" office:value-type="string" calcext:value-type="string">
            <text:p>Net Realized long term capital gains</text:p>
          </table:table-cell>
          <table:table-cell table:style-name="ce151"/>
          <table:table-cell/>
          <table:table-cell table:style-name="ce185" table:formula="of:=[.H31]+1" office:value-type="float" office:value="98901" calcext:value-type="float">
            <text:p>$98,901</text:p>
          </table:table-cell>
          <table:table-cell table:style-name="ce199" office:value-type="float" office:value="613700" calcext:value-type="float">
            <text:p>$613,700</text:p>
          </table:table-cell>
          <table:table-cell table:style-name="ce201" office:value-type="percentage" office:value="0.15" calcext:value-type="percentage">
            <text:p>15.0%</text:p>
          </table:table-cell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151"/>
          <table:table-cell table:style-name="ce149"/>
          <table:table-cell table:style-name="ce151" table:number-columns-repeated="2"/>
          <table:table-cell/>
          <table:table-cell table:style-name="ce185" table:formula="of:=[.H32]+1" office:value-type="float" office:value="613701" calcext:value-type="float">
            <text:p>$613,701</text:p>
          </table:table-cell>
          <table:table-cell table:style-name="ce200" office:value-type="float" office:value="100000000" calcext:value-type="float">
            <text:p>$100,000,000</text:p>
          </table:table-cell>
          <table:table-cell table:style-name="ce201" office:value-type="percentage" office:value="0.2" calcext:value-type="percentage">
            <text:p>20.0%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51"/>
          <table:table-cell table:style-name="ce172" table:formula="of:=IF([.C32]&lt;0;[.C28]+[.C32];[.C28])" office:value-type="float" office:value="0" calcext:value-type="float">
            <text:p>$0.00</text:p>
          </table:table-cell>
          <table:table-cell table:style-name="ce168" office:value-type="string" calcext:value-type="string">
            <text:p>Net Short Term Capital Gains</text:p>
          </table:table-cell>
          <table:table-cell table:style-name="ce151"/>
          <table:table-cell/>
          <table:table-cell office:value-type="string" calcext:value-type="string">
            <text:p>2025 Married Filing Jointly Brackets</text:p>
          </table:table-cell>
          <table:table-cell table:number-columns-repeated="1017"/>
        </table:table-row>
        <table:table-row table:style-name="ro1">
          <table:table-cell/>
          <table:table-cell table:style-name="ce151"/>
          <table:table-cell table:style-name="ce173" table:formula="of:=IF([.C28]&lt;0; [.C28]+[.C32];[.C32])" office:value-type="float" office:value="0" calcext:value-type="float">
            <text:p>$0.00</text:p>
          </table:table-cell>
          <table:table-cell table:style-name="ce168" office:value-type="string" calcext:value-type="string">
            <text:p>Net Long Term Capital Gains</text:p>
          </table:table-cell>
          <table:table-cell table:style-name="ce151"/>
          <table:table-cell/>
          <table:table-cell table:style-name="ce180" office:value-type="string" calcext:value-type="string">
            <text:p>replace yellow cells with data from appropriate year/bracket</text:p>
          </table:table-cell>
          <table:table-cell table:number-columns-repeated="1017"/>
        </table:table-row>
        <table:table-row table:style-name="ro1">
          <table:table-cell/>
          <table:table-cell table:style-name="ce151"/>
          <table:table-cell table:style-name="ce156" table:formula="of:=[.C28]+[.C32]" office:value-type="float" office:value="0" calcext:value-type="float">
            <text:p>$0.00</text:p>
          </table:table-cell>
          <table:table-cell table:style-name="ce168" office:value-type="string" calcext:value-type="string">
            <text:p>Net Realized Capital Gains</text:p>
          </table:table-cell>
          <table:table-cell table:style-name="ce151"/>
          <table:table-cell table:number-columns-repeated="8"/>
          <table:table-cell table:style-name="ce168"/>
          <table:table-cell table:number-columns-repeated="1010"/>
        </table:table-row>
        <table:table-row table:style-name="ro1">
          <table:table-cell/>
          <table:table-cell table:style-name="ce151" table:number-columns-repeated="4"/>
          <table:table-cell table:number-columns-repeated="8"/>
          <table:table-cell table:style-name="ce168"/>
          <table:table-cell table:number-columns-repeated="1010"/>
        </table:table-row>
        <table:table-row table:style-name="ro1">
          <table:table-cell/>
          <table:table-cell table:style-name="ce158" table:formula="of:=[.B16]+[.B17]+[.B18]+[.B19]+[.B20]+[.B23]+MAX(-3000;[.C36])" office:value-type="float" office:value="0" calcext:value-type="float">
            <text:p>$0.00 </text:p>
          </table:table-cell>
          <table:table-cell table:style-name="ce151" office:value-type="string" calcext:value-type="string">
            <text:p>Total Income</text:p>
          </table:table-cell>
          <table:table-cell table:style-name="ce151" table:number-columns-repeated="2"/>
          <table:table-cell table:number-columns-repeated="8"/>
          <table:table-cell table:style-name="ce168"/>
          <table:table-cell table:number-columns-repeated="1010"/>
        </table:table-row>
        <table:table-row table:style-name="ro1">
          <table:table-cell/>
          <table:table-cell table:style-name="ce158" table:formula="of:=[.B38]-[.B11]-[.B12]-([.G51]/2)" office:value-type="float" office:value="0" calcext:value-type="float">
            <text:p>$0.00 </text:p>
          </table:table-cell>
          <table:table-cell table:style-name="ce151" office:value-type="string" calcext:value-type="string">
            <text:p>AGI</text:p>
          </table:table-cell>
          <table:table-cell table:style-name="ce151"/>
          <table:table-cell table:style-name="ce178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158" table:formula="of:=[.B38]-[.B11]" office:value-type="float" office:value="0" calcext:value-type="float">
            <text:p>$0.00 </text:p>
          </table:table-cell>
          <table:table-cell table:style-name="ce151" office:value-type="string" calcext:value-type="string">
            <text:p>MAGI</text:p>
          </table:table-cell>
          <table:table-cell table:style-name="ce151"/>
          <table:table-cell table:style-name="ce178"/>
          <table:table-cell/>
          <table:table-cell table:style-name="ce147" office:value-type="string" calcext:value-type="string">
            <text:p>Self Employment Tax</text:p>
          </table:table-cell>
          <table:table-cell table:number-columns-repeated="1017"/>
        </table:table-row>
        <table:table-row table:style-name="ro1">
          <table:table-cell/>
          <table:table-cell table:style-name="ce159" table:formula="of:=MAX([.B39]-[.B6];0)" office:value-type="float" office:value="0" calcext:value-type="float">
            <text:p>$0.00 </text:p>
          </table:table-cell>
          <table:table-cell table:style-name="ce168" office:value-type="string" calcext:value-type="string">
            <text:p>Taxable Income</text:p>
          </table:table-cell>
          <table:table-cell table:style-name="ce151" table:number-columns-repeated="2"/>
          <table:table-cell/>
          <table:table-cell table:style-name="ce183" office:value-type="string" calcext:value-type="string">
            <text:p>SS Limit</text:p>
          </table:table-cell>
          <table:table-cell table:style-name="ce183" office:value-type="string" calcext:value-type="string">
            <text:p>SS Rate</text:p>
          </table:table-cell>
          <table:table-cell table:style-name="ce183" office:value-type="string" calcext:value-type="string">
            <text:p>Medicare Rate</text:p>
          </table:table-cell>
          <table:table-cell table:style-name="ce183" office:value-type="string" calcext:value-type="string">
            <text:p>Floor</text:p>
          </table:table-cell>
          <table:table-cell table:number-columns-repeated="1014"/>
        </table:table-row>
        <table:table-row table:style-name="ro1">
          <table:table-cell/>
          <table:table-cell table:style-name="ce160"/>
          <table:table-cell table:style-name="ce168"/>
          <table:table-cell table:style-name="ce151"/>
          <table:table-cell table:style-name="ce178"/>
          <table:table-cell/>
          <table:table-cell table:style-name="ce192" office:value-type="float" office:value="184500" calcext:value-type="float">
            <text:p>$184,500</text:p>
          </table:table-cell>
          <table:table-cell table:style-name="ce201" office:value-type="percentage" office:value="0.124" calcext:value-type="percentage">
            <text:p>12.4%</text:p>
          </table:table-cell>
          <table:table-cell table:style-name="ce201" office:value-type="percentage" office:value="0.029" calcext:value-type="percentage">
            <text:p>2.9%</text:p>
          </table:table-cell>
          <table:table-cell table:style-name="ce206" office:value-type="float" office:value="400" calcext:value-type="float">
            <text:p>$400.00</text:p>
          </table:table-cell>
          <table:table-cell table:number-columns-repeated="1014"/>
        </table:table-row>
        <table:table-row table:style-name="ro1">
          <table:table-cell/>
          <table:table-cell table:style-name="ce158" table:formula="of:=MAX(([.B21]-[.B6]);0)" office:value-type="float" office:value="0" calcext:value-type="float">
            <text:p>$0.00 </text:p>
          </table:table-cell>
          <table:table-cell table:style-name="ce168" office:value-type="string" calcext:value-type="string">
            <text:p>Taxable Ordinary Income</text:p>
          </table:table-cell>
          <table:table-cell table:style-name="ce151"/>
          <table:table-cell table:style-name="ce178"/>
          <table:table-cell/>
          <table:table-cell table:style-name="ce193"/>
          <table:table-cell/>
          <table:table-cell table:style-name="ce204"/>
          <table:table-cell/>
          <table:table-cell table:style-name="ce168"/>
          <table:table-cell table:number-columns-repeated="1013"/>
        </table:table-row>
        <table:table-row table:style-name="ro1">
          <table:table-cell/>
          <table:table-cell table:style-name="ce159" table:formula="of:=MAX([.C34];0)" office:value-type="float" office:value="0" calcext:value-type="float">
            <text:p>$0.00 </text:p>
          </table:table-cell>
          <table:table-cell table:style-name="ce168" office:value-type="string" calcext:value-type="string">
            <text:p>Taxable Short Term Capital Gains</text:p>
          </table:table-cell>
          <table:table-cell table:style-name="ce151"/>
          <table:table-cell table:style-name="ce178"/>
          <table:table-cell table:number-columns-repeated="5"/>
          <table:table-cell table:style-name="ce168"/>
          <table:table-cell table:number-columns-repeated="1013"/>
        </table:table-row>
        <table:table-row table:style-name="ro1">
          <table:table-cell/>
          <table:table-cell table:style-name="ce160"/>
          <table:table-cell table:style-name="ce168"/>
          <table:table-cell table:style-name="ce151"/>
          <table:table-cell table:style-name="ce178"/>
          <table:table-cell table:number-columns-repeated="5"/>
          <table:table-cell table:style-name="ce168"/>
          <table:table-cell table:number-columns-repeated="1013"/>
        </table:table-row>
        <table:table-row table:style-name="ro1">
          <table:table-cell/>
          <table:table-cell table:style-name="ce159" table:formula="of:=[.C35]+[.B23]" office:value-type="float" office:value="0" calcext:value-type="float">
            <text:p>$0.00 </text:p>
          </table:table-cell>
          <table:table-cell table:style-name="ce168" office:value-type="string" calcext:value-type="string">
            <text:p>Taxable Dividends and Net Long Term Capital Gains</text:p>
          </table:table-cell>
          <table:table-cell table:style-name="ce151" table:number-columns-repeated="2"/>
          <table:table-cell table:number-columns-repeated="5"/>
          <table:table-cell table:style-name="ce168"/>
          <table:table-cell table:number-columns-repeated="1013"/>
        </table:table-row>
        <table:table-row table:style-name="ro1">
          <table:table-cell/>
          <table:table-cell table:style-name="ce160"/>
          <table:table-cell table:style-name="ce168"/>
          <table:table-cell table:style-name="ce151" table:number-columns-repeated="2"/>
          <table:table-cell table:number-columns-repeated="5"/>
          <table:table-cell table:style-name="ce168"/>
          <table:table-cell table:number-columns-repeated="1013"/>
        </table:table-row>
        <table:table-row table:style-name="ro1">
          <table:table-cell/>
          <table:table-cell table:style-name="ce159" table:formula="of:=[.B18]+[.B19]+[.B23]+[.C36]" office:value-type="float" office:value="0" calcext:value-type="float">
            <text:p>$0.00 </text:p>
          </table:table-cell>
          <table:table-cell table:style-name="ce168" office:value-type="string" calcext:value-type="string">
            <text:p>Net Investment Income</text:p>
          </table:table-cell>
          <table:table-cell table:style-name="ce151" table:number-columns-repeated="2"/>
          <table:table-cell/>
          <table:table-cell table:style-name="ce168"/>
          <table:table-cell table:number-columns-repeated="1017"/>
        </table:table-row>
        <table:table-row table:style-name="ro1">
          <table:table-cell/>
          <table:table-cell table:style-name="ce151" table:number-columns-repeated="4"/>
          <table:table-cell/>
          <table:table-cell table:style-name="ce168"/>
          <table:table-cell table:number-columns-repeated="1017"/>
        </table:table-row>
        <table:table-row table:style-name="ro2">
          <table:table-cell/>
          <table:table-cell table:style-name="ce147" office:value-type="string" calcext:value-type="string">
            <text:p>Income Tax Year-To-Date</text:p>
          </table:table-cell>
          <table:table-cell table:style-name="ce151" table:number-columns-repeated="3"/>
          <table:table-cell/>
          <table:table-cell table:style-name="ce147" office:value-type="string" calcext:value-type="string">
            <text:p>Self-Employment Tax Year-To-Date</text:p>
          </table:table-cell>
          <table:table-cell table:style-name="ce151" table:number-columns-repeated="2"/>
          <table:table-cell table:number-columns-repeated="1015"/>
        </table:table-row>
        <table:table-row table:style-name="ro1">
          <table:table-cell/>
          <table:table-cell table:style-name="ce156" table:formula="of:=VLOOKUP([.B41];[.G17:.J23];4) + ([.B41]-VLOOKUP([.B41];[.G17:.J23];1))*VLOOKUP([.B41];[.G17:.J23];3)" office:value-type="float" office:value="0" calcext:value-type="float">
            <text:p>$0.00</text:p>
          </table:table-cell>
          <table:table-cell table:style-name="ce168" office:value-type="string" calcext:value-type="string">
            <text:p>Ordinary Income Tax</text:p>
          </table:table-cell>
          <table:table-cell table:style-name="ce151" table:number-columns-repeated="2"/>
          <table:table-cell/>
          <table:table-cell table:style-name="ce156" table:formula="of:=IF([.B20]&gt;[.J42];([.B20]*[.I42])+MIN(MAX(0;[.G42]-[.B16]);[.B20])*[.H42];0)" office:value-type="float" office:value="0" calcext:value-type="float">
            <text:p>$0.00</text:p>
          </table:table-cell>
          <table:table-cell office:value-type="string" calcext:value-type="string">
            <text:p>Self-Employment Tax</text:p>
          </table:table-cell>
          <table:table-cell table:style-name="ce151"/>
          <table:table-cell table:number-columns-repeated="1015"/>
        </table:table-row>
        <table:table-row table:style-name="ro1">
          <table:table-cell/>
          <table:table-cell table:style-name="ce161" table:formula="of:=IF([.B43]=0;0;[.B51]/[.B43])" office:value-type="percentage" office:value="0" calcext:value-type="percentage">
            <text:p>0.00%</text:p>
          </table:table-cell>
          <table:table-cell table:style-name="ce178" office:value-type="string" calcext:value-type="string">
            <text:p>Ordinary Income Tax Effective Rate</text:p>
          </table:table-cell>
          <table:table-cell table:style-name="ce151" table:number-columns-repeated="2"/>
          <table:table-cell/>
          <table:table-cell table:style-name="ce161" table:formula="of:=IF([.B20]=0;0;[.G51]/[.B20])" office:value-type="percentage" office:value="0" calcext:value-type="percentage">
            <text:p>0.00%</text:p>
          </table:table-cell>
          <table:table-cell table:style-name="ce178" office:value-type="string" calcext:value-type="string">
            <text:p>Self-Employment Tax Rate</text:p>
          </table:table-cell>
          <table:table-cell table:style-name="ce151"/>
          <table:table-cell table:number-columns-repeated="1015"/>
        </table:table-row>
        <table:table-row table:style-name="ro1">
          <table:table-cell/>
          <table:table-cell table:style-name="ce151"/>
          <table:table-cell table:style-name="ce168"/>
          <table:table-cell table:style-name="ce151" table:number-columns-repeated="2"/>
          <table:table-cell/>
          <table:table-cell table:style-name="ce151"/>
          <table:table-cell table:style-name="ce168"/>
          <table:table-cell table:style-name="ce151"/>
          <table:table-cell table:number-columns-repeated="1015"/>
        </table:table-row>
        <table:table-row table:style-name="ro1">
          <table:table-cell/>
          <table:table-cell table:style-name="ce156" table:formula="of:=[.B46]*[.B55]" office:value-type="float" office:value="0" calcext:value-type="float">
            <text:p>$0.00</text:p>
          </table:table-cell>
          <table:table-cell table:style-name="ce168" office:value-type="string" calcext:value-type="string">
            <text:p>Long Term Capital Gains Tax</text:p>
          </table:table-cell>
          <table:table-cell table:style-name="ce160"/>
          <table:table-cell table:style-name="ce151"/>
          <table:table-cell/>
          <table:table-cell table:style-name="ce160"/>
          <table:table-cell table:number-columns-repeated="1017"/>
        </table:table-row>
        <table:table-row table:style-name="ro2">
          <table:table-cell/>
          <table:table-cell table:style-name="ce161" table:formula="of:=VLOOKUP([.B41];[.G31:.I33];3)" office:value-type="percentage" office:value="0" calcext:value-type="percentage">
            <text:p>0.00%</text:p>
          </table:table-cell>
          <table:table-cell table:style-name="ce178" office:value-type="string" calcext:value-type="string">
            <text:p>Long Term Capital Gains Tax Effective Rate</text:p>
          </table:table-cell>
          <table:table-cell table:style-name="ce160"/>
          <table:table-cell table:style-name="ce151"/>
          <table:table-cell/>
          <table:table-cell table:style-name="ce194" office:value-type="string" calcext:value-type="string">
            <text:p>Tax Bracket Info</text:p>
          </table:table-cell>
          <table:table-cell table:number-columns-repeated="1017"/>
        </table:table-row>
        <table:table-row table:style-name="ro1">
          <table:table-cell/>
          <table:table-cell table:style-name="ce151"/>
          <table:table-cell table:style-name="ce168"/>
          <table:table-cell table:style-name="ce160"/>
          <table:table-cell table:style-name="ce151"/>
          <table:table-cell/>
          <table:table-cell table:style-name="ce195" table:formula="of:=VLOOKUP([.B43];[.G17:.J23];3)" office:value-type="percentage" office:value="0.1" calcext:value-type="percentage">
            <text:p>10%</text:p>
          </table:table-cell>
          <table:table-cell table:style-name="ce180" office:value-type="string" calcext:value-type="string">
            <text:p>Tax Bracket</text:p>
          </table:table-cell>
          <table:table-cell table:number-columns-repeated="1016"/>
        </table:table-row>
        <table:table-row table:style-name="ro1">
          <table:table-cell/>
          <table:table-cell table:style-name="ce156" table:formula="of:=MAX((MIN([.B48];MAX([.B40]-[.B8];0)))*[.B9];0)" office:value-type="float" office:value="0" calcext:value-type="float">
            <text:p>$0.00</text:p>
          </table:table-cell>
          <table:table-cell table:style-name="ce168" office:value-type="string" calcext:value-type="string">
            <text:p>Net Investment Income Tax</text:p>
          </table:table-cell>
          <table:table-cell table:style-name="ce160"/>
          <table:table-cell table:style-name="ce151"/>
          <table:table-cell/>
          <table:table-cell table:style-name="ce196" table:formula="of:=VLOOKUP([.B43];[.G17:.J23];2)-[.B43]" office:value-type="currency" office:currency="USD" office:value="24800" calcext:value-type="currency">
            <text:p>$24,800.00</text:p>
          </table:table-cell>
          <table:table-cell table:style-name="ce180" office:value-type="string" calcext:value-type="string">
            <text:p>Income Remaining until next tax bracket</text:p>
          </table:table-cell>
          <table:table-cell table:number-columns-repeated="1016"/>
        </table:table-row>
        <table:table-row table:style-name="ro1">
          <table:table-cell/>
          <table:table-cell table:style-name="ce161" table:formula="of:=IF([.B48]=0;0;[.B57]/[.B48])" office:value-type="percentage" office:value="0" calcext:value-type="percentage">
            <text:p>0.00%</text:p>
          </table:table-cell>
          <table:table-cell table:style-name="ce178" office:value-type="string" calcext:value-type="string">
            <text:p>Net Investment Income Tax Rate</text:p>
          </table:table-cell>
          <table:table-cell table:style-name="ce160"/>
          <table:table-cell table:style-name="ce151"/>
          <table:table-cell/>
          <table:table-cell table:style-name="ce160"/>
          <table:table-cell table:number-columns-repeated="1017"/>
        </table:table-row>
        <table:table-row table:style-name="ro1">
          <table:table-cell/>
          <table:table-cell table:style-name="ce151"/>
          <table:table-cell table:style-name="ce168"/>
          <table:table-cell table:style-name="ce160"/>
          <table:table-cell table:style-name="ce151"/>
          <table:table-cell/>
          <table:table-cell table:style-name="ce160"/>
          <table:table-cell table:number-columns-repeated="1017"/>
        </table:table-row>
        <table:table-row table:style-name="ro1">
          <table:table-cell/>
          <table:table-cell table:style-name="ce156" table:formula="of:=[$AMT.B25]" office:value-type="float" office:value="0" calcext:value-type="float">
            <text:p>$0.00</text:p>
          </table:table-cell>
          <table:table-cell table:style-name="ce151" office:value-type="string" calcext:value-type="string">
            <text:p>AMT Tax</text:p>
          </table:table-cell>
          <table:table-cell table:style-name="ce160"/>
          <table:table-cell table:style-name="ce151"/>
          <table:table-cell/>
          <table:table-cell table:style-name="ce160"/>
          <table:table-cell table:number-columns-repeated="1017"/>
        </table:table-row>
        <table:table-row table:style-name="ro1">
          <table:table-cell/>
          <table:table-cell table:style-name="ce162"/>
          <table:table-cell table:style-name="ce151"/>
          <table:table-cell table:style-name="ce160"/>
          <table:table-cell table:style-name="ce151"/>
          <table:table-cell/>
          <table:table-cell table:style-name="ce160"/>
          <table:table-cell table:number-columns-repeated="1017"/>
        </table:table-row>
        <table:table-row table:style-name="ro1">
          <table:table-cell/>
          <table:table-cell table:style-name="ce163" table:formula="of:=MAX(SUM([.B51]+[.B54]+[.B57]+[.B60]); 0)" office:value-type="float" office:value="0" calcext:value-type="float">
            <text:p>$0.00</text:p>
          </table:table-cell>
          <table:table-cell office:value-type="string" calcext:value-type="string">
            <text:p>Total Income Tax Owed</text:p>
          </table:table-cell>
          <table:table-cell table:style-name="ce179"/>
          <table:table-cell table:style-name="ce151"/>
          <table:table-cell/>
          <table:table-cell table:style-name="ce179"/>
          <table:table-cell table:number-columns-repeated="1017"/>
        </table:table-row>
        <table:table-row table:style-name="ro1">
          <table:table-cell/>
          <table:table-cell table:style-name="ce164" table:formula="of:=[$'Quarterly Income'.F78]" office:value-type="float" office:value="0" calcext:value-type="float">
            <text:p>$0.00 </text:p>
          </table:table-cell>
          <table:table-cell table:style-name="ce168" office:value-type="string" calcext:value-type="string">
            <text:p>Tax Paid</text:p>
          </table:table-cell>
          <table:table-cell table:style-name="ce179"/>
          <table:table-cell table:style-name="ce151"/>
          <table:table-cell/>
          <table:table-cell table:style-name="ce179"/>
          <table:table-cell table:number-columns-repeated="1017"/>
        </table:table-row>
        <table:table-row table:style-name="ro1">
          <table:table-cell/>
          <table:table-cell table:style-name="ce165"/>
          <table:table-cell table:style-name="ce168"/>
          <table:table-cell table:style-name="ce179"/>
          <table:table-cell table:style-name="ce151"/>
          <table:table-cell/>
          <table:table-cell table:style-name="ce179"/>
          <table:table-cell table:number-columns-repeated="1017"/>
        </table:table-row>
        <table:table-row table:style-name="ro1">
          <table:table-cell/>
          <table:table-cell table:style-name="ce166" table:formula="of:=IF([.B41] = 0;0;[.B62]/[.B41])" office:value-type="percentage" office:value="0" calcext:value-type="percentage">
            <text:p>0.0%</text:p>
          </table:table-cell>
          <table:table-cell table:style-name="ce178" office:value-type="string" calcext:value-type="string">
            <text:p>Effective Income Tax Rate</text:p>
          </table:table-cell>
          <table:table-cell table:style-name="ce179"/>
          <table:table-cell table:style-name="ce151"/>
          <table:table-cell/>
          <table:table-cell table:style-name="ce179"/>
          <table:table-cell table:number-columns-repeated="1017"/>
        </table:table-row>
        <table:table-row table:style-name="ro1">
          <table:table-cell/>
          <table:table-cell table:style-name="ce167" table:formula="of:=MAX([.G51]+[.B62]-[.B63];0)" office:value-type="float" office:value="0" calcext:value-type="float">
            <text:p>$0.00 </text:p>
          </table:table-cell>
          <table:table-cell table:style-name="ce178" office:value-type="string" calcext:value-type="string">
            <text:p>Tax to be Paid</text:p>
          </table:table-cell>
          <table:table-cell table:style-name="ce179"/>
          <table:table-cell table:style-name="ce151"/>
          <table:table-cell/>
          <table:table-cell table:style-name="ce179"/>
          <table:table-cell table:number-columns-repeated="1017"/>
        </table:table-row>
        <table:table-row table:style-name="ro1">
          <table:table-cell/>
          <table:table-cell table:style-name="ce151" table:number-columns-repeated="4"/>
          <table:table-cell table:number-columns-repeated="1019"/>
        </table:table-row>
        <table:table-row table:style-name="ro1">
          <table:table-cell/>
          <table:table-cell table:style-name="ce151" table:number-columns-repeated="4"/>
          <table:table-cell table:number-columns-repeated="2"/>
          <table:table-cell table:style-name="ce202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202"/>
          <table:table-cell table:number-columns-repeated="101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Overview.$A$1" table:cell-range-address="$'Federal Income Tax'.$A$1:.$J$66" table:range-usable-as="print-range"/>
        </table:named-expressions>
      </table:table>
      <table:table table:name="GA State Income Tax" table:style-name="ta3" table:print-ranges="'GA State Income Tax'.A1:'GA State Income Tax'.L34">
        <office:forms form:automatic-focus="false" form:apply-design-mode="false"/>
        <table:table-column table:style-name="co6" table:default-cell-style-name="ce144"/>
        <table:table-column table:style-name="co3" table:default-cell-style-name="ce144"/>
        <table:table-column table:style-name="co15" table:default-cell-style-name="ce144"/>
        <table:table-column table:style-name="co16" table:default-cell-style-name="ce144"/>
        <table:table-column table:style-name="co8" table:default-cell-style-name="ce144"/>
        <table:table-column table:style-name="co17" table:default-cell-style-name="ce144"/>
        <table:table-column table:style-name="co15" table:number-columns-repeated="2" table:default-cell-style-name="ce144"/>
        <table:table-column table:style-name="co18" table:default-cell-style-name="ce144"/>
        <table:table-column table:style-name="co11" table:default-cell-style-name="ce144"/>
        <table:table-column table:style-name="co6" table:number-columns-repeated="1014" table:default-cell-style-name="ce144"/>
        <table:table-row table:style-name="ro1">
          <table:table-cell table:number-columns-repeated="1024"/>
        </table:table-row>
        <table:table-row table:style-name="ro4">
          <table:table-cell/>
          <table:table-cell table:style-name="ce146" office:value-type="string" calcext:value-type="string">
            <text:p>Georgia Income Tax</text:p>
          </table:table-cell>
          <table:table-cell table:number-columns-repeated="3"/>
          <table:table-cell table:style-name="ce180"/>
          <table:table-cell table:number-columns-repeated="1018"/>
        </table:table-row>
        <table:table-row table:style-name="ro2">
          <table:table-cell/>
          <table:table-cell table:style-name="ce208" office:value-type="string" calcext:value-type="string">
            <text:p>(Not for part-time residents, assumes all income is in Georgia)</text:p>
          </table:table-cell>
          <table:table-cell table:number-columns-repeated="3"/>
          <table:table-cell table:style-name="ce180"/>
          <table:table-cell table:style-name="ce227" table:formula="of:=[.B27]" office:value-type="float" office:value="0" calcext:value-type="float">
            <text:p>$0.00 </text:p>
          </table:table-cell>
          <table:table-cell table:style-name="ce220" office:value-type="string" calcext:value-type="string">
            <text:p>State Tax Owed</text:p>
          </table:table-cell>
          <table:table-cell table:style-name="ce166" table:formula="of:=[.B30]" office:value-type="percentage" office:value="0.0509" calcext:value-type="percentage">
            <text:p>5.1%</text:p>
          </table:table-cell>
          <table:table-cell table:style-name="ce178" office:value-type="string" calcext:value-type="string">
            <text:p>State Effective Tax Rate</text:p>
          </table:table-cell>
          <table:table-cell table:number-columns-repeated="1014"/>
        </table:table-row>
        <table:table-row table:style-name="ro2">
          <table:table-cell/>
          <table:table-cell table:style-name="ce208" office:value-type="string" calcext:value-type="string">
            <text:p>(Does not handle Social Security - which is not taxed by GA)</text:p>
          </table:table-cell>
          <table:table-cell table:number-columns-repeated="3"/>
          <table:table-cell table:style-name="ce180"/>
          <table:table-cell table:style-name="ce227" table:formula="of:=[.B28]" office:value-type="float" office:value="0" calcext:value-type="float">
            <text:p>$0.00 </text:p>
          </table:table-cell>
          <table:table-cell table:style-name="ce168" office:value-type="string" calcext:value-type="string">
            <text:p>State Tax Paid</text:p>
          </table:table-cell>
          <table:table-cell table:style-name="ce167" table:formula="of:=[.B31]" office:value-type="float" office:value="0" calcext:value-type="float">
            <text:p>$0.00 </text:p>
          </table:table-cell>
          <table:table-cell table:style-name="ce178" office:value-type="string" calcext:value-type="string">
            <text:p>Estimated State Tax to be Paid</text:p>
          </table:table-cell>
          <table:table-cell table:number-columns-repeated="1014"/>
        </table:table-row>
        <table:table-row table:style-name="ro2">
          <table:table-cell/>
          <table:table-cell table:style-name="ce147"/>
          <table:table-cell table:number-columns-repeated="3"/>
          <table:table-cell table:style-name="ce180"/>
          <table:table-cell table:number-columns-repeated="1018"/>
        </table:table-row>
        <table:table-row table:style-name="ro2">
          <table:table-cell/>
          <table:table-cell table:style-name="ce147" office:value-type="string" calcext:value-type="string">
            <text:p>GA Tax Variables</text:p>
          </table:table-cell>
          <table:table-cell table:number-columns-repeated="1022"/>
        </table:table-row>
        <table:table-row table:style-name="ro3">
          <table:table-cell/>
          <table:table-cell table:style-name="ce210" office:value-type="float" office:value="24000" calcext:value-type="float">
            <text:p>$24,000</text:p>
          </table:table-cell>
          <table:table-cell table:style-name="ce218" office:value-type="string" calcext:value-type="string">
            <text:p>Standard Deduction</text:p>
          </table:table-cell>
          <table:table-cell/>
          <table:table-cell office:value-type="string" calcext:value-type="string">
            <text:p>2026 - Married Filing Joint</text:p>
          </table:table-cell>
          <table:table-cell/>
          <table:table-cell table:style-name="ce168"/>
          <table:table-cell table:number-columns-repeated="1017"/>
        </table:table-row>
        <table:table-row table:style-name="ro3">
          <table:table-cell/>
          <table:table-cell table:style-name="ce210" office:value-type="float" office:value="0" calcext:value-type="float">
            <text:p>$0</text:p>
          </table:table-cell>
          <table:table-cell table:style-name="ce218" office:value-type="string" calcext:value-type="string">
            <text:p>Dependent Exemption</text:p>
          </table:table-cell>
          <table:table-cell/>
          <table:table-cell office:value-type="string" calcext:value-type="string">
            <text:p>2026 = $4000 x number of dependents</text:p>
          </table:table-cell>
          <table:table-cell/>
          <table:table-cell table:style-name="ce242" office:value-type="string" calcext:value-type="string">
            <text:p>https://www.pecklc.com/blog/2024/12/4-changes-to-georgias-tax-laws-in-2025/</text:p>
          </table:table-cell>
          <table:table-cell table:number-columns-repeated="1017"/>
        </table:table-row>
        <table:table-row table:style-name="ro3">
          <table:table-cell/>
          <table:table-cell table:style-name="ce210" office:value-type="float" office:value="0" calcext:value-type="float">
            <text:p>$0</text:p>
          </table:table-cell>
          <table:table-cell table:style-name="ce218" office:value-type="string" calcext:value-type="string">
            <text:p>Retirement Income Exclusion </text:p>
          </table:table-cell>
          <table:table-cell/>
          <table:table-cell office:value-type="string" calcext:value-type="string">
            <text:p>(35K @ 62 or 65K @ 65 - per spouse)</text:p>
          </table:table-cell>
          <table:table-cell/>
          <table:table-cell table:style-name="ce180"/>
          <table:table-cell table:style-name="ce180" office:value-type="string" calcext:value-type="string">
            <text:p>NOTE: some multiple of $17500 can be entered for military income for people under 62.</text:p>
          </table:table-cell>
          <table:table-cell table:number-columns-repeated="1016"/>
        </table:table-row>
        <table:table-row table:style-name="ro3">
          <table:table-cell/>
          <table:table-cell table:style-name="ce210" office:value-type="float" office:value="5000" calcext:value-type="float">
            <text:p>$5,000</text:p>
          </table:table-cell>
          <table:table-cell table:style-name="ce218" office:value-type="string" calcext:value-type="string">
            <text:p>Earned Income included in Retirement Exclusion</text:p>
          </table:table-cell>
          <table:table-cell table:number-columns-repeated="3"/>
          <table:table-cell table:style-name="ce180" office:value-type="string" calcext:value-type="string">
            <text:p>Part of HB 1437 - $5000 in 2026</text:p>
          </table:table-cell>
          <table:table-cell table:number-columns-repeated="1017"/>
        </table:table-row>
        <table:table-row table:style-name="ro3">
          <table:table-cell/>
          <table:table-cell table:style-name="ce211" office:value-type="percentage" office:value="0.0509" calcext:value-type="percentage">
            <text:p>5.09%</text:p>
          </table:table-cell>
          <table:table-cell table:style-name="ce219" office:value-type="string" calcext:value-type="string">
            <text:p>GA Flat Tax Rate</text:p>
          </table:table-cell>
          <table:table-cell table:style-name="ce180"/>
          <table:table-cell table:style-name="ce222" office:value-type="string" calcext:value-type="string">
            <text:p>2026 Rate – changes yearly</text:p>
          </table:table-cell>
          <table:table-cell/>
          <table:table-cell table:style-name="ce242" office:value-type="string" calcext:value-type="string">
            <text:p>https://www.pecklc.com/blog/2024/12/4-changes-to-georgias-tax-laws-in-2025/</text:p>
          </table:table-cell>
          <table:table-cell table:number-columns-repeated="1017"/>
        </table:table-row>
        <table:table-row table:style-name="ro1">
          <table:table-cell/>
          <table:table-cell table:style-name="ce213"/>
          <table:table-cell table:number-columns-repeated="4"/>
          <table:table-cell office:value-type="string" calcext:value-type="string">
            <text:p>NOTE: GA places IRA distributions within the retirement income that’s eligible for exclusion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4" office:value-type="string" calcext:value-type="string">
            <text:p>Income Year-to-Date</text:p>
          </table:table-cell>
          <table:table-cell table:number-columns-repeated="1022"/>
        </table:table-row>
        <table:table-row table:style-name="ro1">
          <table:table-cell/>
          <table:table-cell table:style-name="ce159" table:formula="of:=[$'Federal Income Tax'.B16]+[$'Federal Income Tax'.B20]" office:value-type="float" office:value="0" calcext:value-type="float">
            <text:p>$0.00 </text:p>
          </table:table-cell>
          <table:table-cell office:value-type="string" calcext:value-type="string">
            <text:p>Earned Income</text:p>
          </table:table-cell>
          <table:table-cell table:number-columns-repeated="1021"/>
        </table:table-row>
        <table:table-row table:style-name="ro1">
          <table:table-cell/>
          <table:table-cell table:style-name="ce159" table:formula="of:=[$'Federal Income Tax'.B48]" office:value-type="float" office:value="0" calcext:value-type="float">
            <text:p>$0.00 </text:p>
          </table:table-cell>
          <table:table-cell office:value-type="string" calcext:value-type="string">
            <text:p>Interest Income</text:p>
          </table:table-cell>
          <table:table-cell table:number-columns-repeated="3"/>
          <table:table-cell table:style-name="ce183"/>
          <table:table-cell table:style-name="ce198" table:number-columns-repeated="3"/>
          <table:table-cell table:number-columns-repeated="1014"/>
        </table:table-row>
        <table:table-row table:style-name="ro1">
          <table:table-cell/>
          <table:table-cell table:style-name="ce159" table:formula="of:=[$'Federal Income Tax'.B17]" office:value-type="float" office:value="0" calcext:value-type="float">
            <text:p>$0.00 </text:p>
          </table:table-cell>
          <table:table-cell office:value-type="string" calcext:value-type="string">
            <text:p>IRA Distributions</text:p>
          </table:table-cell>
          <table:table-cell table:number-columns-repeated="3"/>
          <table:table-cell table:style-name="ce183"/>
          <table:table-cell table:style-name="ce198" table:number-columns-repeated="3"/>
          <table:table-cell table:number-columns-repeated="1014"/>
        </table:table-row>
        <table:table-row table:style-name="ro1">
          <table:table-cell/>
          <table:table-cell table:style-name="ce159" table:formula="of:=[$'Quarterly Income'.F70]" office:value-type="float" office:value="0" calcext:value-type="float">
            <text:p>$0.00 </text:p>
          </table:table-cell>
          <table:table-cell table:style-name="ce168" office:value-type="string" calcext:value-type="string">
            <text:p>Federal Tax Exempt Dividends (taxed by GA)</text:p>
          </table:table-cell>
          <table:table-cell table:number-columns-repeated="3"/>
          <table:table-cell table:style-name="ce183"/>
          <table:table-cell table:style-name="ce198" table:number-columns-repeated="3"/>
          <table:table-cell table:number-columns-repeated="1014"/>
        </table:table-row>
        <table:table-row table:style-name="ro1">
          <table:table-cell/>
          <table:table-cell table:style-name="ce159" table:formula="of:=MIN([.B15]; MIN([.B9]; [.B10]))" office:value-type="float" office:value="0" calcext:value-type="float">
            <text:p>$0.00 </text:p>
          </table:table-cell>
          <table:table-cell office:value-type="string" calcext:value-type="string">
            <text:p>Earned Income Exclusion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59" table:formula="of:=MIN([.B16]+[.B17]+[.B18]; [.B9]-[.B19])" office:value-type="float" office:value="0" calcext:value-type="float">
            <text:p>$0.00 </text:p>
          </table:table-cell>
          <table:table-cell office:value-type="string" calcext:value-type="string">
            <text:p>Investment Income Exclusion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51"/>
          <table:table-cell table:style-name="ce168"/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59" table:formula="of:=[.B15]+[.B16]+[.B17]+[.B18]" office:value-type="float" office:value="0" calcext:value-type="float">
            <text:p>$0.00 </text:p>
          </table:table-cell>
          <table:table-cell table:style-name="ce220" office:value-type="string" calcext:value-type="string">
            <text:p>Georgia Total Income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215" table:formula="of:=MAX([.B22]-[.B7]-[.B8]-[.B19]-[.B20];0)" office:value-type="float" office:value="0" calcext:value-type="float">
            <text:p>$0.00</text:p>
          </table:table-cell>
          <table:table-cell table:style-name="ce220" office:value-type="string" calcext:value-type="string">
            <text:p>Georgia Taxable Income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1" table:number-rows-repeated="2">
          <table:table-cell/>
          <table:table-cell table:style-name="ce151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ce216" office:value-type="string" calcext:value-type="string">
            <text:p>Tax Year-to-Date</text:p>
          </table:table-cell>
          <table:table-cell/>
          <table:table-cell table:style-name="ce221"/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6">
          <table:table-cell/>
          <table:table-cell table:style-name="ce159" table:formula="of:=[.B23]*[.B11]" office:value-type="float" office:value="0" calcext:value-type="float">
            <text:p>$0.00 </text:p>
          </table:table-cell>
          <table:table-cell table:style-name="ce220" office:value-type="string" calcext:value-type="string">
            <text:p>State Tax Owed</text:p>
          </table:table-cell>
          <table:table-cell table:number-columns-repeated="3"/>
          <table:table-cell table:style-name="Default" table:number-columns-repeated="4"/>
          <table:table-cell table:number-columns-repeated="1014"/>
        </table:table-row>
        <table:table-row table:style-name="ro6">
          <table:table-cell/>
          <table:table-cell table:style-name="ce159" table:formula="of:=[$'Quarterly Income'.F82]" office:value-type="float" office:value="0" calcext:value-type="float">
            <text:p>$0.00 </text:p>
          </table:table-cell>
          <table:table-cell table:style-name="ce168" office:value-type="string" calcext:value-type="string">
            <text:p>State Tax Paid</text:p>
          </table:table-cell>
          <table:table-cell/>
          <table:table-cell table:style-name="ce178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151"/>
          <table:table-cell table:number-columns-repeated="2"/>
          <table:table-cell table:style-name="ce226"/>
          <table:table-cell/>
          <table:table-cell table:style-name="ce242" table:number-columns-repeated="2"/>
          <table:table-cell table:style-name="ce250"/>
          <table:table-cell table:style-name="ce251"/>
          <table:table-cell table:number-columns-repeated="1014"/>
        </table:table-row>
        <table:table-row table:style-name="ro1">
          <table:table-cell/>
          <table:table-cell table:style-name="ce161" table:formula="of:=[.B11]" office:value-type="percentage" office:value="0.0509" calcext:value-type="percentage">
            <text:p>5.09%</text:p>
          </table:table-cell>
          <table:table-cell table:style-name="ce178" office:value-type="string" calcext:value-type="string">
            <text:p>State Effective Tax Rate</text:p>
          </table:table-cell>
          <table:table-cell table:style-name="ce221"/>
          <table:table-cell table:style-name="ce180"/>
          <table:table-cell table:number-columns-repeated="1019"/>
        </table:table-row>
        <table:table-row table:style-name="ro1">
          <table:table-cell/>
          <table:table-cell table:style-name="ce167" table:formula="of:=MAX(0;[.B27]-[.B28])" office:value-type="float" office:value="0" calcext:value-type="float">
            <text:p>$0.00 </text:p>
          </table:table-cell>
          <table:table-cell table:style-name="ce178" office:value-type="string" calcext:value-type="string">
            <text:p>Estimated State Tax to be Paid</text:p>
          </table:table-cell>
          <table:table-cell/>
          <table:table-cell table:style-name="ce17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number-columns-repeated="7"/>
          <table:table-cell table:style-name="ce202"/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Overview.$A$1" table:cell-range-address="$'GA State Income Tax'.$A$1:.$L$34" table:range-usable-as="print-range"/>
        </table:named-expressions>
      </table:table>
      <table:table table:name="Quarterly Income" table:style-name="ta4" table:print-ranges="'Quarterly Income'.A1:'Quarterly Income'.AZ105">
        <office:forms form:automatic-focus="false" form:apply-design-mode="false"/>
        <table:table-column table:style-name="co19" table:default-cell-style-name="Default"/>
        <table:table-column table:style-name="co20" table:default-cell-style-name="ce76"/>
        <table:table-column table:style-name="co21" table:default-cell-style-name="ce76"/>
        <table:table-column table:style-name="co22" table:default-cell-style-name="ce76"/>
        <table:table-column table:style-name="co23" table:default-cell-style-name="ce76"/>
        <table:table-column table:style-name="co24" table:default-cell-style-name="ce76"/>
        <table:table-column table:style-name="co19" table:default-cell-style-name="Default"/>
        <table:table-column table:style-name="co25" table:default-cell-style-name="ce76"/>
        <table:table-column table:style-name="co26" table:default-cell-style-name="ce76"/>
        <table:table-column table:style-name="co6" table:default-cell-style-name="ce102"/>
        <table:table-column table:style-name="co27" table:default-cell-style-name="ce76"/>
        <table:table-column table:style-name="co28" table:number-columns-repeated="5" table:default-cell-style-name="ce76"/>
        <table:table-column table:style-name="co2" table:number-columns-repeated="4" table:default-cell-style-name="ce76"/>
        <table:table-column table:style-name="co28" table:default-cell-style-name="ce76"/>
        <table:table-column table:style-name="co29" table:default-cell-style-name="ce76"/>
        <table:table-column table:style-name="co30" table:default-cell-style-name="ce76"/>
        <table:table-column table:style-name="co28" table:number-columns-repeated="5" table:default-cell-style-name="ce76"/>
        <table:table-column table:style-name="co31" table:default-cell-style-name="ce76"/>
        <table:table-column table:style-name="co32" table:number-columns-repeated="2" table:default-cell-style-name="ce76"/>
        <table:table-column table:style-name="co33" table:default-cell-style-name="ce76"/>
        <table:table-column table:style-name="co28" table:default-cell-style-name="ce76"/>
        <table:table-column table:style-name="co34" table:default-cell-style-name="ce76"/>
        <table:table-column table:style-name="co35" table:default-cell-style-name="ce76"/>
        <table:table-column table:style-name="co28" table:number-columns-repeated="5" table:default-cell-style-name="ce76"/>
        <table:table-column table:style-name="co36" table:default-cell-style-name="ce76"/>
        <table:table-column table:style-name="co37" table:number-columns-repeated="3" table:default-cell-style-name="ce76"/>
        <table:table-column table:style-name="co28" table:default-cell-style-name="ce76"/>
        <table:table-column table:style-name="co38" table:default-cell-style-name="ce76"/>
        <table:table-column table:style-name="co39" table:default-cell-style-name="ce76"/>
        <table:table-column table:style-name="co28" table:number-columns-repeated="5" table:default-cell-style-name="ce76"/>
        <table:table-column table:style-name="co40" table:default-cell-style-name="ce76"/>
        <table:table-column table:style-name="co2" table:number-columns-repeated="3" table:default-cell-style-name="ce76"/>
        <table:table-column table:style-name="co28" table:default-cell-style-name="ce76"/>
        <table:table-column table:style-name="co19" table:number-columns-repeated="971" table:default-cell-style-name="Default"/>
        <table:table-row table:style-name="ro1">
          <table:table-cell table:number-columns-repeated="2"/>
          <table:table-cell table:style-name="ce151"/>
          <table:table-cell table:number-columns-repeated="1025"/>
        </table:table-row>
        <table:table-row table:style-name="ro2">
          <table:table-cell/>
          <table:table-cell table:style-name="ce77" office:value-type="string" calcext:value-type="string">
            <text:p>Taxable Income By Quarter</text:p>
          </table:table-cell>
          <table:table-cell table:number-columns-repeated="1026"/>
        </table:table-row>
        <table:table-row table:style-name="ro1">
          <table:table-cell table:number-columns-repeated="1028"/>
        </table:table-row>
        <table:table-row table:style-name="ro1">
          <table:table-cell/>
          <table:table-cell table:style-name="ce78" office:value-type="string" calcext:value-type="string">
            <text:p>Q1: Jan 1 to March 31</text:p>
          </table:table-cell>
          <table:table-cell table:number-columns-repeated="3"/>
          <table:table-cell table:style-name="ce78" office:value-type="string" calcext:value-type="string">
            <text:p>Tax Due 4/15</text:p>
          </table:table-cell>
          <table:table-cell table:number-columns-repeated="4"/>
          <table:table-cell table:style-name="ce106" office:value-type="string" calcext:value-type="string">
            <text:p>JAN</text:p>
          </table:table-cell>
          <table:table-cell table:number-columns-repeated="11"/>
          <table:table-cell table:style-name="ce106" office:value-type="string" calcext:value-type="string">
            <text:p>FEB</text:p>
          </table:table-cell>
          <table:table-cell table:number-columns-repeated="11"/>
          <table:table-cell table:style-name="ce106" office:value-type="string" calcext:value-type="string">
            <text:p>MAR</text:p>
          </table:table-cell>
          <table:table-cell table:number-columns-repeated="993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office:value-type="string" calcext:value-type="string">
            <text:p>Dividends</text:p>
          </table:table-cell>
          <table:table-cell table:style-name="ce78" office:value-type="string" calcext:value-type="string">
            <text:p>Interest</text:p>
          </table:table-cell>
          <table:table-cell table:style-name="ce78" office:value-type="string" calcext:value-type="string">
            <text:p>T-E Divs</text:p>
          </table:table-cell>
          <table:table-cell table:style-name="ce78" office:value-type="string" calcext:value-type="string">
            <text:p>ST Cap G</text:p>
          </table:table-cell>
          <table:table-cell table:style-name="ce78" office:value-type="string" calcext:value-type="string">
            <text:p>LT Cap G</text:p>
          </table:table-cell>
          <table:table-cell table:style-name="ce78" office:value-type="string" calcext:value-type="string">
            <text:p>IRA Dist</text:p>
          </table:table-cell>
          <table:table-cell table:style-name="ce78" office:value-type="string" calcext:value-type="string">
            <text:p>W2 Wages</text:p>
          </table:table-cell>
          <table:table-cell table:style-name="ce78" office:value-type="string" calcext:value-type="string">
            <text:p>Fed Tax</text:p>
          </table:table-cell>
          <table:table-cell table:style-name="ce78" office:value-type="string" calcext:value-type="string">
            <text:p>State Tax</text:p>
          </table:table-cell>
          <table:table-cell table:style-name="ce78" office:value-type="string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983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59" table:formula="of:=SUM([.R6:.R20];[.AD6:.AD20];[.AP6:.AP20])" office:value-type="float" office:value="0" calcext:value-type="float">
            <text:p>$0.00 </text:p>
          </table:table-cell>
          <table:table-cell table:style-name="ce94"/>
          <table:table-cell table:style-name="ce80"/>
          <table:table-cell table:style-name="ce159" table:formula="of:=[.C6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Bank</text:p>
          </table:table-cell>
          <table:table-cell table:style-name="ce260" office:value-type="float" office:value="0" calcext:value-type="float">
            <text:p>$0.00</text:p>
          </table:table-cell>
          <table:table-cell table:style-name="ce278" office:value-type="float" office:value="0" calcext:value-type="float">
            <text:p>$0.00</text:p>
          </table:table-cell>
          <table:table-cell table:style-name="ce278" table:number-columns-repeated="5"/>
          <table:table-cell table:style-name="ce295" table:number-columns-repeated="2"/>
          <table:table-cell table:style-name="ce312"/>
          <table:table-cell table:style-name="ce151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32"/>
          <table:table-cell table:style-name="ce348" table:number-columns-repeated="6"/>
          <table:table-cell table:style-name="ce364" table:number-columns-repeated="2"/>
          <table:table-cell table:style-name="ce380"/>
          <table:table-cell table:style-name="ce151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96"/>
          <table:table-cell table:style-name="ce408" table:number-columns-repeated="6"/>
          <table:table-cell table:style-name="ce420" table:number-columns-repeated="2"/>
          <table:table-cell table:style-name="ce432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59" table:formula="of:=SUM([.U6:.U20];[.AG6:.AG20];[.AS6:.AS20])" office:value-type="float" office:value="0" calcext:value-type="float">
            <text:p>$0.00 </text:p>
          </table:table-cell>
          <table:table-cell table:style-name="ce94"/>
          <table:table-cell table:style-name="ce80"/>
          <table:table-cell table:style-name="ce159" table:formula="of:=[.C7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07" office:value-type="string" calcext:value-type="string">
            <text:p>Credit Union</text:p>
          </table:table-cell>
          <table:table-cell table:style-name="ce261" office:value-type="float" office:value="0" calcext:value-type="float">
            <text:p>$0.00</text:p>
          </table:table-cell>
          <table:table-cell table:style-name="ce279" office:value-type="float" office:value="0" calcext:value-type="float">
            <text:p>$0.00</text:p>
          </table:table-cell>
          <table:table-cell table:style-name="ce279" table:number-columns-repeated="5"/>
          <table:table-cell table:style-name="ce296" table:number-columns-repeated="2"/>
          <table:table-cell table:style-name="ce313"/>
          <table:table-cell table:style-name="ce151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59" table:formula="of:=SUM([.L6:.L20];[.X6:.X20];[.AJ6:.AJ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8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07" office:value-type="string" calcext:value-type="string">
            <text:p>CD</text:p>
          </table:table-cell>
          <table:table-cell table:style-name="ce261" office:value-type="float" office:value="0" calcext:value-type="float">
            <text:p>$0.00</text:p>
          </table:table-cell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51"/>
          <table:table-cell table:style-name="ce110" table:formula="of:=[.$K$8]" office:value-type="string" office:string-value="CD" calcext:value-type="string">
            <text:p>CD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8]" office:value-type="string" office:string-value="CD" calcext:value-type="string">
            <text:p>CD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59" table:formula="of:=SUM([.Y6:.Y20];[.M6:.M20];[.AK6:.AK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9]" office:value-type="float" office:value="0" calcext:value-type="float">
            <text:p>$0.00 </text:p>
          </table:table-cell>
          <table:table-cell table:style-name="ce97" office:value-type="string" calcext:value-type="string">
            <text:p>Includes Dec interest paid in Jan</text:p>
          </table:table-cell>
          <table:table-cell table:style-name="ce97"/>
          <table:table-cell table:number-columns-repeated="2"/>
          <table:table-cell table:style-name="ce107"/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51"/>
          <table:table-cell table:style-name="ce110" table:formula="of:=[.$K$9]" office:value-type="float" office:value="0" calcext:value-type="float">
            <text:p/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9]" office:value-type="float" office:value="0" calcext:value-type="float">
            <text:p/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T-E Dividends</text:p>
          </table:table-cell>
          <table:table-cell table:style-name="ce159" table:formula="of:=SUM([.N6:.N20];[.Z6:.Z20];[.AL6:.AL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0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231" office:value-type="string" calcext:value-type="string">
            <text:p>IRA</text:p>
          </table:table-cell>
          <table:table-cell table:style-name="ce261"/>
          <table:table-cell table:style-name="ce279" table:number-columns-repeated="4"/>
          <table:table-cell table:style-name="ce279" office:value-type="float" office:value="0" calcext:value-type="float">
            <text:p>$0.00</text:p>
          </table:table-cell>
          <table:table-cell table:style-name="ce279"/>
          <table:table-cell table:number-columns-repeated="2" table:style-name="ce296" office:value-type="float" office:value="0" calcext:value-type="float">
            <text:p>$0.00</text:p>
          </table:table-cell>
          <table:table-cell table:style-name="ce313"/>
          <table:table-cell table:style-name="ce151"/>
          <table:table-cell table:style-name="ce110" table:formula="of:=[.$K$10]" office:value-type="string" office:string-value="IRA" calcext:value-type="string">
            <text:p>IRA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10]" office:value-type="string" office:string-value="IRA" calcext:value-type="string">
            <text:p>IRA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59" table:formula="of:=SUM([.O6:.O20];[.AA6:.AA20];[.AM6:.AM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1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231" office:value-type="string" calcext:value-type="string">
            <text:p>Brokerage</text:p>
          </table:table-cell>
          <table:table-cell table:style-name="ce261" office:value-type="float" office:value="0" calcext:value-type="float">
            <text:p>$0.00</text:p>
          </table:table-cell>
          <table:table-cell table:number-columns-repeated="4" table:style-name="ce279" office:value-type="float" office:value="0" calcext:value-type="float">
            <text:p>$0.00</text:p>
          </table:table-cell>
          <table:table-cell table:style-name="ce279" table:number-columns-repeated="2"/>
          <table:table-cell table:style-name="ce296" table:number-columns-repeated="2"/>
          <table:table-cell table:style-name="ce313"/>
          <table:table-cell table:style-name="ce151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59" table:formula="of:=SUM([.P6:.P20];[.AB6:.AB20];[.AN6:.AN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2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Mutual Fund</text:p>
          </table:table-cell>
          <table:table-cell table:style-name="ce261" office:value-type="float" office:value="0" calcext:value-type="float">
            <text:p>$0.00</text:p>
          </table:table-cell>
          <table:table-cell table:number-columns-repeated="4" table:style-name="ce279" office:value-type="float" office:value="0" calcext:value-type="float">
            <text:p>$0.00</text:p>
          </table:table-cell>
          <table:table-cell table:style-name="ce279" table:number-columns-repeated="2"/>
          <table:table-cell table:style-name="ce296" table:number-columns-repeated="2"/>
          <table:table-cell table:style-name="ce313"/>
          <table:table-cell table:style-name="ce151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59" table:formula="of:=SUM([.Q6:.Q20];[.AC6:.AC20];[.AO6:.AO2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3]" office:value-type="float" office:value="0" calcext:value-type="float">
            <text:p>$0.00 </text:p>
          </table:table-cell>
          <table:table-cell table:number-columns-repeated="4"/>
          <table:table-cell table:style-name="ce107"/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51"/>
          <table:table-cell table:style-name="ce110" table:formula="of:=[.$K$13]" office:value-type="float" office:value="0" calcext:value-type="float">
            <text:p/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13]" office:value-type="float" office:value="0" calcext:value-type="float">
            <text:p/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6:.C1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SUM([.F6:.F12])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Employer</text:p>
          </table:table-cell>
          <table:table-cell table:style-name="ce261"/>
          <table:table-cell table:style-name="ce279" table:number-columns-repeated="5"/>
          <table:table-cell table:style-name="ce279" office:value-type="float" office:value="0" calcext:value-type="float">
            <text:p>$0.00</text:p>
          </table:table-cell>
          <table:table-cell table:number-columns-repeated="2" table:style-name="ce296" office:value-type="float" office:value="0" calcext:value-type="float">
            <text:p>$0.00</text:p>
          </table:table-cell>
          <table:table-cell table:style-name="ce313"/>
          <table:table-cell table:style-name="ce151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07" office:value-type="string" calcext:value-type="string">
            <text:p>Self Employ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 office:value-type="float" office:value="0" calcext:value-type="float">
            <text:p>$0.00</text:p>
          </table:table-cell>
          <table:table-cell table:style-name="ce151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59" table:formula="of:=SUM([.S6:.S20];[.AE6:.AE20];[.AQ6:.AQ2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[.C16]" office:value-type="float" office:value="0" calcext:value-type="float">
            <text:p>$0.00 </text:p>
          </table:table-cell>
          <table:table-cell table:number-columns-repeated="4"/>
          <table:table-cell table:style-name="ce107" office:value-type="string" calcext:value-type="string">
            <text:p>Biz Expenses</text:p>
          </table:table-cell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 office:value-type="float" office:value="0" calcext:value-type="float">
            <text:p>$0.00</text:p>
          </table:table-cell>
          <table:table-cell table:style-name="ce151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59" table:formula="of:=[.C1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 office:value-type="string" calcext:value-type="string">
            <text:p>2025 Tax Refund?</text:p>
          </table:table-cell>
          <table:table-cell/>
          <table:table-cell table:style-name="ce103"/>
          <table:table-cell table:style-name="ce107"/>
          <table:table-cell table:style-name="ce261"/>
          <table:table-cell table:style-name="ce279" table:number-columns-repeated="6"/>
          <table:table-cell table:style-name="ce296" table:number-columns-repeated="2"/>
          <table:table-cell table:style-name="ce313"/>
          <table:table-cell table:style-name="ce151"/>
          <table:table-cell table:style-name="ce110" table:formula="of:=[.$K$17]" office:value-type="float" office:value="0" calcext:value-type="float">
            <text:p/>
          </table:table-cell>
          <table:table-cell table:style-name="ce333"/>
          <table:table-cell table:style-name="ce349" table:number-columns-repeated="6"/>
          <table:table-cell table:style-name="ce365" table:number-columns-repeated="2"/>
          <table:table-cell table:style-name="ce381"/>
          <table:table-cell table:style-name="ce151"/>
          <table:table-cell table:style-name="ce110" table:formula="of:=[.$K$17]" office:value-type="float" office:value="0" calcext:value-type="float">
            <text:p/>
          </table:table-cell>
          <table:table-cell table:style-name="ce397"/>
          <table:table-cell table:style-name="ce409" table:number-columns-repeated="6"/>
          <table:table-cell table:style-name="ce421" table:number-columns-repeated="2"/>
          <table:table-cell table:style-name="ce433"/>
          <table:table-cell table:style-name="ce151"/>
          <table:table-cell table:number-columns-repeated="5"/>
          <table:table-cell table:style-name="ce151" table:number-columns-repeated="5"/>
          <table:table-cell table:number-columns-repeated="97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16:.C1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SUM([.F16:.F17])" office:value-type="float" office:value="0" calcext:value-type="float">
            <text:p>$0.00 </text:p>
          </table:table-cell>
          <table:table-cell table:number-columns-repeated="4"/>
          <table:table-cell table:style-name="ce107"/>
          <table:table-cell table:style-name="ce262"/>
          <table:table-cell table:style-name="ce280"/>
          <table:table-cell table:style-name="ce294" table:number-columns-repeated="5"/>
          <table:table-cell table:style-name="ce297" table:number-columns-repeated="2"/>
          <table:table-cell table:style-name="ce314"/>
          <table:table-cell table:style-name="ce151"/>
          <table:table-cell table:style-name="ce110" table:formula="of:=[.$K$18]" office:value-type="float" office:value="0" calcext:value-type="float">
            <text:p/>
          </table:table-cell>
          <table:table-cell table:style-name="ce334"/>
          <table:table-cell table:style-name="ce350" table:number-columns-repeated="6"/>
          <table:table-cell table:style-name="ce366" table:number-columns-repeated="2"/>
          <table:table-cell table:style-name="ce382"/>
          <table:table-cell table:style-name="ce151"/>
          <table:table-cell table:style-name="ce110" table:formula="of:=[.$K$18]" office:value-type="float" office:value="0" calcext:value-type="float">
            <text:p/>
          </table:table-cell>
          <table:table-cell table:style-name="ce398"/>
          <table:table-cell table:style-name="ce410" table:number-columns-repeated="6"/>
          <table:table-cell table:style-name="ce422" table:number-columns-repeated="2"/>
          <table:table-cell table:style-name="ce434"/>
          <table:table-cell table:style-name="ce151"/>
          <table:table-cell table:number-columns-repeated="5"/>
          <table:table-cell table:style-name="ce151"/>
          <table:table-cell table:number-columns-repeated="976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07"/>
          <table:table-cell table:style-name="ce263"/>
          <table:table-cell table:style-name="ce280" table:number-columns-repeated="4"/>
          <table:table-cell table:style-name="ce294" table:number-columns-repeated="2"/>
          <table:table-cell table:style-name="ce297" table:number-columns-repeated="2"/>
          <table:table-cell table:style-name="ce314"/>
          <table:table-cell table:style-name="ce151"/>
          <table:table-cell table:style-name="ce110" table:formula="of:=[.$K$19]" office:value-type="float" office:value="0" calcext:value-type="float">
            <text:p/>
          </table:table-cell>
          <table:table-cell table:style-name="ce334"/>
          <table:table-cell table:style-name="ce350" table:number-columns-repeated="6"/>
          <table:table-cell table:style-name="ce366" table:number-columns-repeated="2"/>
          <table:table-cell table:style-name="ce382"/>
          <table:table-cell table:style-name="ce151"/>
          <table:table-cell table:style-name="ce110" table:formula="of:=[.$K$19]" office:value-type="float" office:value="0" calcext:value-type="float">
            <text:p/>
          </table:table-cell>
          <table:table-cell table:style-name="ce398"/>
          <table:table-cell table:style-name="ce410" table:number-columns-repeated="6"/>
          <table:table-cell table:style-name="ce422" table:number-columns-repeated="2"/>
          <table:table-cell table:style-name="ce434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59" table:formula="of:=SUM([.T6:.T20];[.AF6:.AF20];[.AR6:.AR2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[.C20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07"/>
          <table:table-cell table:style-name="ce264"/>
          <table:table-cell table:style-name="ce281" table:number-columns-repeated="6"/>
          <table:table-cell table:style-name="ce298"/>
          <table:table-cell table:style-name="ce311"/>
          <table:table-cell table:style-name="ce315"/>
          <table:table-cell table:style-name="ce151"/>
          <table:table-cell table:style-name="ce110" table:formula="of:=[.$K$20]" office:value-type="float" office:value="0" calcext:value-type="float">
            <text:p/>
          </table:table-cell>
          <table:table-cell table:style-name="ce335"/>
          <table:table-cell table:style-name="ce351" table:number-columns-repeated="6"/>
          <table:table-cell table:style-name="ce367" table:number-columns-repeated="2"/>
          <table:table-cell table:style-name="ce383"/>
          <table:table-cell table:style-name="ce151"/>
          <table:table-cell table:style-name="ce110" table:formula="of:=[.$K$20]" office:value-type="float" office:value="0" calcext:value-type="float">
            <text:p/>
          </table:table-cell>
          <table:table-cell table:style-name="ce399"/>
          <table:table-cell table:style-name="ce411" table:number-columns-repeated="6"/>
          <table:table-cell table:style-name="ce423" table:number-columns-repeated="2"/>
          <table:table-cell table:style-name="ce435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59" table:formula="of:=[.C2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 office:value-type="string" calcext:value-type="string">
            <text:p>2025 Tax Refund?</text:p>
          </table:table-cell>
          <table:table-cell/>
          <table:table-cell table:style-name="ce104"/>
          <table:table-cell table:style-name="ce108" office:value-type="string" calcext:value-type="string">
            <text:p>Edit the Institutions above for your set of accounts</text:p>
          </table:table-cell>
          <table:table-cell table:number-columns-repeated="11"/>
          <table:table-cell table:style-name="ce109"/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20:.C2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59" table:formula="of:=SUM([.F20:.F21])" office:value-type="float" office:value="0" calcext:value-type="float">
            <text:p>$0.00 </text:p>
          </table:table-cell>
          <table:table-cell table:number-columns-repeated="4"/>
          <table:table-cell table:style-name="ce108"/>
          <table:table-cell table:number-columns-repeated="11"/>
          <table:table-cell table:style-name="ce109"/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1"/>
          <table:table-cell table:style-name="ce109"/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7" office:value-type="string" calcext:value-type="string">
            <text:p>Q2: April 1 to May 31</text:p>
          </table:table-cell>
          <table:table-cell table:number-columns-repeated="3"/>
          <table:table-cell table:style-name="ce78" office:value-type="string" calcext:value-type="string">
            <text:p>Tax Due 6/15</text:p>
          </table:table-cell>
          <table:table-cell table:number-columns-repeated="4"/>
          <table:table-cell table:style-name="ce106" office:value-type="string" calcext:value-type="string">
            <text:p>APR</text:p>
          </table:table-cell>
          <table:table-cell table:number-columns-repeated="11"/>
          <table:table-cell table:style-name="ce106" office:value-type="string" calcext:value-type="string">
            <text:p>MAY</text:p>
          </table:table-cell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59" table:formula="of:=SUM([.R26:.R40];[.AD26:.AD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6]+[.C26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265"/>
          <table:table-cell table:style-name="ce282" table:number-columns-repeated="6"/>
          <table:table-cell table:style-name="ce299" table:number-columns-repeated="2"/>
          <table:table-cell table:style-name="ce316"/>
          <table:table-cell table:style-name="ce151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36"/>
          <table:table-cell table:style-name="ce352" table:number-columns-repeated="6"/>
          <table:table-cell table:style-name="ce368" table:number-columns-repeated="2"/>
          <table:table-cell table:style-name="ce384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59" table:formula="of:=SUM([.U26:.U40];[.AG26:.AG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7]+[.C27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59" table:formula="of:=SUM([.L26:.L40];[.X26:.X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8]+[.C28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8]" office:value-type="string" office:string-value="CD" calcext:value-type="string">
            <text:p>CD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8]" office:value-type="string" office:string-value="CD" calcext:value-type="string">
            <text:p>CD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59" table:formula="of:=SUM([.M26:.M40];[.Y26:.Y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9]+[.C29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9]" office:value-type="float" office:value="0" calcext:value-type="float">
            <text:p/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9]" office:value-type="float" office:value="0" calcext:value-type="float">
            <text:p/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120" office:value-type="string" calcext:value-type="string">
            <text:p>T-E Dividends</text:p>
          </table:table-cell>
          <table:table-cell table:style-name="ce159" table:formula="of:=SUM([.N26:.N40];[.Z26:.Z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0]+[.C30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10]" office:value-type="string" office:string-value="IRA" calcext:value-type="string">
            <text:p>IRA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10]" office:value-type="string" office:string-value="IRA" calcext:value-type="string">
            <text:p>IRA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59" table:formula="of:=SUM([.O26:.O40];[.AA26:.AA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1]+[.C31]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59" table:formula="of:=SUM([.P26:.P40];[.AB26:.AB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2]+[.C32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59" table:formula="of:=SUM([.Q26:.Q40];[.AC26:.AC4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3]+[.C33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3]" office:value-type="float" office:value="0" calcext:value-type="float">
            <text:p/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13]" office:value-type="float" office:value="0" calcext:value-type="float">
            <text:p/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26:.C3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SUM([.F26:.F3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59" table:formula="of:=SUM([.S26:.S40];[.AE26:.AE4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([.C36]+[.F16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59" table:formula="of:=[.C37]+[.F1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7"/>
          <table:table-cell/>
          <table:table-cell table:style-name="ce103"/>
          <table:table-cell table:style-name="ce110" table:formula="of:=[.$K$17]" office:value-type="float" office:value="0" calcext:value-type="float">
            <text:p/>
          </table:table-cell>
          <table:table-cell table:style-name="ce266"/>
          <table:table-cell table:style-name="ce283" table:number-columns-repeated="6"/>
          <table:table-cell table:style-name="ce300" table:number-columns-repeated="2"/>
          <table:table-cell table:style-name="ce317"/>
          <table:table-cell table:style-name="ce151"/>
          <table:table-cell table:style-name="ce110" table:formula="of:=[.$K$17]" office:value-type="float" office:value="0" calcext:value-type="float">
            <text:p/>
          </table:table-cell>
          <table:table-cell table:style-name="ce337"/>
          <table:table-cell table:style-name="ce353" table:number-columns-repeated="6"/>
          <table:table-cell table:style-name="ce369" table:number-columns-repeated="2"/>
          <table:table-cell table:style-name="ce385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36:.C3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SUM([.F36:.F3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8]" office:value-type="float" office:value="0" calcext:value-type="float">
            <text:p/>
          </table:table-cell>
          <table:table-cell table:style-name="ce267"/>
          <table:table-cell table:style-name="ce284" table:number-columns-repeated="6"/>
          <table:table-cell table:style-name="ce301" table:number-columns-repeated="2"/>
          <table:table-cell table:style-name="ce318"/>
          <table:table-cell table:style-name="ce151"/>
          <table:table-cell table:style-name="ce110" table:formula="of:=[.$K$18]" office:value-type="float" office:value="0" calcext:value-type="float">
            <text:p/>
          </table:table-cell>
          <table:table-cell table:style-name="ce338"/>
          <table:table-cell table:style-name="ce354" table:number-columns-repeated="6"/>
          <table:table-cell table:style-name="ce370" table:number-columns-repeated="2"/>
          <table:table-cell table:style-name="ce386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9]" office:value-type="float" office:value="0" calcext:value-type="float">
            <text:p/>
          </table:table-cell>
          <table:table-cell table:style-name="ce267"/>
          <table:table-cell table:style-name="ce284" table:number-columns-repeated="6"/>
          <table:table-cell table:style-name="ce301" table:number-columns-repeated="2"/>
          <table:table-cell table:style-name="ce318"/>
          <table:table-cell table:style-name="ce151"/>
          <table:table-cell table:style-name="ce110" table:formula="of:=[.$K$19]" office:value-type="float" office:value="0" calcext:value-type="float">
            <text:p/>
          </table:table-cell>
          <table:table-cell table:style-name="ce338"/>
          <table:table-cell table:style-name="ce354" table:number-columns-repeated="6"/>
          <table:table-cell table:style-name="ce370" table:number-columns-repeated="2"/>
          <table:table-cell table:style-name="ce386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59" table:formula="of:=SUM([.T26:.T40];[.AF26:.AF4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[.C40]+[.F20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20]" office:value-type="float" office:value="0" calcext:value-type="float">
            <text:p/>
          </table:table-cell>
          <table:table-cell table:style-name="ce268"/>
          <table:table-cell table:style-name="ce285" table:number-columns-repeated="6"/>
          <table:table-cell table:style-name="ce302" table:number-columns-repeated="2"/>
          <table:table-cell table:style-name="ce319"/>
          <table:table-cell table:style-name="ce151"/>
          <table:table-cell table:style-name="ce110" table:formula="of:=[.$K$20]" office:value-type="float" office:value="0" calcext:value-type="float">
            <text:p/>
          </table:table-cell>
          <table:table-cell table:style-name="ce339"/>
          <table:table-cell table:style-name="ce355" table:number-columns-repeated="6"/>
          <table:table-cell table:style-name="ce371" table:number-columns-repeated="2"/>
          <table:table-cell table:style-name="ce387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7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59" table:formula="of:=[.C41]+[.F2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8"/>
          <table:table-cell/>
          <table:table-cell table:style-name="ce104"/>
          <table:table-cell table:style-name="ce109"/>
          <table:table-cell table:number-columns-repeated="10"/>
          <table:table-cell table:style-name="ce151"/>
          <table:table-cell table:style-name="ce135"/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40:.C4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59" table:formula="of:=SUM([.F40:.F41])" office:value-type="float" office:value="0" calcext:value-type="float">
            <text:p>$0.00 </text:p>
          </table:table-cell>
          <table:table-cell table:number-columns-repeated="4"/>
          <table:table-cell table:style-name="ce109"/>
          <table:table-cell table:number-columns-repeated="10"/>
          <table:table-cell table:style-name="ce151"/>
          <table:table-cell table:style-name="ce135"/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0"/>
          <table:table-cell table:style-name="ce151"/>
          <table:table-cell table:style-name="ce135"/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7" office:value-type="string" calcext:value-type="string">
            <text:p>Q3: June 1 to August 31</text:p>
          </table:table-cell>
          <table:table-cell table:number-columns-repeated="3"/>
          <table:table-cell table:style-name="ce78" office:value-type="string" calcext:value-type="string">
            <text:p>Tax Due 9/15</text:p>
          </table:table-cell>
          <table:table-cell table:number-columns-repeated="4"/>
          <table:table-cell table:style-name="ce106" office:value-type="string" calcext:value-type="string">
            <text:p>JUN</text:p>
          </table:table-cell>
          <table:table-cell table:number-columns-repeated="10"/>
          <table:table-cell table:style-name="ce151"/>
          <table:table-cell table:style-name="ce136" office:value-type="string" calcext:value-type="string">
            <text:p>JUL</text:p>
          </table:table-cell>
          <table:table-cell table:number-columns-repeated="7"/>
          <table:table-cell table:style-name="ce78" table:number-columns-repeated="2"/>
          <table:table-cell/>
          <table:table-cell table:style-name="ce151"/>
          <table:table-cell table:style-name="ce136" office:value-type="string" calcext:value-type="string">
            <text:p>AUG</text:p>
          </table:table-cell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51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51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59" table:formula="of:=SUM([.R46:.R60];[.AD46:.AD60];[.AP46:.AP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6]+[.C26]+[.C46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269"/>
          <table:table-cell table:style-name="ce286" table:number-columns-repeated="6"/>
          <table:table-cell table:style-name="ce303" table:number-columns-repeated="2"/>
          <table:table-cell table:style-name="ce320"/>
          <table:table-cell table:style-name="ce151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40"/>
          <table:table-cell table:style-name="ce356" table:number-columns-repeated="6"/>
          <table:table-cell table:style-name="ce372" table:number-columns-repeated="2"/>
          <table:table-cell table:style-name="ce388"/>
          <table:table-cell table:style-name="ce151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589"/>
          <table:table-cell table:style-name="ce602" table:number-columns-repeated="6"/>
          <table:table-cell table:style-name="ce614" table:number-columns-repeated="2"/>
          <table:table-cell table:style-name="ce626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59" table:formula="of:=SUM([.U46:.U60];[.AG46:.AG60];[.AS46:.AS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7]+[.C27]+[.C47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59" table:formula="of:=SUM([.L46:.L60];[.X46:.X60];[.AJ46:.AJ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8]+[.C28]+[.C48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8]" office:value-type="string" office:string-value="CD" calcext:value-type="string">
            <text:p>CD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8]" office:value-type="string" office:string-value="CD" calcext:value-type="string">
            <text:p>CD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8]" office:value-type="string" office:string-value="CD" calcext:value-type="string">
            <text:p>CD</text:p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59" table:formula="of:=SUM([.M46:.M60];[.Y46:.Y60];[.AK46:.AK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9]+[.C29]+[.C49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9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9]" office:value-type="float" office:value="0" calcext:value-type="float">
            <text:p/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9]" office:value-type="float" office:value="0" calcext:value-type="float">
            <text:p/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120" office:value-type="string" calcext:value-type="string">
            <text:p>T-E Dividends</text:p>
          </table:table-cell>
          <table:table-cell table:style-name="ce159" table:formula="of:=SUM([.N46:.N60];[.Z46:.Z60];[.AL46:.AL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10]+[.C30]+[.C50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0]" office:value-type="string" office:string-value="IRA" calcext:value-type="string">
            <text:p>IRA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10]" office:value-type="string" office:string-value="IRA" calcext:value-type="string">
            <text:p>IRA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10]" office:value-type="string" office:string-value="IRA" calcext:value-type="string">
            <text:p>IRA</text:p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59" table:formula="of:=SUM([.O46:.O60];[.AA46:.AA60];[.AM46:.AM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11]+[.C31]+[.C51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59" table:formula="of:=SUM([.P46:.P60];[.AB46:.AB60];[.AN46:.AN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12]+[.C32]+[.C5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59" table:formula="of:=SUM([.Q46:.Q60];[.AC46:.AC60];[.AO46:.AO6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3]+[.C33]+[.C53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3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13]" office:value-type="float" office:value="0" calcext:value-type="float">
            <text:p/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13]" office:value-type="float" office:value="0" calcext:value-type="float">
            <text:p/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46:.C5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SUM([.F46:.F5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2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59" table:formula="of:=SUM([.S46:.S60];[.AE46:.AE60];[.AQ46:.AQ6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([.C56]+[.F36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59" table:formula="of:=[.C57]+[.F3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249"/>
          <table:table-cell/>
          <table:table-cell table:style-name="ce103"/>
          <table:table-cell table:style-name="ce110" table:formula="of:=[.$K$17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17]" office:value-type="float" office:value="0" calcext:value-type="float">
            <text:p/>
          </table:table-cell>
          <table:table-cell table:style-name="ce341"/>
          <table:table-cell table:style-name="ce357" table:number-columns-repeated="6"/>
          <table:table-cell table:style-name="ce373" table:number-columns-repeated="2"/>
          <table:table-cell table:style-name="ce389"/>
          <table:table-cell table:style-name="ce151"/>
          <table:table-cell table:style-name="ce110" table:formula="of:=[.$K$17]" office:value-type="float" office:value="0" calcext:value-type="float">
            <text:p/>
          </table:table-cell>
          <table:table-cell table:style-name="ce590"/>
          <table:table-cell table:style-name="ce603" table:number-columns-repeated="6"/>
          <table:table-cell table:style-name="ce615" table:number-columns-repeated="2"/>
          <table:table-cell table:style-name="ce627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56:.C5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SUM([.F56:.F5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8]" office:value-type="float" office:value="0" calcext:value-type="float">
            <text:p/>
          </table:table-cell>
          <table:table-cell table:style-name="ce270"/>
          <table:table-cell table:style-name="ce287" table:number-columns-repeated="6"/>
          <table:table-cell table:style-name="ce304" table:number-columns-repeated="2"/>
          <table:table-cell table:style-name="ce321"/>
          <table:table-cell table:style-name="ce151"/>
          <table:table-cell table:style-name="ce110" table:formula="of:=[.$K$18]" office:value-type="float" office:value="0" calcext:value-type="float">
            <text:p/>
          </table:table-cell>
          <table:table-cell table:style-name="ce342"/>
          <table:table-cell table:style-name="ce358" table:number-columns-repeated="6"/>
          <table:table-cell table:style-name="ce374" table:number-columns-repeated="2"/>
          <table:table-cell table:style-name="ce390"/>
          <table:table-cell table:style-name="ce151"/>
          <table:table-cell table:style-name="ce110" table:formula="of:=[.$K$18]" office:value-type="float" office:value="0" calcext:value-type="float">
            <text:p/>
          </table:table-cell>
          <table:table-cell table:style-name="ce591"/>
          <table:table-cell table:style-name="ce604" table:number-columns-repeated="6"/>
          <table:table-cell table:style-name="ce616" table:number-columns-repeated="2"/>
          <table:table-cell table:style-name="ce629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9]" office:value-type="float" office:value="0" calcext:value-type="float">
            <text:p/>
          </table:table-cell>
          <table:table-cell table:style-name="ce271"/>
          <table:table-cell table:style-name="ce288" table:number-columns-repeated="6"/>
          <table:table-cell table:style-name="ce305" table:number-columns-repeated="2"/>
          <table:table-cell table:style-name="ce322"/>
          <table:table-cell table:style-name="ce151"/>
          <table:table-cell table:style-name="ce110" table:formula="of:=[.$K$19]" office:value-type="float" office:value="0" calcext:value-type="float">
            <text:p/>
          </table:table-cell>
          <table:table-cell table:style-name="ce342"/>
          <table:table-cell table:style-name="ce358" table:number-columns-repeated="6"/>
          <table:table-cell table:style-name="ce374" table:number-columns-repeated="2"/>
          <table:table-cell table:style-name="ce390"/>
          <table:table-cell table:style-name="ce151"/>
          <table:table-cell table:style-name="ce110" table:formula="of:=[.$K$19]" office:value-type="float" office:value="0" calcext:value-type="float">
            <text:p/>
          </table:table-cell>
          <table:table-cell table:style-name="ce591"/>
          <table:table-cell table:style-name="ce604" table:number-columns-repeated="6"/>
          <table:table-cell table:style-name="ce616" table:number-columns-repeated="2"/>
          <table:table-cell table:style-name="ce629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59" table:formula="of:=SUM([.T46:.T60];[.AF46:.AF60];[.AR46:.AR6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[.C60]+[.F40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20]" office:value-type="float" office:value="0" calcext:value-type="float">
            <text:p/>
          </table:table-cell>
          <table:table-cell table:style-name="ce272"/>
          <table:table-cell table:style-name="ce289" table:number-columns-repeated="6"/>
          <table:table-cell table:style-name="ce306" table:number-columns-repeated="2"/>
          <table:table-cell table:style-name="ce323"/>
          <table:table-cell table:style-name="ce151"/>
          <table:table-cell table:style-name="ce110" table:formula="of:=[.$K$20]" office:value-type="float" office:value="0" calcext:value-type="float">
            <text:p/>
          </table:table-cell>
          <table:table-cell table:style-name="ce343"/>
          <table:table-cell table:style-name="ce359" table:number-columns-repeated="6"/>
          <table:table-cell table:style-name="ce375" table:number-columns-repeated="2"/>
          <table:table-cell table:style-name="ce391"/>
          <table:table-cell table:style-name="ce151"/>
          <table:table-cell table:style-name="ce110" table:formula="of:=[.$K$20]" office:value-type="float" office:value="0" calcext:value-type="float">
            <text:p/>
          </table:table-cell>
          <table:table-cell table:style-name="ce592"/>
          <table:table-cell table:style-name="ce605" table:number-columns-repeated="6"/>
          <table:table-cell table:style-name="ce617" table:number-columns-repeated="2"/>
          <table:table-cell table:style-name="ce630"/>
          <table:table-cell table:style-name="ce151"/>
          <table:table-cell table:number-columns-repeated="982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59" table:formula="of:=[.C61]+[.F4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145"/>
          <table:table-cell/>
          <table:table-cell table:style-name="ce104"/>
          <table:table-cell table:style-name="ce106"/>
          <table:table-cell table:style-name="ce116" table:number-columns-repeated="10"/>
          <table:table-cell table:style-name="ce151"/>
          <table:table-cell table:style-name="ce135"/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60:.C6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59" table:formula="of:=SUM([.F60:.F61])" office:value-type="float" office:value="0" calcext:value-type="float">
            <text:p>$0.00 </text:p>
          </table:table-cell>
          <table:table-cell table:number-columns-repeated="4"/>
          <table:table-cell table:style-name="ce109"/>
          <table:table-cell table:number-columns-repeated="10"/>
          <table:table-cell table:style-name="ce151"/>
          <table:table-cell table:style-name="ce135"/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6"/>
          <table:table-cell table:style-name="ce91"/>
          <table:table-cell/>
          <table:table-cell table:style-name="ce92"/>
          <table:table-cell table:style-name="ce91"/>
          <table:table-cell table:number-columns-repeated="4"/>
          <table:table-cell table:style-name="ce109"/>
          <table:table-cell table:number-columns-repeated="10"/>
          <table:table-cell table:style-name="ce151"/>
          <table:table-cell table:style-name="ce135"/>
          <table:table-cell table:number-columns-repeated="10"/>
          <table:table-cell table:style-name="ce151"/>
          <table:table-cell table:style-name="ce135"/>
          <table:table-cell table:number-columns-repeated="5"/>
          <table:table-cell table:style-name="ce151" table:number-columns-repeated="6"/>
          <table:table-cell table:number-columns-repeated="982"/>
        </table:table-row>
        <table:table-row table:style-name="ro1">
          <table:table-cell/>
          <table:table-cell table:style-name="ce87" office:value-type="string" calcext:value-type="string">
            <text:p>Q4: September 1 to December 31</text:p>
          </table:table-cell>
          <table:table-cell table:style-name="ce91"/>
          <table:table-cell/>
          <table:table-cell table:style-name="ce92"/>
          <table:table-cell table:style-name="ce78" office:value-type="string" calcext:value-type="string">
            <text:p>Tax Due 1/15</text:p>
          </table:table-cell>
          <table:table-cell table:number-columns-repeated="4"/>
          <table:table-cell table:style-name="ce106" office:value-type="string" calcext:value-type="string">
            <text:p>SEP</text:p>
          </table:table-cell>
          <table:table-cell table:number-columns-repeated="10"/>
          <table:table-cell table:style-name="ce151"/>
          <table:table-cell table:style-name="ce136" office:value-type="string" calcext:value-type="string">
            <text:p>OCT</text:p>
          </table:table-cell>
          <table:table-cell table:number-columns-repeated="10"/>
          <table:table-cell table:style-name="ce151"/>
          <table:table-cell table:style-name="ce136" office:value-type="string" calcext:value-type="string">
            <text:p>NOV</text:p>
          </table:table-cell>
          <table:table-cell table:number-columns-repeated="5"/>
          <table:table-cell table:style-name="ce151" table:number-columns-repeated="6"/>
          <table:table-cell table:style-name="ce106" office:value-type="string" calcext:value-type="string">
            <text:p>DEC</text:p>
          </table:table-cell>
          <table:table-cell table:number-columns-repeated="981"/>
        </table:table-row>
        <table:table-row table:style-name="ro1">
          <table:table-cell/>
          <table:table-cell table:style-name="ce79" office:value-type="string" calcext:value-type="string">
            <text:p>Income Source</text:p>
          </table:table-cell>
          <table:table-cell table:style-name="ce88" office:value-type="string" calcext:value-type="string">
            <text:p>Quarterly</text:p>
          </table:table-cell>
          <table:table-cell table:style-name="ce93" table:number-columns-repeated="2"/>
          <table:table-cell table:style-name="ce88" office:value-type="string" calcext:value-type="string">
            <text:p>Running Sum</text:p>
          </table:table-cell>
          <table:table-cell table:number-columns-repeated="4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51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51"/>
          <table:table-cell table:style-name="ce13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style-name="ce151"/>
          <table:table-cell table:style-name="ce106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Wages/Salaries</text:p>
          </table:table-cell>
          <table:table-cell table:style-name="ce159" table:formula="of:=SUM([.R66:.R80];[.AD66:.AD80];[.AP66:.AP80];[.BB66:.BB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6]+[.C26]+[.C46]+[.C66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274"/>
          <table:table-cell table:style-name="ce290" table:number-columns-repeated="6"/>
          <table:table-cell table:style-name="ce307" table:number-columns-repeated="2"/>
          <table:table-cell table:style-name="ce324"/>
          <table:table-cell table:style-name="ce151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344"/>
          <table:table-cell table:style-name="ce360" table:number-columns-repeated="6"/>
          <table:table-cell table:style-name="ce376" table:number-columns-repeated="2"/>
          <table:table-cell table:style-name="ce392"/>
          <table:table-cell table:style-name="ce151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404"/>
          <table:table-cell table:style-name="ce416" table:number-columns-repeated="6"/>
          <table:table-cell table:style-name="ce428" table:number-columns-repeated="2"/>
          <table:table-cell table:style-name="ce440"/>
          <table:table-cell table:style-name="ce151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444"/>
          <table:table-cell table:style-name="ce448" table:number-columns-repeated="6"/>
          <table:table-cell table:style-name="ce452" table:number-columns-repeated="2"/>
          <table:table-cell table:style-name="ce456"/>
          <table:table-cell table:number-columns-repeated="971"/>
        </table:table-row>
        <table:table-row table:style-name="ro1">
          <table:table-cell/>
          <table:table-cell table:style-name="ce81" office:value-type="string" calcext:value-type="string">
            <text:p>Business &amp; Other Income</text:p>
          </table:table-cell>
          <table:table-cell table:style-name="ce159" table:formula="of:=SUM([.U66:.U80];[.AG66:.AG80];[.AS66:.AS80];[.BE66:.BE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7]+[.C27]+[.C47]+[.C67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Dividends</text:p>
          </table:table-cell>
          <table:table-cell table:style-name="ce159" table:formula="of:=SUM([.L66:.L80];[.X66:.X80];[.AJ66:.AJ80];[.AV66:.AV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8]+[.C28]+[.C48]+[.C68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8]" office:value-type="string" office:string-value="CD" calcext:value-type="string">
            <text:p>CD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8]" office:value-type="string" office:string-value="CD" calcext:value-type="string">
            <text:p>CD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8]" office:value-type="string" office:string-value="CD" calcext:value-type="string">
            <text:p>CD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8]" office:value-type="string" office:string-value="CD" calcext:value-type="string">
            <text:p>CD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Interest</text:p>
          </table:table-cell>
          <table:table-cell table:style-name="ce159" table:formula="of:=SUM([.M66:.M80];[.Y66:.Y80];[.AK66:.AK80];[.AW66:.AW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9]+[.C29]+[.C49]+[.C69])" office:value-type="float" office:value="0" calcext:value-type="float">
            <text:p>$0.00 </text:p>
          </table:table-cell>
          <table:table-cell/>
          <table:table-cell table:style-name="ce92"/>
          <table:table-cell table:number-columns-repeated="2"/>
          <table:table-cell table:style-name="ce110" table:formula="of:=[.$K$9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9]" office:value-type="float" office:value="0" calcext:value-type="float">
            <text:p/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9]" office:value-type="float" office:value="0" calcext:value-type="float">
            <text:p/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9]" office:value-type="float" office:value="0" calcext:value-type="float">
            <text:p/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120" office:value-type="string" calcext:value-type="string">
            <text:p>T-E Dividends</text:p>
          </table:table-cell>
          <table:table-cell table:style-name="ce159" table:formula="of:=SUM([.N66:.N80];[.Z66:.Z80];[.AL66:.AL80];[.AX66:.AX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10]+[.C30]+[.C50]+[.C70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0]" office:value-type="string" office:string-value="IRA" calcext:value-type="string">
            <text:p>IRA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10]" office:value-type="string" office:string-value="IRA" calcext:value-type="string">
            <text:p>IRA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10]" office:value-type="string" office:string-value="IRA" calcext:value-type="string">
            <text:p>IRA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10]" office:value-type="string" office:string-value="IRA" calcext:value-type="string">
            <text:p>IRA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Short Term Capital Gains</text:p>
          </table:table-cell>
          <table:table-cell table:style-name="ce159" table:formula="of:=SUM([.O66:.O80];[.AA66:.AA80];[.AM66:.AM80];[.AY66:.AY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11]+[.C31]+[.C51]+[.C71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Long Term Capital Gains</text:p>
          </table:table-cell>
          <table:table-cell table:style-name="ce159" table:formula="of:=SUM([.P66:.P80];[.AB66:.AB80];[.AN66:.AN80];[.AZ66:.AZ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SUM([.C12]+[.C32]+[.C52]+[.C7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office:value-type="string" calcext:value-type="string">
            <text:p>IRA Income</text:p>
          </table:table-cell>
          <table:table-cell table:style-name="ce159" table:formula="of:=SUM([.Q66:.Q80];[.AC66:.AC80];[.AO66:.AO80];[.BA66:.BA80])" office:value-type="float" office:value="0" calcext:value-type="float">
            <text:p>$0.00 </text:p>
          </table:table-cell>
          <table:table-cell table:style-name="ce89"/>
          <table:table-cell table:style-name="ce80"/>
          <table:table-cell table:style-name="ce159" table:formula="of:=[.C13]+[.C33]+[.C53]+[.C73]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3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13]" office:value-type="float" office:value="0" calcext:value-type="float">
            <text:p/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13]" office:value-type="float" office:value="0" calcext:value-type="float">
            <text:p/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13]" office:value-type="float" office:value="0" calcext:value-type="float">
            <text:p/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66:.C72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SUM([.F66:.F72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0" table:number-columns-repeated="5"/>
          <table:table-cell table:number-columns-repeated="4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Federal Tax Withheld</text:p>
          </table:table-cell>
          <table:table-cell table:style-name="ce159" table:formula="of:=SUM([.S66:.S80];[.AE66:.AE80];[.AQ66:.AQ80];[.BC66:.BC8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([.C76]+[.F56])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3" office:value-type="string" calcext:value-type="string">
            <text:p>Federal Est. Tax Paid</text:p>
          </table:table-cell>
          <table:table-cell table:style-name="ce90"/>
          <table:table-cell table:style-name="ce95"/>
          <table:table-cell table:style-name="ce83"/>
          <table:table-cell table:style-name="ce159" table:formula="of:=[.C77]+[.F57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/>
          <table:table-cell/>
          <table:table-cell table:style-name="ce103"/>
          <table:table-cell table:style-name="ce110" table:formula="of:=[.$K$17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17]" office:value-type="float" office:value="0" calcext:value-type="float">
            <text:p/>
          </table:table-cell>
          <table:table-cell table:style-name="ce345"/>
          <table:table-cell table:style-name="ce361" table:number-columns-repeated="6"/>
          <table:table-cell table:style-name="ce377" table:number-columns-repeated="2"/>
          <table:table-cell table:style-name="ce393"/>
          <table:table-cell table:style-name="ce151"/>
          <table:table-cell table:style-name="ce110" table:formula="of:=[.$K$17]" office:value-type="float" office:value="0" calcext:value-type="float">
            <text:p/>
          </table:table-cell>
          <table:table-cell table:style-name="ce405"/>
          <table:table-cell table:style-name="ce417" table:number-columns-repeated="6"/>
          <table:table-cell table:style-name="ce429" table:number-columns-repeated="2"/>
          <table:table-cell table:style-name="ce441"/>
          <table:table-cell table:style-name="ce151"/>
          <table:table-cell table:style-name="ce110" table:formula="of:=[.$K$17]" office:value-type="float" office:value="0" calcext:value-type="float">
            <text:p/>
          </table:table-cell>
          <table:table-cell table:style-name="ce445"/>
          <table:table-cell table:style-name="ce449" table:number-columns-repeated="6"/>
          <table:table-cell table:style-name="ce453" table:number-columns-repeated="2"/>
          <table:table-cell table:style-name="ce457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76:.C77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SUM([.F76:.F77])" office:value-type="float" office:value="0" calcext:value-type="float">
            <text:p>$0.00 </text:p>
          </table:table-cell>
          <table:table-cell table:number-columns-repeated="4"/>
          <table:table-cell table:style-name="ce110" table:formula="of:=[.$K$18]" office:value-type="float" office:value="0" calcext:value-type="float">
            <text:p/>
          </table:table-cell>
          <table:table-cell table:style-name="ce275"/>
          <table:table-cell table:style-name="ce291" table:number-columns-repeated="6"/>
          <table:table-cell table:style-name="ce308" table:number-columns-repeated="2"/>
          <table:table-cell table:style-name="ce325"/>
          <table:table-cell table:style-name="ce151"/>
          <table:table-cell table:style-name="ce110" table:formula="of:=[.$K$18]" office:value-type="float" office:value="0" calcext:value-type="float">
            <text:p/>
          </table:table-cell>
          <table:table-cell table:style-name="ce346"/>
          <table:table-cell table:style-name="ce362" table:number-columns-repeated="6"/>
          <table:table-cell table:style-name="ce378" table:number-columns-repeated="2"/>
          <table:table-cell table:style-name="ce394"/>
          <table:table-cell table:style-name="ce151"/>
          <table:table-cell table:style-name="ce110" table:formula="of:=[.$K$18]" office:value-type="float" office:value="0" calcext:value-type="float">
            <text:p/>
          </table:table-cell>
          <table:table-cell table:style-name="ce406"/>
          <table:table-cell table:style-name="ce418" table:number-columns-repeated="6"/>
          <table:table-cell table:style-name="ce430" table:number-columns-repeated="2"/>
          <table:table-cell table:style-name="ce601"/>
          <table:table-cell table:style-name="ce151"/>
          <table:table-cell table:style-name="ce110" table:formula="of:=[.$K$18]" office:value-type="float" office:value="0" calcext:value-type="float">
            <text:p/>
          </table:table-cell>
          <table:table-cell table:style-name="ce446"/>
          <table:table-cell table:style-name="ce450" table:number-columns-repeated="6"/>
          <table:table-cell table:style-name="ce454" table:number-columns-repeated="2"/>
          <table:table-cell table:style-name="ce458"/>
          <table:table-cell table:number-columns-repeated="971"/>
        </table:table-row>
        <table:table-row table:style-name="ro1">
          <table:table-cell/>
          <table:table-cell table:style-name="ce84"/>
          <table:table-cell table:style-name="ce89" table:number-columns-repeated="2"/>
          <table:table-cell table:style-name="ce81"/>
          <table:table-cell table:style-name="ce89"/>
          <table:table-cell table:number-columns-repeated="4"/>
          <table:table-cell table:style-name="ce110" table:formula="of:=[.$K$19]" office:value-type="float" office:value="0" calcext:value-type="float">
            <text:p/>
          </table:table-cell>
          <table:table-cell table:style-name="ce276"/>
          <table:table-cell table:style-name="ce292" table:number-columns-repeated="6"/>
          <table:table-cell table:style-name="ce309" table:number-columns-repeated="2"/>
          <table:table-cell table:style-name="ce326"/>
          <table:table-cell table:style-name="ce151"/>
          <table:table-cell table:style-name="ce110" table:formula="of:=[.$K$19]" office:value-type="float" office:value="0" calcext:value-type="float">
            <text:p/>
          </table:table-cell>
          <table:table-cell table:style-name="ce346"/>
          <table:table-cell table:style-name="ce362" table:number-columns-repeated="6"/>
          <table:table-cell table:style-name="ce378" table:number-columns-repeated="2"/>
          <table:table-cell table:style-name="ce394"/>
          <table:table-cell table:style-name="ce151"/>
          <table:table-cell table:style-name="ce110" table:formula="of:=[.$K$19]" office:value-type="float" office:value="0" calcext:value-type="float">
            <text:p/>
          </table:table-cell>
          <table:table-cell table:style-name="ce406"/>
          <table:table-cell table:style-name="ce418" table:number-columns-repeated="6"/>
          <table:table-cell table:style-name="ce430" table:number-columns-repeated="2"/>
          <table:table-cell table:style-name="ce442"/>
          <table:table-cell table:style-name="ce151"/>
          <table:table-cell table:style-name="ce110" table:formula="of:=[.$K$19]" office:value-type="float" office:value="0" calcext:value-type="float">
            <text:p/>
          </table:table-cell>
          <table:table-cell table:style-name="ce446"/>
          <table:table-cell table:style-name="ce450" table:number-columns-repeated="6"/>
          <table:table-cell table:style-name="ce454" table:number-columns-repeated="2"/>
          <table:table-cell table:style-name="ce458"/>
          <table:table-cell table:number-columns-repeated="971"/>
        </table:table-row>
        <table:table-row table:style-name="ro1">
          <table:table-cell/>
          <table:table-cell table:style-name="ce82" office:value-type="string" calcext:value-type="string">
            <text:p>State Tax Withheld</text:p>
          </table:table-cell>
          <table:table-cell table:style-name="ce159" table:formula="of:=SUM([.T66:.T80];[.AF66:.AF80];[.AR66:.AR80];[.BD66:.BD80])" office:value-type="float" office:value="0" calcext:value-type="float">
            <text:p>$0.00 </text:p>
          </table:table-cell>
          <table:table-cell table:style-name="ce89"/>
          <table:table-cell table:style-name="ce81"/>
          <table:table-cell table:style-name="ce159" table:formula="of:=[.C80]+[.F60]" office:value-type="float" office:value="0" calcext:value-type="float">
            <text:p>$0.00 </text:p>
          </table:table-cell>
          <table:table-cell/>
          <table:table-cell table:style-name="ce98"/>
          <table:table-cell table:number-columns-repeated="2"/>
          <table:table-cell table:style-name="ce110" table:formula="of:=[.$K$20]" office:value-type="float" office:value="0" calcext:value-type="float">
            <text:p/>
          </table:table-cell>
          <table:table-cell table:style-name="ce277"/>
          <table:table-cell table:style-name="ce293" table:number-columns-repeated="6"/>
          <table:table-cell table:style-name="ce310" table:number-columns-repeated="2"/>
          <table:table-cell table:style-name="ce327"/>
          <table:table-cell table:style-name="ce151"/>
          <table:table-cell table:style-name="ce110" table:formula="of:=[.$K$20]" office:value-type="float" office:value="0" calcext:value-type="float">
            <text:p/>
          </table:table-cell>
          <table:table-cell table:style-name="ce347"/>
          <table:table-cell table:style-name="ce363" table:number-columns-repeated="6"/>
          <table:table-cell table:style-name="ce379" table:number-columns-repeated="2"/>
          <table:table-cell table:style-name="ce395"/>
          <table:table-cell table:style-name="ce151"/>
          <table:table-cell table:style-name="ce110" table:formula="of:=[.$K$20]" office:value-type="float" office:value="0" calcext:value-type="float">
            <text:p/>
          </table:table-cell>
          <table:table-cell table:style-name="ce407"/>
          <table:table-cell table:style-name="ce419" table:number-columns-repeated="6"/>
          <table:table-cell table:style-name="ce431" table:number-columns-repeated="2"/>
          <table:table-cell table:style-name="ce443"/>
          <table:table-cell table:style-name="ce151"/>
          <table:table-cell table:style-name="ce110" table:formula="of:=[.$K$20]" office:value-type="float" office:value="0" calcext:value-type="float">
            <text:p/>
          </table:table-cell>
          <table:table-cell table:style-name="ce447"/>
          <table:table-cell table:style-name="ce451" table:number-columns-repeated="6"/>
          <table:table-cell table:style-name="ce455" table:number-columns-repeated="2"/>
          <table:table-cell table:style-name="ce459"/>
          <table:table-cell table:number-columns-repeated="971"/>
        </table:table-row>
        <table:table-row table:style-name="ro1">
          <table:table-cell/>
          <table:table-cell table:style-name="ce85" office:value-type="string" calcext:value-type="string">
            <text:p>State Est. Tax Paid</text:p>
          </table:table-cell>
          <table:table-cell table:style-name="ce90"/>
          <table:table-cell table:style-name="ce95"/>
          <table:table-cell table:style-name="ce83"/>
          <table:table-cell table:style-name="ce159" table:formula="of:=[.C81]+[.F61]" office:value-type="float" office:value="0" calcext:value-type="float">
            <text:p>$0.00 </text:p>
          </table:table-cell>
          <table:table-cell table:style-name="ce76" office:value-type="string" calcext:value-type="string">
            <text:p>Conf. #:</text:p>
          </table:table-cell>
          <table:table-cell table:style-name="ce99"/>
          <table:table-cell/>
          <table:table-cell table:style-name="ce105"/>
          <table:table-cell table:style-name="ce78"/>
          <table:table-cell table:style-name="ce116" table:number-columns-repeated="10"/>
          <table:table-cell table:number-columns-repeated="1007"/>
        </table:table-row>
        <table:table-row table:style-name="ro1">
          <table:table-cell/>
          <table:table-cell table:style-name="ce82" office:value-type="string" calcext:value-type="string">
            <text:p>Quarterly Total:</text:p>
          </table:table-cell>
          <table:table-cell table:style-name="ce159" table:formula="of:=SUM([.C80:.C81])" office:value-type="float" office:value="0" calcext:value-type="float">
            <text:p>$0.00 </text:p>
          </table:table-cell>
          <table:table-cell table:style-name="ce80"/>
          <table:table-cell table:style-name="ce81"/>
          <table:table-cell table:style-name="ce159" table:formula="of:=SUM([.F80:.F81])" office:value-type="float" office:value="0" calcext:value-type="float">
            <text:p>$0.00 </text:p>
          </table:table-cell>
          <table:table-cell table:number-columns-repeated="1022"/>
        </table:table-row>
        <table:table-row table:style-name="ro1" table:number-rows-repeated="2">
          <table:table-cell table:number-columns-repeated="1028"/>
        </table:table-row>
        <table:table-row table:style-name="ro1">
          <table:table-cell table:number-columns-repeated="2"/>
          <table:table-cell table:style-name="ce92" office:value-type="string" calcext:value-type="string">
            <text:p>Fed Effective Tax Rate</text:p>
          </table:table-cell>
          <table:table-cell table:style-name="ce92"/>
          <table:table-cell/>
          <table:table-cell table:style-name="ce96" table:formula="of:=[$'Federal Income Tax'.B65]" office:value-type="percentage" office:value="0" calcext:value-type="percentage">
            <text:p>0.0%</text:p>
          </table:table-cell>
          <table:table-cell/>
          <table:table-cell table:style-name="ce92"/>
          <table:table-cell table:number-columns-repeated="2"/>
          <table:table-cell office:value-type="string" calcext:value-type="string">
            <text:p>Total / Year-to-Date <text:s/>(useful to check against YTD numbers on statement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2" office:value-type="string" calcext:value-type="string">
            <text:p>State Effective Tax Rate</text:p>
          </table:table-cell>
          <table:table-cell table:style-name="ce92"/>
          <table:table-cell/>
          <table:table-cell table:style-name="ce96" table:formula="of:=[$'GA State Income Tax'.B30]" office:value-type="percentage" office:value="0.0509" calcext:value-type="percentage">
            <text:p>5.1%</text:p>
          </table:table-cell>
          <table:table-cell/>
          <table:table-cell table:style-name="ce92"/>
          <table:table-cell table:number-columns-repeated="2"/>
          <table:table-cell table:style-name="ce110" office:value-type="string" calcext:value-type="string">
            <text:p>Institution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6]" office:value-type="string" office:string-value="Bank" calcext:value-type="string">
            <text:p>Bank</text:p>
          </table:table-cell>
          <table:table-cell table:style-name="ce156" table:formula="of:=[.L6]+[.X6]+[.AJ6]+[.L26]+[.X26]+[.L46]+[.X46]+[.AJ46]+[.L66]+[.X66]+[.AJ66]+[.AV66]" office:value-type="float" office:value="0" calcext:value-type="float">
            <text:p>$0.00</text:p>
          </table:table-cell>
          <table:table-cell table:style-name="ce156" table:formula="of:=[.M6]+[.Y6]+[.AK6]+[.M26]+[.Y26]+[.M46]+[.Y46]+[.AK46]+[.M66]+[.Y66]+[.AK66]+[.AW66]" office:value-type="float" office:value="0" calcext:value-type="float">
            <text:p>$0.00</text:p>
          </table:table-cell>
          <table:table-cell table:style-name="ce156" table:formula="of:=[.N6]+[.Z6]+[.AL6]+[.N26]+[.Z26]+[.N46]+[.Z46]+[.AL46]+[.N66]+[.Z66]+[.AL66]+[.AX66]" office:value-type="float" office:value="0" calcext:value-type="float">
            <text:p>$0.00</text:p>
          </table:table-cell>
          <table:table-cell table:style-name="ce156" table:formula="of:=[.O6]+[.AA6]+[.AM6]+[.O26]+[.AA26]+[.O46]+[.AA46]+[.AM46]+[.O66]+[.AA66]+[.AM66]+[.AY66]" office:value-type="float" office:value="0" calcext:value-type="float">
            <text:p>$0.00</text:p>
          </table:table-cell>
          <table:table-cell table:style-name="ce156" table:formula="of:=[.P6]+[.AB6]+[.AN6]+[.P26]+[.AB26]+[.P46]+[.AB46]+[.AN46]+[.P66]+[.AB66]+[.AN66]+[.AZ66]" office:value-type="float" office:value="0" calcext:value-type="float">
            <text:p>$0.00</text:p>
          </table:table-cell>
          <table:table-cell table:style-name="ce156" table:formula="of:=[.Q6]+[.AC6]+[.AO6]+[.Q26]+[.AC26]+[.Q46]+[.AC46]+[.AO46]+[.Q66]+[.AC66]+[.AO66]+[.BA66]" office:value-type="float" office:value="0" calcext:value-type="float">
            <text:p>$0.00</text:p>
          </table:table-cell>
          <table:table-cell table:style-name="ce156" table:formula="of:=[.R6]+[.AD6]+[.AP6]+[.R26]+[.AD26]+[.R46]+[.AD46]+[.AP46]+[.R66]+[.AD66]+[.AP66]+[.BB66]" office:value-type="float" office:value="0" calcext:value-type="float">
            <text:p>$0.00</text:p>
          </table:table-cell>
          <table:table-cell table:style-name="ce156" table:formula="of:=[.S6]+[.AE6]+[.AQ6]+[.S26]+[.AE26]+[.S46]+[.AE46]+[.AQ46]+[.S66]+[.AE66]+[.AQ66]+[.BC66]" office:value-type="float" office:value="0" calcext:value-type="float">
            <text:p>$0.00</text:p>
          </table:table-cell>
          <table:table-cell table:style-name="ce156" table:formula="of:=[.T6]+[.AF6]+[.AR6]+[.T26]+[.AF26]+[.T46]+[.AF46]+[.AR46]+[.T66]+[.AF66]+[.AR66]+[.BD66]" office:value-type="float" office:value="0" calcext:value-type="float">
            <text:p>$0.00</text:p>
          </table:table-cell>
          <table:table-cell table:style-name="ce156" table:formula="of:=[.U6]+[.AG6]+[.AS6]+[.U26]+[.AG26]+[.U46]+[.AG46]+[.AS46]+[.U66]+[.AG66]+[.AS66]+[.BE66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7]" office:value-type="string" office:string-value="Credit Union" calcext:value-type="string">
            <text:p>Credit Union</text:p>
          </table:table-cell>
          <table:table-cell table:style-name="ce156" table:formula="of:=[.L7]+[.X7]+[.AJ7]+[.L27]+[.X27]+[.L47]+[.X47]+[.AJ47]+[.L67]+[.X67]+[.AJ67]+[.AV67]" office:value-type="float" office:value="0" calcext:value-type="float">
            <text:p>$0.00</text:p>
          </table:table-cell>
          <table:table-cell table:style-name="ce156" table:formula="of:=[.M7]+[.Y7]+[.AK7]+[.M27]+[.Y27]+[.M47]+[.Y47]+[.AK47]+[.M67]+[.Y67]+[.AK67]+[.AW67]" office:value-type="float" office:value="0" calcext:value-type="float">
            <text:p>$0.00</text:p>
          </table:table-cell>
          <table:table-cell table:style-name="ce156" table:formula="of:=[.N7]+[.Z7]+[.AL7]+[.N27]+[.Z27]+[.N47]+[.Z47]+[.AL47]+[.N67]+[.Z67]+[.AL67]+[.AX67]" office:value-type="float" office:value="0" calcext:value-type="float">
            <text:p>$0.00</text:p>
          </table:table-cell>
          <table:table-cell table:style-name="ce156" table:formula="of:=[.O7]+[.AA7]+[.AM7]+[.O27]+[.AA27]+[.O47]+[.AA47]+[.AM47]+[.O67]+[.AA67]+[.AM67]+[.AY67]" office:value-type="float" office:value="0" calcext:value-type="float">
            <text:p>$0.00</text:p>
          </table:table-cell>
          <table:table-cell table:style-name="ce156" table:formula="of:=[.P7]+[.AB7]+[.AN7]+[.P27]+[.AB27]+[.P47]+[.AB47]+[.AN47]+[.P67]+[.AB67]+[.AN67]+[.AZ67]" office:value-type="float" office:value="0" calcext:value-type="float">
            <text:p>$0.00</text:p>
          </table:table-cell>
          <table:table-cell table:style-name="ce156" table:formula="of:=[.Q7]+[.AC7]+[.AO7]+[.Q27]+[.AC27]+[.Q47]+[.AC47]+[.AO47]+[.Q67]+[.AC67]+[.AO67]+[.BA67]" office:value-type="float" office:value="0" calcext:value-type="float">
            <text:p>$0.00</text:p>
          </table:table-cell>
          <table:table-cell table:style-name="ce156" table:formula="of:=[.R7]+[.AD7]+[.AP7]+[.R27]+[.AD27]+[.R47]+[.AD47]+[.AP47]+[.R67]+[.AD67]+[.AP67]+[.BB67]" office:value-type="float" office:value="0" calcext:value-type="float">
            <text:p>$0.00</text:p>
          </table:table-cell>
          <table:table-cell table:style-name="ce156" table:formula="of:=[.S7]+[.AE7]+[.AQ7]+[.S27]+[.AE27]+[.S47]+[.AE47]+[.AQ47]+[.S67]+[.AE67]+[.AQ67]+[.BC67]" office:value-type="float" office:value="0" calcext:value-type="float">
            <text:p>$0.00</text:p>
          </table:table-cell>
          <table:table-cell table:style-name="ce156" table:formula="of:=[.T7]+[.AF7]+[.AR7]+[.T27]+[.AF27]+[.T47]+[.AF47]+[.AR47]+[.T67]+[.AF67]+[.AR67]+[.BD67]" office:value-type="float" office:value="0" calcext:value-type="float">
            <text:p>$0.00</text:p>
          </table:table-cell>
          <table:table-cell table:style-name="ce156" table:formula="of:=[.U7]+[.AG7]+[.AS7]+[.U27]+[.AG27]+[.U47]+[.AG47]+[.AS47]+[.U67]+[.AG67]+[.AS67]+[.BE67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otal Income</text:p>
          </table:table-cell>
          <table:table-cell table:number-columns-repeated="2"/>
          <table:table-cell table:style-name="ce196" table:formula="of:=SUM([.F66:.F73])-[.U101]" office:value-type="currency" office:currency="USD" office:value="0" calcext:value-type="currency">
            <text:p>$0.00</text:p>
          </table:table-cell>
          <table:table-cell table:number-columns-repeated="4"/>
          <table:table-cell table:style-name="ce110" table:formula="of:=[.$K$8]" office:value-type="string" office:string-value="CD" calcext:value-type="string">
            <text:p>CD</text:p>
          </table:table-cell>
          <table:table-cell table:style-name="ce156" table:formula="of:=[.L8]+[.X8]+[.AJ8]+[.L28]+[.X28]+[.L48]+[.X48]+[.AJ48]+[.L68]+[.X68]+[.AJ68]+[.AV68]" office:value-type="float" office:value="0" calcext:value-type="float">
            <text:p>$0.00</text:p>
          </table:table-cell>
          <table:table-cell table:style-name="ce156" table:formula="of:=[.M8]+[.Y8]+[.AK8]+[.M28]+[.Y28]+[.M48]+[.Y48]+[.AK48]+[.M68]+[.Y68]+[.AK68]+[.AW68]" office:value-type="float" office:value="0" calcext:value-type="float">
            <text:p>$0.00</text:p>
          </table:table-cell>
          <table:table-cell table:style-name="ce156" table:formula="of:=[.N8]+[.Z8]+[.AL8]+[.N28]+[.Z28]+[.N48]+[.Z48]+[.AL48]+[.N68]+[.Z68]+[.AL68]+[.AX68]" office:value-type="float" office:value="0" calcext:value-type="float">
            <text:p>$0.00</text:p>
          </table:table-cell>
          <table:table-cell table:style-name="ce156" table:formula="of:=[.O8]+[.AA8]+[.AM8]+[.O28]+[.AA28]+[.O48]+[.AA48]+[.AM48]+[.O68]+[.AA68]+[.AM68]+[.AY68]" office:value-type="float" office:value="0" calcext:value-type="float">
            <text:p>$0.00</text:p>
          </table:table-cell>
          <table:table-cell table:style-name="ce156" table:formula="of:=[.P8]+[.AB8]+[.AN8]+[.P28]+[.AB28]+[.P48]+[.AB48]+[.AN48]+[.P68]+[.AB68]+[.AN68]+[.AZ68]" office:value-type="float" office:value="0" calcext:value-type="float">
            <text:p>$0.00</text:p>
          </table:table-cell>
          <table:table-cell table:style-name="ce156" table:formula="of:=[.Q8]+[.AC8]+[.AO8]+[.Q28]+[.AC28]+[.Q48]+[.AC48]+[.AO48]+[.Q68]+[.AC68]+[.AO68]+[.BA68]" office:value-type="float" office:value="0" calcext:value-type="float">
            <text:p>$0.00</text:p>
          </table:table-cell>
          <table:table-cell table:style-name="ce156" table:formula="of:=[.R8]+[.AD8]+[.AP8]+[.R28]+[.AD28]+[.R48]+[.AD48]+[.AP48]+[.R68]+[.AD68]+[.AP68]+[.BB68]" office:value-type="float" office:value="0" calcext:value-type="float">
            <text:p>$0.00</text:p>
          </table:table-cell>
          <table:table-cell table:style-name="ce156" table:formula="of:=[.S8]+[.AE8]+[.AQ8]+[.S28]+[.AE28]+[.S48]+[.AE48]+[.AQ48]+[.S68]+[.AE68]+[.AQ68]+[.BC68]" office:value-type="float" office:value="0" calcext:value-type="float">
            <text:p>$0.00</text:p>
          </table:table-cell>
          <table:table-cell table:style-name="ce156" table:formula="of:=[.T8]+[.AF8]+[.AR8]+[.T28]+[.AF28]+[.T48]+[.AF48]+[.AR48]+[.T68]+[.AF68]+[.AR68]+[.BD68]" office:value-type="float" office:value="0" calcext:value-type="float">
            <text:p>$0.00</text:p>
          </table:table-cell>
          <table:table-cell table:style-name="ce156" table:formula="of:=[.U8]+[.AG8]+[.AS8]+[.U28]+[.AG28]+[.U48]+[.AG48]+[.AS48]+[.U68]+[.AG68]+[.AS68]+[.BE68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9]" office:value-type="float" office:value="0" calcext:value-type="float">
            <text:p/>
          </table:table-cell>
          <table:table-cell table:style-name="ce156" table:formula="of:=[.L9]+[.X9]+[.AJ9]+[.L29]+[.X29]+[.L49]+[.X49]+[.AJ49]+[.L69]+[.X69]+[.AJ69]+[.AV69]" office:value-type="float" office:value="0" calcext:value-type="float">
            <text:p>$0.00</text:p>
          </table:table-cell>
          <table:table-cell table:style-name="ce156" table:formula="of:=[.M9]+[.Y9]+[.AK9]+[.M29]+[.Y29]+[.M49]+[.Y49]+[.AK49]+[.M69]+[.Y69]+[.AK69]+[.AW69]" office:value-type="float" office:value="0" calcext:value-type="float">
            <text:p>$0.00</text:p>
          </table:table-cell>
          <table:table-cell table:style-name="ce156" table:formula="of:=[.N9]+[.Z9]+[.AL9]+[.N29]+[.Z29]+[.N49]+[.Z49]+[.AL49]+[.N69]+[.Z69]+[.AL69]+[.AX69]" office:value-type="float" office:value="0" calcext:value-type="float">
            <text:p>$0.00</text:p>
          </table:table-cell>
          <table:table-cell table:style-name="ce156" table:formula="of:=[.O9]+[.AA9]+[.AM9]+[.O29]+[.AA29]+[.O49]+[.AA49]+[.AM49]+[.O69]+[.AA69]+[.AM69]+[.AY69]" office:value-type="float" office:value="0" calcext:value-type="float">
            <text:p>$0.00</text:p>
          </table:table-cell>
          <table:table-cell table:style-name="ce156" table:formula="of:=[.P9]+[.AB9]+[.AN9]+[.P29]+[.AB29]+[.P49]+[.AB49]+[.AN49]+[.P69]+[.AB69]+[.AN69]+[.AZ69]" office:value-type="float" office:value="0" calcext:value-type="float">
            <text:p>$0.00</text:p>
          </table:table-cell>
          <table:table-cell table:style-name="ce156" table:formula="of:=[.Q9]+[.AC9]+[.AO9]+[.Q29]+[.AC29]+[.Q49]+[.AC49]+[.AO49]+[.Q69]+[.AC69]+[.AO69]+[.BA69]" office:value-type="float" office:value="0" calcext:value-type="float">
            <text:p>$0.00</text:p>
          </table:table-cell>
          <table:table-cell table:style-name="ce156" table:formula="of:=[.R9]+[.AD9]+[.AP9]+[.R29]+[.AD29]+[.R49]+[.AD49]+[.AP49]+[.R69]+[.AD69]+[.AP69]+[.BB69]" office:value-type="float" office:value="0" calcext:value-type="float">
            <text:p>$0.00</text:p>
          </table:table-cell>
          <table:table-cell table:style-name="ce156" table:formula="of:=[.S9]+[.AE9]+[.AQ9]+[.S29]+[.AE29]+[.S49]+[.AE49]+[.AQ49]+[.S69]+[.AE69]+[.AQ69]+[.BC69]" office:value-type="float" office:value="0" calcext:value-type="float">
            <text:p>$0.00</text:p>
          </table:table-cell>
          <table:table-cell table:style-name="ce156" table:formula="of:=[.T9]+[.AF9]+[.AR9]+[.T29]+[.AF29]+[.T49]+[.AF49]+[.AR49]+[.T69]+[.AF69]+[.AR69]+[.BD69]" office:value-type="float" office:value="0" calcext:value-type="float">
            <text:p>$0.00</text:p>
          </table:table-cell>
          <table:table-cell table:style-name="ce156" table:formula="of:=[.U9]+[.AG9]+[.AS9]+[.U29]+[.AG29]+[.U49]+[.AG49]+[.AS49]+[.U69]+[.AG69]+[.AS69]+[.BE69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0]" office:value-type="string" office:string-value="IRA" calcext:value-type="string">
            <text:p>IRA</text:p>
          </table:table-cell>
          <table:table-cell table:style-name="ce156" table:formula="of:=[.L10]+[.X10]+[.AJ10]+[.L30]+[.X30]+[.L50]+[.X50]+[.AJ50]+[.L70]+[.X70]+[.AJ70]+[.AV70]" office:value-type="float" office:value="0" calcext:value-type="float">
            <text:p>$0.00</text:p>
          </table:table-cell>
          <table:table-cell table:style-name="ce156" table:formula="of:=[.M10]+[.Y10]+[.AK10]+[.M30]+[.Y30]+[.M50]+[.Y50]+[.AK50]+[.M70]+[.Y70]+[.AK70]+[.AW70]" office:value-type="float" office:value="0" calcext:value-type="float">
            <text:p>$0.00</text:p>
          </table:table-cell>
          <table:table-cell table:style-name="ce156" table:formula="of:=[.N10]+[.Z10]+[.AL10]+[.N30]+[.Z30]+[.N50]+[.Z50]+[.AL50]+[.N70]+[.Z70]+[.AL70]+[.AX70]" office:value-type="float" office:value="0" calcext:value-type="float">
            <text:p>$0.00</text:p>
          </table:table-cell>
          <table:table-cell table:style-name="ce156" table:formula="of:=[.O10]+[.AA10]+[.AM10]+[.O30]+[.AA30]+[.O50]+[.AA50]+[.AM50]+[.O70]+[.AA70]+[.AM70]+[.AY70]" office:value-type="float" office:value="0" calcext:value-type="float">
            <text:p>$0.00</text:p>
          </table:table-cell>
          <table:table-cell table:style-name="ce156" table:formula="of:=[.P10]+[.AB10]+[.AN10]+[.P30]+[.AB30]+[.P50]+[.AB50]+[.AN50]+[.P70]+[.AB70]+[.AN70]+[.AZ70]" office:value-type="float" office:value="0" calcext:value-type="float">
            <text:p>$0.00</text:p>
          </table:table-cell>
          <table:table-cell table:style-name="ce156" table:formula="of:=[.Q10]+[.AC10]+[.AO10]+[.Q30]+[.AC30]+[.Q50]+[.AC50]+[.AO50]+[.Q70]+[.AC70]+[.AO70]+[.BA70]" office:value-type="float" office:value="0" calcext:value-type="float">
            <text:p>$0.00</text:p>
          </table:table-cell>
          <table:table-cell table:style-name="ce156" table:formula="of:=[.R10]+[.AD10]+[.AP10]+[.R30]+[.AD30]+[.R50]+[.AD50]+[.AP50]+[.R70]+[.AD70]+[.AP70]+[.BB70]" office:value-type="float" office:value="0" calcext:value-type="float">
            <text:p>$0.00</text:p>
          </table:table-cell>
          <table:table-cell table:style-name="ce156" table:formula="of:=[.S10]+[.AE10]+[.AQ10]+[.S30]+[.AE30]+[.S50]+[.AE50]+[.AQ50]+[.S70]+[.AE70]+[.AQ70]+[.BC70]" office:value-type="float" office:value="0" calcext:value-type="float">
            <text:p>$0.00</text:p>
          </table:table-cell>
          <table:table-cell table:style-name="ce156" table:formula="of:=[.T10]+[.AF10]+[.AR10]+[.T30]+[.AF30]+[.T50]+[.AF50]+[.AR50]+[.T70]+[.AF70]+[.AR70]+[.BD70]" office:value-type="float" office:value="0" calcext:value-type="float">
            <text:p>$0.00</text:p>
          </table:table-cell>
          <table:table-cell table:style-name="ce156" table:formula="of:=[.U10]+[.AG10]+[.AS10]+[.U30]+[.AG30]+[.U50]+[.AG50]+[.AS50]+[.U70]+[.AG70]+[.AS70]+[.BE70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1]" office:value-type="string" office:string-value="Brokerage" calcext:value-type="string">
            <text:p>Brokerage</text:p>
          </table:table-cell>
          <table:table-cell table:style-name="ce156" table:formula="of:=[.L11]+[.X11]+[.AJ11]+[.L31]+[.X31]+[.L51]+[.X51]+[.AJ51]+[.L71]+[.X71]+[.AJ71]+[.AV71]" office:value-type="float" office:value="0" calcext:value-type="float">
            <text:p>$0.00</text:p>
          </table:table-cell>
          <table:table-cell table:style-name="ce156" table:formula="of:=[.M11]+[.Y11]+[.AK11]+[.M31]+[.Y31]+[.M51]+[.Y51]+[.AK51]+[.M71]+[.Y71]+[.AK71]+[.AW71]" office:value-type="float" office:value="0" calcext:value-type="float">
            <text:p>$0.00</text:p>
          </table:table-cell>
          <table:table-cell table:style-name="ce156" table:formula="of:=[.N11]+[.Z11]+[.AL11]+[.N31]+[.Z31]+[.N51]+[.Z51]+[.AL51]+[.N71]+[.Z71]+[.AL71]+[.AX71]" office:value-type="float" office:value="0" calcext:value-type="float">
            <text:p>$0.00</text:p>
          </table:table-cell>
          <table:table-cell table:style-name="ce156" table:formula="of:=[.O11]+[.AA11]+[.AM11]+[.O31]+[.AA31]+[.O51]+[.AA51]+[.AM51]+[.O71]+[.AA71]+[.AM71]+[.AY71]" office:value-type="float" office:value="0" calcext:value-type="float">
            <text:p>$0.00</text:p>
          </table:table-cell>
          <table:table-cell table:style-name="ce156" table:formula="of:=[.P11]+[.AB11]+[.AN11]+[.P31]+[.AB31]+[.P51]+[.AB51]+[.AN51]+[.P71]+[.AB71]+[.AN71]+[.AZ71]" office:value-type="float" office:value="0" calcext:value-type="float">
            <text:p>$0.00</text:p>
          </table:table-cell>
          <table:table-cell table:style-name="ce156" table:formula="of:=[.Q11]+[.AC11]+[.AO11]+[.Q31]+[.AC31]+[.Q51]+[.AC51]+[.AO51]+[.Q71]+[.AC71]+[.AO71]+[.BA71]" office:value-type="float" office:value="0" calcext:value-type="float">
            <text:p>$0.00</text:p>
          </table:table-cell>
          <table:table-cell table:style-name="ce156" table:formula="of:=[.R11]+[.AD11]+[.AP11]+[.R31]+[.AD31]+[.R51]+[.AD51]+[.AP51]+[.R71]+[.AD71]+[.AP71]+[.BB71]" office:value-type="float" office:value="0" calcext:value-type="float">
            <text:p>$0.00</text:p>
          </table:table-cell>
          <table:table-cell table:style-name="ce156" table:formula="of:=[.S11]+[.AE11]+[.AQ11]+[.S31]+[.AE31]+[.S51]+[.AE51]+[.AQ51]+[.S71]+[.AE71]+[.AQ71]+[.BC71]" office:value-type="float" office:value="0" calcext:value-type="float">
            <text:p>$0.00</text:p>
          </table:table-cell>
          <table:table-cell table:style-name="ce156" table:formula="of:=[.T11]+[.AF11]+[.AR11]+[.T31]+[.AF31]+[.T51]+[.AF51]+[.AR51]+[.T71]+[.AF71]+[.AR71]+[.BD71]" office:value-type="float" office:value="0" calcext:value-type="float">
            <text:p>$0.00</text:p>
          </table:table-cell>
          <table:table-cell table:style-name="ce156" table:formula="of:=[.U11]+[.AG11]+[.AS11]+[.U31]+[.AG31]+[.U51]+[.AG51]+[.AS51]+[.U71]+[.AG71]+[.AS71]+[.BE71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2]" office:value-type="string" office:string-value="Mutual Fund" calcext:value-type="string">
            <text:p>Mutual Fund</text:p>
          </table:table-cell>
          <table:table-cell table:style-name="ce156" table:formula="of:=[.L12]+[.X12]+[.AJ12]+[.L32]+[.X32]+[.L52]+[.X52]+[.AJ52]+[.L72]+[.X72]+[.AJ72]+[.AV72]" office:value-type="float" office:value="0" calcext:value-type="float">
            <text:p>$0.00</text:p>
          </table:table-cell>
          <table:table-cell table:style-name="ce156" table:formula="of:=[.M12]+[.Y12]+[.AK12]+[.M32]+[.Y32]+[.M52]+[.Y52]+[.AK52]+[.M72]+[.Y72]+[.AK72]+[.AW72]" office:value-type="float" office:value="0" calcext:value-type="float">
            <text:p>$0.00</text:p>
          </table:table-cell>
          <table:table-cell table:style-name="ce156" table:formula="of:=[.N12]+[.Z12]+[.AL12]+[.N32]+[.Z32]+[.N52]+[.Z52]+[.AL52]+[.N72]+[.Z72]+[.AL72]+[.AX72]" office:value-type="float" office:value="0" calcext:value-type="float">
            <text:p>$0.00</text:p>
          </table:table-cell>
          <table:table-cell table:style-name="ce156" table:formula="of:=[.O12]+[.AA12]+[.AM12]+[.O32]+[.AA32]+[.O52]+[.AA52]+[.AM52]+[.O72]+[.AA72]+[.AM72]+[.AY72]" office:value-type="float" office:value="0" calcext:value-type="float">
            <text:p>$0.00</text:p>
          </table:table-cell>
          <table:table-cell table:style-name="ce156" table:formula="of:=[.P12]+[.AB12]+[.AN12]+[.P32]+[.AB32]+[.P52]+[.AB52]+[.AN52]+[.P72]+[.AB72]+[.AN72]+[.AZ72]" office:value-type="float" office:value="0" calcext:value-type="float">
            <text:p>$0.00</text:p>
          </table:table-cell>
          <table:table-cell table:style-name="ce156" table:formula="of:=[.Q12]+[.AC12]+[.AO12]+[.Q32]+[.AC32]+[.Q52]+[.AC52]+[.AO52]+[.Q72]+[.AC72]+[.AO72]+[.BA72]" office:value-type="float" office:value="0" calcext:value-type="float">
            <text:p>$0.00</text:p>
          </table:table-cell>
          <table:table-cell table:style-name="ce156" table:formula="of:=[.R12]+[.AD12]+[.AP12]+[.R32]+[.AD32]+[.R52]+[.AD52]+[.AP52]+[.R72]+[.AD72]+[.AP72]+[.BB72]" office:value-type="float" office:value="0" calcext:value-type="float">
            <text:p>$0.00</text:p>
          </table:table-cell>
          <table:table-cell table:style-name="ce156" table:formula="of:=[.S12]+[.AE12]+[.AQ12]+[.S32]+[.AE32]+[.S52]+[.AE52]+[.AQ52]+[.S72]+[.AE72]+[.AQ72]+[.BC72]" office:value-type="float" office:value="0" calcext:value-type="float">
            <text:p>$0.00</text:p>
          </table:table-cell>
          <table:table-cell table:style-name="ce156" table:formula="of:=[.T12]+[.AF12]+[.AR12]+[.T32]+[.AF32]+[.T52]+[.AF52]+[.AR52]+[.T72]+[.AF72]+[.AR72]+[.BD72]" office:value-type="float" office:value="0" calcext:value-type="float">
            <text:p>$0.00</text:p>
          </table:table-cell>
          <table:table-cell table:style-name="ce156" table:formula="of:=[.U12]+[.AG12]+[.AS12]+[.U32]+[.AG32]+[.U52]+[.AG52]+[.AS52]+[.U72]+[.AG72]+[.AS72]+[.BE72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3]" office:value-type="float" office:value="0" calcext:value-type="float">
            <text:p/>
          </table:table-cell>
          <table:table-cell table:style-name="ce156" table:formula="of:=[.L13]+[.X13]+[.AJ13]+[.L33]+[.X33]+[.L53]+[.X53]+[.AJ53]+[.L73]+[.X73]+[.AJ73]+[.AV73]" office:value-type="float" office:value="0" calcext:value-type="float">
            <text:p>$0.00</text:p>
          </table:table-cell>
          <table:table-cell table:style-name="ce156" table:formula="of:=[.M13]+[.Y13]+[.AK13]+[.M33]+[.Y33]+[.M53]+[.Y53]+[.AK53]+[.M73]+[.Y73]+[.AK73]+[.AW73]" office:value-type="float" office:value="0" calcext:value-type="float">
            <text:p>$0.00</text:p>
          </table:table-cell>
          <table:table-cell table:style-name="ce156" table:formula="of:=[.N13]+[.Z13]+[.AL13]+[.N33]+[.Z33]+[.N53]+[.Z53]+[.AL53]+[.N73]+[.Z73]+[.AL73]+[.AX73]" office:value-type="float" office:value="0" calcext:value-type="float">
            <text:p>$0.00</text:p>
          </table:table-cell>
          <table:table-cell table:style-name="ce156" table:formula="of:=[.O13]+[.AA13]+[.AM13]+[.O33]+[.AA33]+[.O53]+[.AA53]+[.AM53]+[.O73]+[.AA73]+[.AM73]+[.AY73]" office:value-type="float" office:value="0" calcext:value-type="float">
            <text:p>$0.00</text:p>
          </table:table-cell>
          <table:table-cell table:style-name="ce156" table:formula="of:=[.P13]+[.AB13]+[.AN13]+[.P33]+[.AB33]+[.P53]+[.AB53]+[.AN53]+[.P73]+[.AB73]+[.AN73]+[.AZ73]" office:value-type="float" office:value="0" calcext:value-type="float">
            <text:p>$0.00</text:p>
          </table:table-cell>
          <table:table-cell table:style-name="ce156" table:formula="of:=[.Q13]+[.AC13]+[.AO13]+[.Q33]+[.AC33]+[.Q53]+[.AC53]+[.AO53]+[.Q73]+[.AC73]+[.AO73]+[.BA73]" office:value-type="float" office:value="0" calcext:value-type="float">
            <text:p>$0.00</text:p>
          </table:table-cell>
          <table:table-cell table:style-name="ce156" table:formula="of:=[.R13]+[.AD13]+[.AP13]+[.R33]+[.AD33]+[.R53]+[.AD53]+[.AP53]+[.R73]+[.AD73]+[.AP73]+[.BB73]" office:value-type="float" office:value="0" calcext:value-type="float">
            <text:p>$0.00</text:p>
          </table:table-cell>
          <table:table-cell table:style-name="ce156" table:formula="of:=[.S13]+[.AE13]+[.AQ13]+[.S33]+[.AE33]+[.S53]+[.AE53]+[.AQ53]+[.S73]+[.AE73]+[.AQ73]+[.BC73]" office:value-type="float" office:value="0" calcext:value-type="float">
            <text:p>$0.00</text:p>
          </table:table-cell>
          <table:table-cell table:style-name="ce156" table:formula="of:=[.T13]+[.AF13]+[.AR13]+[.T33]+[.AF33]+[.T53]+[.AF53]+[.AR53]+[.T73]+[.AF73]+[.AR73]+[.BD73]" office:value-type="float" office:value="0" calcext:value-type="float">
            <text:p>$0.00</text:p>
          </table:table-cell>
          <table:table-cell table:style-name="ce156" table:formula="of:=[.U13]+[.AG13]+[.AS13]+[.U33]+[.AG33]+[.U53]+[.AG53]+[.AS53]+[.U73]+[.AG73]+[.AS73]+[.BE73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4]" office:value-type="string" office:string-value="Employer" calcext:value-type="string">
            <text:p>Employer</text:p>
          </table:table-cell>
          <table:table-cell table:style-name="ce156" table:formula="of:=[.L14]+[.X14]+[.AJ14]+[.L34]+[.X34]+[.L54]+[.X54]+[.AJ54]+[.L74]+[.X74]+[.AJ74]+[.AV74]" office:value-type="float" office:value="0" calcext:value-type="float">
            <text:p>$0.00</text:p>
          </table:table-cell>
          <table:table-cell table:style-name="ce156" table:formula="of:=[.M14]+[.Y14]+[.AK14]+[.M34]+[.Y34]+[.M54]+[.Y54]+[.AK54]+[.M74]+[.Y74]+[.AK74]+[.AW74]" office:value-type="float" office:value="0" calcext:value-type="float">
            <text:p>$0.00</text:p>
          </table:table-cell>
          <table:table-cell table:style-name="ce156" table:formula="of:=[.N14]+[.Z14]+[.AL14]+[.N34]+[.Z34]+[.N54]+[.Z54]+[.AL54]+[.N74]+[.Z74]+[.AL74]+[.AX74]" office:value-type="float" office:value="0" calcext:value-type="float">
            <text:p>$0.00</text:p>
          </table:table-cell>
          <table:table-cell table:style-name="ce156" table:formula="of:=[.O14]+[.AA14]+[.AM14]+[.O34]+[.AA34]+[.O54]+[.AA54]+[.AM54]+[.O74]+[.AA74]+[.AM74]+[.AY74]" office:value-type="float" office:value="0" calcext:value-type="float">
            <text:p>$0.00</text:p>
          </table:table-cell>
          <table:table-cell table:style-name="ce156" table:formula="of:=[.P14]+[.AB14]+[.AN14]+[.P34]+[.AB34]+[.P54]+[.AB54]+[.AN54]+[.P74]+[.AB74]+[.AN74]+[.AZ74]" office:value-type="float" office:value="0" calcext:value-type="float">
            <text:p>$0.00</text:p>
          </table:table-cell>
          <table:table-cell table:style-name="ce156" table:formula="of:=[.Q14]+[.AC14]+[.AO14]+[.Q34]+[.AC34]+[.Q54]+[.AC54]+[.AO54]+[.Q74]+[.AC74]+[.AO74]+[.BA74]" office:value-type="float" office:value="0" calcext:value-type="float">
            <text:p>$0.00</text:p>
          </table:table-cell>
          <table:table-cell table:style-name="ce156" table:formula="of:=[.R14]+[.AD14]+[.AP14]+[.R34]+[.AD34]+[.R54]+[.AD54]+[.AP54]+[.R74]+[.AD74]+[.AP74]+[.BB74]" office:value-type="float" office:value="0" calcext:value-type="float">
            <text:p>$0.00</text:p>
          </table:table-cell>
          <table:table-cell table:style-name="ce156" table:formula="of:=[.S14]+[.AE14]+[.AQ14]+[.S34]+[.AE34]+[.S54]+[.AE54]+[.AQ54]+[.S74]+[.AE74]+[.AQ74]+[.BC74]" office:value-type="float" office:value="0" calcext:value-type="float">
            <text:p>$0.00</text:p>
          </table:table-cell>
          <table:table-cell table:style-name="ce156" table:formula="of:=[.T14]+[.AF14]+[.AR14]+[.T34]+[.AF34]+[.T54]+[.AF54]+[.AR54]+[.T74]+[.AF74]+[.AR74]+[.BD74]" office:value-type="float" office:value="0" calcext:value-type="float">
            <text:p>$0.00</text:p>
          </table:table-cell>
          <table:table-cell table:style-name="ce156" table:formula="of:=[.U14]+[.AG14]+[.AS14]+[.U34]+[.AG34]+[.U54]+[.AG54]+[.AS54]+[.U74]+[.AG74]+[.AS74]+[.BE74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5]" office:value-type="string" office:string-value="Self Employ" calcext:value-type="string">
            <text:p>Self Employ</text:p>
          </table:table-cell>
          <table:table-cell table:style-name="ce156" table:formula="of:=[.L15]+[.X15]+[.AJ15]+[.L35]+[.X35]+[.L55]+[.X55]+[.AJ55]+[.L75]+[.X75]+[.AJ75]+[.AV75]" office:value-type="float" office:value="0" calcext:value-type="float">
            <text:p>$0.00</text:p>
          </table:table-cell>
          <table:table-cell table:style-name="ce156" table:formula="of:=[.M15]+[.Y15]+[.AK15]+[.M35]+[.Y35]+[.M55]+[.Y55]+[.AK55]+[.M75]+[.Y75]+[.AK75]+[.AW75]" office:value-type="float" office:value="0" calcext:value-type="float">
            <text:p>$0.00</text:p>
          </table:table-cell>
          <table:table-cell table:style-name="ce156" table:formula="of:=[.N15]+[.Z15]+[.AL15]+[.N35]+[.Z35]+[.N55]+[.Z55]+[.AL55]+[.N75]+[.Z75]+[.AL75]+[.AX75]" office:value-type="float" office:value="0" calcext:value-type="float">
            <text:p>$0.00</text:p>
          </table:table-cell>
          <table:table-cell table:style-name="ce156" table:formula="of:=[.O15]+[.AA15]+[.AM15]+[.O35]+[.AA35]+[.O55]+[.AA55]+[.AM55]+[.O75]+[.AA75]+[.AM75]+[.AY75]" office:value-type="float" office:value="0" calcext:value-type="float">
            <text:p>$0.00</text:p>
          </table:table-cell>
          <table:table-cell table:style-name="ce156" table:formula="of:=[.P15]+[.AB15]+[.AN15]+[.P35]+[.AB35]+[.P55]+[.AB55]+[.AN55]+[.P75]+[.AB75]+[.AN75]+[.AZ75]" office:value-type="float" office:value="0" calcext:value-type="float">
            <text:p>$0.00</text:p>
          </table:table-cell>
          <table:table-cell table:style-name="ce156" table:formula="of:=[.Q15]+[.AC15]+[.AO15]+[.Q35]+[.AC35]+[.Q55]+[.AC55]+[.AO55]+[.Q75]+[.AC75]+[.AO75]+[.BA75]" office:value-type="float" office:value="0" calcext:value-type="float">
            <text:p>$0.00</text:p>
          </table:table-cell>
          <table:table-cell table:style-name="ce156" table:formula="of:=[.R15]+[.AD15]+[.AP15]+[.R35]+[.AD35]+[.R55]+[.AD55]+[.AP55]+[.R75]+[.AD75]+[.AP75]+[.BB75]" office:value-type="float" office:value="0" calcext:value-type="float">
            <text:p>$0.00</text:p>
          </table:table-cell>
          <table:table-cell table:style-name="ce156" table:formula="of:=[.S15]+[.AE15]+[.AQ15]+[.S35]+[.AE35]+[.S55]+[.AE55]+[.AQ55]+[.S75]+[.AE75]+[.AQ75]+[.BC75]" office:value-type="float" office:value="0" calcext:value-type="float">
            <text:p>$0.00</text:p>
          </table:table-cell>
          <table:table-cell table:style-name="ce156" table:formula="of:=[.T15]+[.AF15]+[.AR15]+[.T35]+[.AF35]+[.T55]+[.AF55]+[.AR55]+[.T75]+[.AF75]+[.AR75]+[.BD75]" office:value-type="float" office:value="0" calcext:value-type="float">
            <text:p>$0.00</text:p>
          </table:table-cell>
          <table:table-cell table:style-name="ce156" table:formula="of:=[.U15]+[.AG15]+[.AS15]+[.U35]+[.AG35]+[.U55]+[.AG55]+[.AS55]+[.U75]+[.AG75]+[.AS75]+[.BE75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6]" office:value-type="string" office:string-value="Biz Expenses" calcext:value-type="string">
            <text:p>Biz Expenses</text:p>
          </table:table-cell>
          <table:table-cell table:style-name="ce156" table:formula="of:=[.L16]+[.X16]+[.AJ16]+[.L36]+[.X36]+[.L56]+[.X56]+[.AJ56]+[.L76]+[.X76]+[.AJ76]+[.AV76]" office:value-type="float" office:value="0" calcext:value-type="float">
            <text:p>$0.00</text:p>
          </table:table-cell>
          <table:table-cell table:style-name="ce156" table:formula="of:=[.M16]+[.Y16]+[.AK16]+[.M36]+[.Y36]+[.M56]+[.Y56]+[.AK56]+[.M76]+[.Y76]+[.AK76]+[.AW76]" office:value-type="float" office:value="0" calcext:value-type="float">
            <text:p>$0.00</text:p>
          </table:table-cell>
          <table:table-cell table:style-name="ce156" table:formula="of:=[.N16]+[.Z16]+[.AL16]+[.N36]+[.Z36]+[.N56]+[.Z56]+[.AL56]+[.N76]+[.Z76]+[.AL76]+[.AX76]" office:value-type="float" office:value="0" calcext:value-type="float">
            <text:p>$0.00</text:p>
          </table:table-cell>
          <table:table-cell table:style-name="ce156" table:formula="of:=[.O16]+[.AA16]+[.AM16]+[.O36]+[.AA36]+[.O56]+[.AA56]+[.AM56]+[.O76]+[.AA76]+[.AM76]+[.AY76]" office:value-type="float" office:value="0" calcext:value-type="float">
            <text:p>$0.00</text:p>
          </table:table-cell>
          <table:table-cell table:style-name="ce156" table:formula="of:=[.P16]+[.AB16]+[.AN16]+[.P36]+[.AB36]+[.P56]+[.AB56]+[.AN56]+[.P76]+[.AB76]+[.AN76]+[.AZ76]" office:value-type="float" office:value="0" calcext:value-type="float">
            <text:p>$0.00</text:p>
          </table:table-cell>
          <table:table-cell table:style-name="ce156" table:formula="of:=[.Q16]+[.AC16]+[.AO16]+[.Q36]+[.AC36]+[.Q56]+[.AC56]+[.AO56]+[.Q76]+[.AC76]+[.AO76]+[.BA76]" office:value-type="float" office:value="0" calcext:value-type="float">
            <text:p>$0.00</text:p>
          </table:table-cell>
          <table:table-cell table:style-name="ce156" table:formula="of:=[.R16]+[.AD16]+[.AP16]+[.R36]+[.AD36]+[.R56]+[.AD56]+[.AP56]+[.R76]+[.AD76]+[.AP76]+[.BB76]" office:value-type="float" office:value="0" calcext:value-type="float">
            <text:p>$0.00</text:p>
          </table:table-cell>
          <table:table-cell table:style-name="ce156" table:formula="of:=[.S16]+[.AE16]+[.AQ16]+[.S36]+[.AE36]+[.S56]+[.AE56]+[.AQ56]+[.S76]+[.AE76]+[.AQ76]+[.BC76]" office:value-type="float" office:value="0" calcext:value-type="float">
            <text:p>$0.00</text:p>
          </table:table-cell>
          <table:table-cell table:style-name="ce156" table:formula="of:=[.T16]+[.AF16]+[.AR16]+[.T36]+[.AF36]+[.T56]+[.AF56]+[.AR56]+[.T76]+[.AF76]+[.AR76]+[.BD76]" office:value-type="float" office:value="0" calcext:value-type="float">
            <text:p>$0.00</text:p>
          </table:table-cell>
          <table:table-cell table:style-name="ce156" table:formula="of:=[.U16]+[.AG16]+[.AS16]+[.U36]+[.AG36]+[.U56]+[.AG56]+[.AS56]+[.U76]+[.AG76]+[.AS76]+[.BE76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7]" office:value-type="float" office:value="0" calcext:value-type="float">
            <text:p/>
          </table:table-cell>
          <table:table-cell table:style-name="ce156" table:formula="of:=[.L17]+[.X17]+[.AJ17]+[.L37]+[.X37]+[.L57]+[.X57]+[.AJ57]+[.L77]+[.X77]+[.AJ77]+[.AV77]" office:value-type="float" office:value="0" calcext:value-type="float">
            <text:p>$0.00</text:p>
          </table:table-cell>
          <table:table-cell table:style-name="ce156" table:formula="of:=[.M17]+[.Y17]+[.AK17]+[.M37]+[.Y37]+[.M57]+[.Y57]+[.AK57]+[.M77]+[.Y77]+[.AK77]+[.AW77]" office:value-type="float" office:value="0" calcext:value-type="float">
            <text:p>$0.00</text:p>
          </table:table-cell>
          <table:table-cell table:style-name="ce156" table:formula="of:=[.N17]+[.Z17]+[.AL17]+[.N37]+[.Z37]+[.N57]+[.Z57]+[.AL57]+[.N77]+[.Z77]+[.AL77]+[.AX77]" office:value-type="float" office:value="0" calcext:value-type="float">
            <text:p>$0.00</text:p>
          </table:table-cell>
          <table:table-cell table:style-name="ce156" table:formula="of:=[.O17]+[.AA17]+[.AM17]+[.O37]+[.AA37]+[.O57]+[.AA57]+[.AM57]+[.O77]+[.AA77]+[.AM77]+[.AY77]" office:value-type="float" office:value="0" calcext:value-type="float">
            <text:p>$0.00</text:p>
          </table:table-cell>
          <table:table-cell table:style-name="ce156" table:formula="of:=[.P17]+[.AB17]+[.AN17]+[.P37]+[.AB37]+[.P57]+[.AB57]+[.AN57]+[.P77]+[.AB77]+[.AN77]+[.AZ77]" office:value-type="float" office:value="0" calcext:value-type="float">
            <text:p>$0.00</text:p>
          </table:table-cell>
          <table:table-cell table:style-name="ce156" table:formula="of:=[.Q17]+[.AC17]+[.AO17]+[.Q37]+[.AC37]+[.Q57]+[.AC57]+[.AO57]+[.Q77]+[.AC77]+[.AO77]+[.BA77]" office:value-type="float" office:value="0" calcext:value-type="float">
            <text:p>$0.00</text:p>
          </table:table-cell>
          <table:table-cell table:style-name="ce156" table:formula="of:=[.R17]+[.AD17]+[.AP17]+[.R37]+[.AD37]+[.R57]+[.AD57]+[.AP57]+[.R77]+[.AD77]+[.AP77]+[.BB77]" office:value-type="float" office:value="0" calcext:value-type="float">
            <text:p>$0.00</text:p>
          </table:table-cell>
          <table:table-cell table:style-name="ce156" table:formula="of:=[.S17]+[.AE17]+[.AQ17]+[.S37]+[.AE37]+[.S57]+[.AE57]+[.AQ57]+[.S77]+[.AE77]+[.AQ77]+[.BC77]" office:value-type="float" office:value="0" calcext:value-type="float">
            <text:p>$0.00</text:p>
          </table:table-cell>
          <table:table-cell table:style-name="ce156" table:formula="of:=[.T17]+[.AF17]+[.AR17]+[.T37]+[.AF37]+[.T57]+[.AF57]+[.AR57]+[.T77]+[.AF77]+[.AR77]+[.BD77]" office:value-type="float" office:value="0" calcext:value-type="float">
            <text:p>$0.00</text:p>
          </table:table-cell>
          <table:table-cell table:style-name="ce156" table:formula="of:=[.U17]+[.AG17]+[.AS17]+[.U37]+[.AG37]+[.U57]+[.AG57]+[.AS57]+[.U77]+[.AG77]+[.AS77]+[.BE77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8]" office:value-type="float" office:value="0" calcext:value-type="float">
            <text:p/>
          </table:table-cell>
          <table:table-cell table:style-name="ce156" table:formula="of:=[.L18]+[.X18]+[.AJ18]+[.L38]+[.X38]+[.L58]+[.X58]+[.AJ58]+[.L78]+[.X78]+[.AJ78]+[.AV78]" office:value-type="float" office:value="0" calcext:value-type="float">
            <text:p>$0.00</text:p>
          </table:table-cell>
          <table:table-cell table:style-name="ce156" table:formula="of:=[.M18]+[.Y18]+[.AK18]+[.M38]+[.Y38]+[.M58]+[.Y58]+[.AK58]+[.M78]+[.Y78]+[.AK78]+[.AW78]" office:value-type="float" office:value="0" calcext:value-type="float">
            <text:p>$0.00</text:p>
          </table:table-cell>
          <table:table-cell table:style-name="ce156" table:formula="of:=[.N18]+[.Z18]+[.AL18]+[.N38]+[.Z38]+[.N58]+[.Z58]+[.AL58]+[.N78]+[.Z78]+[.AL78]+[.AX78]" office:value-type="float" office:value="0" calcext:value-type="float">
            <text:p>$0.00</text:p>
          </table:table-cell>
          <table:table-cell table:style-name="ce156" table:formula="of:=[.O18]+[.AA18]+[.AM18]+[.O38]+[.AA38]+[.O58]+[.AA58]+[.AM58]+[.O78]+[.AA78]+[.AM78]+[.AY78]" office:value-type="float" office:value="0" calcext:value-type="float">
            <text:p>$0.00</text:p>
          </table:table-cell>
          <table:table-cell table:style-name="ce156" table:formula="of:=[.P18]+[.AB18]+[.AN18]+[.P38]+[.AB38]+[.P58]+[.AB58]+[.AN58]+[.P78]+[.AB78]+[.AN78]+[.AZ78]" office:value-type="float" office:value="0" calcext:value-type="float">
            <text:p>$0.00</text:p>
          </table:table-cell>
          <table:table-cell table:style-name="ce156" table:formula="of:=[.Q18]+[.AC18]+[.AO18]+[.Q38]+[.AC38]+[.Q58]+[.AC58]+[.AO58]+[.Q78]+[.AC78]+[.AO78]+[.BA78]" office:value-type="float" office:value="0" calcext:value-type="float">
            <text:p>$0.00</text:p>
          </table:table-cell>
          <table:table-cell table:style-name="ce156" table:formula="of:=[.R18]+[.AD18]+[.AP18]+[.R38]+[.AD38]+[.R58]+[.AD58]+[.AP58]+[.R78]+[.AD78]+[.AP78]+[.BB78]" office:value-type="float" office:value="0" calcext:value-type="float">
            <text:p>$0.00</text:p>
          </table:table-cell>
          <table:table-cell table:style-name="ce156" table:formula="of:=[.S18]+[.AE18]+[.AQ18]+[.S38]+[.AE38]+[.S58]+[.AE58]+[.AQ58]+[.S78]+[.AE78]+[.AQ78]+[.BC78]" office:value-type="float" office:value="0" calcext:value-type="float">
            <text:p>$0.00</text:p>
          </table:table-cell>
          <table:table-cell table:style-name="ce156" table:formula="of:=[.T18]+[.AF18]+[.AR18]+[.T38]+[.AF38]+[.T58]+[.AF58]+[.AR58]+[.T78]+[.AF78]+[.AR78]+[.BD78]" office:value-type="float" office:value="0" calcext:value-type="float">
            <text:p>$0.00</text:p>
          </table:table-cell>
          <table:table-cell table:style-name="ce156" table:formula="of:=[.U18]+[.AG18]+[.AS18]+[.U38]+[.AG38]+[.U58]+[.AG58]+[.AS58]+[.U78]+[.AG78]+[.AS78]+[.BE78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19]" office:value-type="float" office:value="0" calcext:value-type="float">
            <text:p/>
          </table:table-cell>
          <table:table-cell table:style-name="ce156" table:formula="of:=[.L19]+[.X19]+[.AJ19]+[.L39]+[.X39]+[.L59]+[.X59]+[.AJ59]+[.L79]+[.X79]+[.AJ79]+[.AV79]" office:value-type="float" office:value="0" calcext:value-type="float">
            <text:p>$0.00</text:p>
          </table:table-cell>
          <table:table-cell table:style-name="ce156" table:formula="of:=[.M19]+[.Y19]+[.AK19]+[.M39]+[.Y39]+[.M59]+[.Y59]+[.AK59]+[.M79]+[.Y79]+[.AK79]+[.AW79]" office:value-type="float" office:value="0" calcext:value-type="float">
            <text:p>$0.00</text:p>
          </table:table-cell>
          <table:table-cell table:style-name="ce156" table:formula="of:=[.N19]+[.Z19]+[.AL19]+[.N39]+[.Z39]+[.N59]+[.Z59]+[.AL59]+[.N79]+[.Z79]+[.AL79]+[.AX79]" office:value-type="float" office:value="0" calcext:value-type="float">
            <text:p>$0.00</text:p>
          </table:table-cell>
          <table:table-cell table:style-name="ce156" table:formula="of:=[.O19]+[.AA19]+[.AM19]+[.O39]+[.AA39]+[.O59]+[.AA59]+[.AM59]+[.O79]+[.AA79]+[.AM79]+[.AY79]" office:value-type="float" office:value="0" calcext:value-type="float">
            <text:p>$0.00</text:p>
          </table:table-cell>
          <table:table-cell table:style-name="ce156" table:formula="of:=[.P19]+[.AB19]+[.AN19]+[.P39]+[.AB39]+[.P59]+[.AB59]+[.AN59]+[.P79]+[.AB79]+[.AN79]+[.AZ79]" office:value-type="float" office:value="0" calcext:value-type="float">
            <text:p>$0.00</text:p>
          </table:table-cell>
          <table:table-cell table:style-name="ce156" table:formula="of:=[.Q19]+[.AC19]+[.AO19]+[.Q39]+[.AC39]+[.Q59]+[.AC59]+[.AO59]+[.Q79]+[.AC79]+[.AO79]+[.BA79]" office:value-type="float" office:value="0" calcext:value-type="float">
            <text:p>$0.00</text:p>
          </table:table-cell>
          <table:table-cell table:style-name="ce156" table:formula="of:=[.R19]+[.AD19]+[.AP19]+[.R39]+[.AD39]+[.R59]+[.AD59]+[.AP59]+[.R79]+[.AD79]+[.AP79]+[.BB79]" office:value-type="float" office:value="0" calcext:value-type="float">
            <text:p>$0.00</text:p>
          </table:table-cell>
          <table:table-cell table:style-name="ce156" table:formula="of:=[.S19]+[.AE19]+[.AQ19]+[.S39]+[.AE39]+[.S59]+[.AE59]+[.AQ59]+[.S79]+[.AE79]+[.AQ79]+[.BC79]" office:value-type="float" office:value="0" calcext:value-type="float">
            <text:p>$0.00</text:p>
          </table:table-cell>
          <table:table-cell table:style-name="ce156" table:formula="of:=[.T19]+[.AF19]+[.AR19]+[.T39]+[.AF39]+[.T59]+[.AF59]+[.AR59]+[.T79]+[.AF79]+[.AR79]+[.BD79]" office:value-type="float" office:value="0" calcext:value-type="float">
            <text:p>$0.00</text:p>
          </table:table-cell>
          <table:table-cell table:style-name="ce156" table:formula="of:=[.U19]+[.AG19]+[.AS19]+[.U39]+[.AG39]+[.U59]+[.AG59]+[.AS59]+[.U79]+[.AG79]+[.AS79]+[.BE79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10" table:formula="of:=[.$K$20]" office:value-type="float" office:value="0" calcext:value-type="float">
            <text:p/>
          </table:table-cell>
          <table:table-cell table:style-name="ce156" table:formula="of:=[.L20]+[.X20]+[.AJ20]+[.L40]+[.X40]+[.L60]+[.X60]+[.AJ60]+[.L80]+[.X80]+[.AJ80]+[.AV80]" office:value-type="float" office:value="0" calcext:value-type="float">
            <text:p>$0.00</text:p>
          </table:table-cell>
          <table:table-cell table:style-name="ce156" table:formula="of:=[.M20]+[.Y20]+[.AK20]+[.M40]+[.Y40]+[.M60]+[.Y60]+[.AK60]+[.M80]+[.Y80]+[.AK80]+[.AW80]" office:value-type="float" office:value="0" calcext:value-type="float">
            <text:p>$0.00</text:p>
          </table:table-cell>
          <table:table-cell table:style-name="ce156" table:formula="of:=[.N20]+[.Z20]+[.AL20]+[.N40]+[.Z40]+[.N60]+[.Z60]+[.AL60]+[.N80]+[.Z80]+[.AL80]+[.AX80]" office:value-type="float" office:value="0" calcext:value-type="float">
            <text:p>$0.00</text:p>
          </table:table-cell>
          <table:table-cell table:style-name="ce156" table:formula="of:=[.O20]+[.AA20]+[.AM20]+[.O40]+[.AA40]+[.O60]+[.AA60]+[.AM60]+[.O80]+[.AA80]+[.AM80]+[.AY80]" office:value-type="float" office:value="0" calcext:value-type="float">
            <text:p>$0.00</text:p>
          </table:table-cell>
          <table:table-cell table:style-name="ce156" table:formula="of:=[.P20]+[.AB20]+[.AN20]+[.P40]+[.AB40]+[.P60]+[.AB60]+[.AN60]+[.P80]+[.AB80]+[.AN80]+[.AZ80]" office:value-type="float" office:value="0" calcext:value-type="float">
            <text:p>$0.00</text:p>
          </table:table-cell>
          <table:table-cell table:style-name="ce156" table:formula="of:=[.Q20]+[.AC20]+[.AO20]+[.Q40]+[.AC40]+[.Q60]+[.AC60]+[.AO60]+[.Q80]+[.AC80]+[.AO80]+[.BA80]" office:value-type="float" office:value="0" calcext:value-type="float">
            <text:p>$0.00</text:p>
          </table:table-cell>
          <table:table-cell table:style-name="ce156" table:formula="of:=[.R20]+[.AD20]+[.AP20]+[.R40]+[.AD40]+[.R60]+[.AD60]+[.AP60]+[.R80]+[.AD80]+[.AP80]+[.BB80]" office:value-type="float" office:value="0" calcext:value-type="float">
            <text:p>$0.00</text:p>
          </table:table-cell>
          <table:table-cell table:style-name="ce156" table:formula="of:=[.S20]+[.AE20]+[.AQ20]+[.S40]+[.AE40]+[.S60]+[.AE60]+[.AQ60]+[.S80]+[.AE80]+[.AQ80]+[.BC80]" office:value-type="float" office:value="0" calcext:value-type="float">
            <text:p>$0.00</text:p>
          </table:table-cell>
          <table:table-cell table:style-name="ce156" table:formula="of:=[.T20]+[.AF20]+[.AR20]+[.T40]+[.AF40]+[.T60]+[.AF60]+[.AR60]+[.T80]+[.AF80]+[.AR80]+[.BD80]" office:value-type="float" office:value="0" calcext:value-type="float">
            <text:p>$0.00</text:p>
          </table:table-cell>
          <table:table-cell table:style-name="ce156" table:formula="of:=[.U20]+[.AG20]+[.AS20]+[.U40]+[.AG40]+[.U60]+[.AG60]+[.AS60]+[.U80]+[.AG80]+[.AS80]+[.BE80]" office:value-type="float" office:value="0" calcext:value-type="float">
            <text:p>$0.00</text:p>
          </table:table-cell>
          <table:table-cell table:number-columns-repeated="1007"/>
        </table:table-row>
        <table:table-row table:style-name="ro1" table:number-rows-repeated="2">
          <table:table-cell table:number-columns-repeated="1028"/>
        </table:table-row>
        <table:table-row table:style-name="ro1">
          <table:table-cell table:number-columns-repeated="10"/>
          <table:table-cell table:style-name="ce87" office:value-type="string" calcext:value-type="string">
            <text:p>Grand Totals</text:p>
          </table:table-cell>
          <table:table-cell table:style-name="ce78" table:formula="of:=[.$L$5]" office:value-type="string" office:string-value="Dividends" calcext:value-type="string">
            <text:p>Dividends</text:p>
          </table:table-cell>
          <table:table-cell table:style-name="ce78" table:formula="of:=[.$M$5]" office:value-type="string" office:string-value="Interest" calcext:value-type="string">
            <text:p>Interest</text:p>
          </table:table-cell>
          <table:table-cell table:style-name="ce78" table:formula="of:=[.$N$5]" office:value-type="string" office:string-value="T-E Divs" calcext:value-type="string">
            <text:p>T-E Divs</text:p>
          </table:table-cell>
          <table:table-cell table:style-name="ce78" table:formula="of:=[.$O$5]" office:value-type="string" office:string-value="ST Cap G" calcext:value-type="string">
            <text:p>ST Cap G</text:p>
          </table:table-cell>
          <table:table-cell table:style-name="ce78" table:formula="of:=[.$P$5]" office:value-type="string" office:string-value="LT Cap G" calcext:value-type="string">
            <text:p>LT Cap G</text:p>
          </table:table-cell>
          <table:table-cell table:style-name="ce78" table:formula="of:=[.$Q$5]" office:value-type="string" office:string-value="IRA Dist" calcext:value-type="string">
            <text:p>IRA Dist</text:p>
          </table:table-cell>
          <table:table-cell table:style-name="ce78" table:formula="of:=[.$R$5]" office:value-type="string" office:string-value="W2 Wages" calcext:value-type="string">
            <text:p>W2 Wages</text:p>
          </table:table-cell>
          <table:table-cell table:style-name="ce78" table:formula="of:=[.$S$5]" office:value-type="string" office:string-value="Fed Tax" calcext:value-type="string">
            <text:p>Fed Tax</text:p>
          </table:table-cell>
          <table:table-cell table:style-name="ce78" table:formula="of:=[.$T$5]" office:value-type="string" office:string-value="State Tax" calcext:value-type="string">
            <text:p>State Tax</text:p>
          </table:table-cell>
          <table:table-cell table:style-name="ce78" table:formula="of:=[.$U$5]" office:value-type="string" office:string-value="B&amp;O Income" calcext:value-type="string">
            <text:p>B&amp;O Income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156" table:formula="of:=SUM([.L87:.L101])" office:value-type="float" office:value="0" calcext:value-type="float">
            <text:p>$0.00</text:p>
          </table:table-cell>
          <table:table-cell table:style-name="ce156" table:formula="of:=SUM([.M87:.M101])" office:value-type="float" office:value="0" calcext:value-type="float">
            <text:p>$0.00</text:p>
          </table:table-cell>
          <table:table-cell table:style-name="ce156" table:formula="of:=SUM([.N87:.N101])" office:value-type="float" office:value="0" calcext:value-type="float">
            <text:p>$0.00</text:p>
          </table:table-cell>
          <table:table-cell table:style-name="ce156" table:formula="of:=SUM([.O87:.O101])" office:value-type="float" office:value="0" calcext:value-type="float">
            <text:p>$0.00</text:p>
          </table:table-cell>
          <table:table-cell table:style-name="ce156" table:formula="of:=SUM([.P87:.P101])" office:value-type="float" office:value="0" calcext:value-type="float">
            <text:p>$0.00</text:p>
          </table:table-cell>
          <table:table-cell table:style-name="ce156" table:formula="of:=SUM([.Q87:.Q101])" office:value-type="float" office:value="0" calcext:value-type="float">
            <text:p>$0.00</text:p>
          </table:table-cell>
          <table:table-cell table:style-name="ce156" table:formula="of:=SUM([.R87:.R101])" office:value-type="float" office:value="0" calcext:value-type="float">
            <text:p>$0.00</text:p>
          </table:table-cell>
          <table:table-cell table:style-name="ce156" table:formula="of:=SUM([.S87:.S101])" office:value-type="float" office:value="0" calcext:value-type="float">
            <text:p>$0.00</text:p>
          </table:table-cell>
          <table:table-cell table:style-name="ce156" table:formula="of:=SUM([.T87:.T101])" office:value-type="float" office:value="0" calcext:value-type="float">
            <text:p>$0.00</text:p>
          </table:table-cell>
          <table:table-cell table:style-name="ce156" table:formula="of:=SUM([.U87:.U101])" office:value-type="float" office:value="0" calcext:value-type="float">
            <text:p>$0.00</text:p>
          </table:table-cell>
          <table:table-cell table:number-columns-repeated="1007"/>
        </table:table-row>
        <table:table-row table:style-name="ro1" table:number-rows-repeated="1048470">
          <table:table-cell table:number-columns-repeated="1028"/>
        </table:table-row>
        <table:table-row table:style-name="ro1">
          <table:table-cell table:number-columns-repeated="1028"/>
        </table:table-row>
        <table:named-expressions>
          <table:named-range table:name="_xlnm.Print_Area" table:base-cell-address="$Overview.$A$1" table:cell-range-address="$'Quarterly Income'.$A$1:.$AZ$105" table:range-usable-as="print-range"/>
        </table:named-expressions>
        <calcext:conditional-formats>
          <calcext:conditional-format calcext:target-range-address="'Quarterly Income'.L6:'Quarterly Income'.U20">
            <calcext:condition calcext:apply-style-name="Input" calcext:value="formula-is(IF(NOT(ISBLANK([.L6]))))" calcext:base-cell-address="'Quarterly Income'.L6"/>
          </calcext:conditional-format>
          <calcext:conditional-format calcext:target-range-address="'Quarterly Income'.X6:'Quarterly Income'.AG20">
            <calcext:condition calcext:apply-style-name="Input" calcext:value="formula-is(IF(NOT(ISBLANK([.L6]))))" calcext:base-cell-address="'Quarterly Income'.X6"/>
          </calcext:conditional-format>
          <calcext:conditional-format calcext:target-range-address="'Quarterly Income'.AJ6:'Quarterly Income'.AS20">
            <calcext:condition calcext:apply-style-name="Input" calcext:value="formula-is(IF(NOT(ISBLANK([.L6]))))" calcext:base-cell-address="'Quarterly Income'.AJ6"/>
          </calcext:conditional-format>
          <calcext:conditional-format calcext:target-range-address="'Quarterly Income'.L26:'Quarterly Income'.U40">
            <calcext:condition calcext:apply-style-name="Input" calcext:value="formula-is(IF(NOT(ISBLANK([.L6]))))" calcext:base-cell-address="'Quarterly Income'.L26"/>
          </calcext:conditional-format>
          <calcext:conditional-format calcext:target-range-address="'Quarterly Income'.X26:'Quarterly Income'.AG40">
            <calcext:condition calcext:apply-style-name="Input" calcext:value="formula-is(IF(NOT(ISBLANK([.L6]))))" calcext:base-cell-address="'Quarterly Income'.X26"/>
          </calcext:conditional-format>
          <calcext:conditional-format calcext:target-range-address="'Quarterly Income'.L46:'Quarterly Income'.U60">
            <calcext:condition calcext:apply-style-name="Input" calcext:value="formula-is(IF(NOT(ISBLANK([.L6]))))" calcext:base-cell-address="'Quarterly Income'.L46"/>
          </calcext:conditional-format>
          <calcext:conditional-format calcext:target-range-address="'Quarterly Income'.X46:'Quarterly Income'.AG60">
            <calcext:condition calcext:apply-style-name="Input" calcext:value="formula-is(IF(NOT(ISBLANK([.L6]))))" calcext:base-cell-address="'Quarterly Income'.X46"/>
          </calcext:conditional-format>
          <calcext:conditional-format calcext:target-range-address="'Quarterly Income'.L66:'Quarterly Income'.U80">
            <calcext:condition calcext:apply-style-name="Input" calcext:value="formula-is(IF(NOT(ISBLANK([.L6]))))" calcext:base-cell-address="'Quarterly Income'.L66"/>
          </calcext:conditional-format>
          <calcext:conditional-format calcext:target-range-address="'Quarterly Income'.X66:'Quarterly Income'.AG80">
            <calcext:condition calcext:apply-style-name="Input" calcext:value="formula-is(IF(NOT(ISBLANK([.L6]))))" calcext:base-cell-address="'Quarterly Income'.X66"/>
          </calcext:conditional-format>
          <calcext:conditional-format calcext:target-range-address="'Quarterly Income'.AJ66:'Quarterly Income'.AS80">
            <calcext:condition calcext:apply-style-name="Input" calcext:value="formula-is(IF(NOT(ISBLANK([.L6]))))" calcext:base-cell-address="'Quarterly Income'.AJ66"/>
          </calcext:conditional-format>
          <calcext:conditional-format calcext:target-range-address="'Quarterly Income'.AV66:'Quarterly Income'.BE80">
            <calcext:condition calcext:apply-style-name="Input" calcext:value="formula-is(IF(NOT(ISBLANK([.L6]))))" calcext:base-cell-address="'Quarterly Income'.AV66"/>
          </calcext:conditional-format>
          <calcext:conditional-format calcext:target-range-address="'Quarterly Income'.AJ46:'Quarterly Income'.AS46 'Quarterly Income'.AJ47:'Quarterly Income'.AR60">
            <calcext:condition calcext:apply-style-name="Input" calcext:value="formula-is(IF(NOT(ISBLANK([.L6]))))" calcext:base-cell-address="'Quarterly Income'.AJ46"/>
          </calcext:conditional-format>
          <calcext:conditional-format calcext:target-range-address="'Quarterly Income'.AS47:'Quarterly Income'.AS60">
            <calcext:condition calcext:apply-style-name="Input" calcext:value="formula-is(IF(NOT(ISBLANK([.U7]))))" calcext:base-cell-address="'Quarterly Income'.AS47"/>
          </calcext:conditional-format>
        </calcext:conditional-formats>
      </table:table>
      <table:table table:name="AMT" table:style-name="ta5">
        <office:forms form:automatic-focus="false" form:apply-design-mode="false"/>
        <table:table-column table:style-name="co1" table:default-cell-style-name="ce151"/>
        <table:table-column table:style-name="co41" table:default-cell-style-name="ce151"/>
        <table:table-column table:style-name="co1" table:number-columns-repeated="1022" table:default-cell-style-name="ce151"/>
        <table:table-row table:style-name="ro1">
          <table:table-cell table:number-columns-repeated="1024"/>
        </table:table-row>
        <table:table-row table:style-name="ro2">
          <table:table-cell/>
          <table:table-cell table:style-name="ce147" office:value-type="string" calcext:value-type="string">
            <text:p>AMT Estima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31" table:formula="of:=[$'Federal Income Tax'.B39]" office:value-type="float" office:value="0" calcext:value-type="float">
            <text:p>$0</text:p>
          </table:table-cell>
          <table:table-cell table:style-name="ce168" office:value-type="string" calcext:value-type="string">
            <text:p>Adjusted Gross Income</text:p>
          </table:table-cell>
          <table:table-cell table:number-columns-repeated="1021"/>
        </table:table-row>
        <table:table-row table:style-name="ro1">
          <table:table-cell/>
          <table:table-cell table:style-name="ce732" office:value-type="float" office:value="0" calcext:value-type="float">
            <text:p>$0</text:p>
          </table:table-cell>
          <table:table-cell office:value-type="string" calcext:value-type="string">
            <text:p>IRA Contribution and Other Adjustments</text:p>
          </table:table-cell>
          <table:table-cell table:number-columns-repeated="3"/>
          <table:table-cell table:style-name="ce180" office:value-type="string" calcext:value-type="string">
            <text:p>IRA's are deducted from taxable income reported on W-2. 401(k)'s are already deducted from W-2 income</text:p>
          </table:table-cell>
          <table:table-cell table:number-columns-repeated="1017"/>
        </table:table-row>
        <table:table-row table:style-name="ro1">
          <table:table-cell/>
          <table:table-cell table:style-name="ce731" table:formula="of:=[.B4]-[.B5]" office:value-type="float" office:value="0" calcext:value-type="float">
            <text:p>$0</text:p>
          </table:table-cell>
          <table:table-cell office:value-type="string" calcext:value-type="string">
            <text:p>Adjusted Total Income</text:p>
          </table:table-cell>
          <table:table-cell table:number-columns-repeated="1021"/>
        </table:table-row>
        <table:table-row table:style-name="ro1">
          <table:table-cell/>
          <table:table-cell table:style-name="ce733"/>
          <table:table-cell table:number-columns-repeated="1022"/>
        </table:table-row>
        <table:table-row table:style-name="ro1">
          <table:table-cell table:style-name="ce168"/>
          <table:table-cell table:style-name="ce734" office:value-type="float" office:value="140200" calcext:value-type="float">
            <text:p>$140,200</text:p>
          </table:table-cell>
          <table:table-cell office:value-type="string" calcext:value-type="string">
            <text:p>AMT Exemption</text:p>
          </table:table-cell>
          <table:table-cell table:number-columns-repeated="3"/>
          <table:table-cell table:style-name="ce180" office:value-type="string" calcext:value-type="string">
            <text:p>2026 numbers. This needs to be updated every year</text:p>
          </table:table-cell>
          <table:table-cell table:number-columns-repeated="3"/>
          <table:table-cell office:value-type="string" calcext:value-type="string">
            <text:p>Source: taxfoundation.org</text:p>
          </table:table-cell>
          <table:table-cell table:number-columns-repeated="1013"/>
        </table:table-row>
        <table:table-row table:style-name="ro1">
          <table:table-cell table:style-name="ce168"/>
          <table:table-cell table:style-name="ce732" office:value-type="float" office:value="1000000" calcext:value-type="float">
            <text:p>$1,000,000</text:p>
          </table:table-cell>
          <table:table-cell office:value-type="string" calcext:value-type="string">
            <text:p>AMT Exemption Phaseout Start</text:p>
          </table:table-cell>
          <table:table-cell table:number-columns-repeated="3"/>
          <table:table-cell table:style-name="ce180" office:value-type="string" calcext:value-type="string">
            <text:p>2026 numbers. This needs to be updated every year</text:p>
          </table:table-cell>
          <table:table-cell table:number-columns-repeated="1017"/>
        </table:table-row>
        <table:table-row table:style-name="ro1">
          <table:table-cell/>
          <table:table-cell table:style-name="ce735"/>
          <table:table-cell table:number-columns-repeated="4"/>
          <table:table-cell table:style-name="ce180"/>
          <table:table-cell table:number-columns-repeated="1017"/>
        </table:table-row>
        <table:table-row table:style-name="ro1">
          <table:table-cell/>
          <table:table-cell table:style-name="ce736" office:value-type="percentage" office:value="0.26" calcext:value-type="percentage">
            <text:p>26.00%</text:p>
          </table:table-cell>
          <table:table-cell office:value-type="string" calcext:value-type="string">
            <text:p>AMT Tax Rate 1</text:p>
          </table:table-cell>
          <table:table-cell table:number-columns-repeated="3"/>
          <table:table-cell table:style-name="ce180" office:value-type="string" calcext:value-type="string">
            <text:p>AMT tax rate is 26% or 28%. AMT income that's over the 28% threshold is taxed at the 28% rate</text:p>
          </table:table-cell>
          <table:table-cell table:number-columns-repeated="1017"/>
        </table:table-row>
        <table:table-row table:style-name="ro1">
          <table:table-cell/>
          <table:table-cell table:style-name="ce737" office:value-type="percentage" office:value="0.28" calcext:value-type="percentage">
            <text:p>28.00%</text:p>
          </table:table-cell>
          <table:table-cell office:value-type="string" calcext:value-type="string">
            <text:p>AMT Tax Rate 2</text:p>
          </table:table-cell>
          <table:table-cell table:number-columns-repeated="2"/>
          <table:table-cell table:style-name="ce180"/>
          <table:table-cell table:number-columns-repeated="1018"/>
        </table:table-row>
        <table:table-row table:style-name="ro1">
          <table:table-cell table:style-name="ce168"/>
          <table:table-cell table:style-name="ce738" office:value-type="float" office:value="244500" calcext:value-type="float">
            <text:p>$244,500</text:p>
          </table:table-cell>
          <table:table-cell office:value-type="string" calcext:value-type="string">
            <text:p>AMT Tax Rate 2 Threshhold (AMTI)</text:p>
          </table:table-cell>
          <table:table-cell table:number-columns-repeated="2"/>
          <table:table-cell table:style-name="ce180"/>
          <table:table-cell table:style-name="ce180" office:value-type="string" calcext:value-type="string">
            <text:p>2026 numbers. This needs to be updated every year</text:p>
          </table:table-cell>
          <table:table-cell table:number-columns-repeated="1017"/>
        </table:table-row>
        <table:table-row table:style-name="ro1">
          <table:table-cell/>
          <table:table-cell table:style-name="ce735"/>
          <table:table-cell table:number-columns-repeated="4"/>
          <table:table-cell table:style-name="ce180"/>
          <table:table-cell table:number-columns-repeated="1017"/>
        </table:table-row>
        <table:table-row table:style-name="ro1">
          <table:table-cell/>
          <table:table-cell table:style-name="ce731" table:formula="of:=MAX([.B8]-MAX([.B6]-[.B9];0)*0.25; 0)" office:value-type="float" office:value="140200" calcext:value-type="float">
            <text:p>$140,200</text:p>
          </table:table-cell>
          <table:table-cell office:value-type="string" calcext:value-type="string">
            <text:p>Reduced AMT Exemption</text:p>
          </table:table-cell>
          <table:table-cell table:number-columns-repeated="3"/>
          <table:table-cell table:style-name="ce180" office:value-type="string" calcext:value-type="string">
            <text:p>AMT reduced by any income over the exemption phaseout start amount</text:p>
          </table:table-cell>
          <table:table-cell table:number-columns-repeated="1017"/>
        </table:table-row>
        <table:table-row table:style-name="ro1">
          <table:table-cell/>
          <table:table-cell table:style-name="ce731" table:formula="of:=IF([.B6]-[.B15]&lt;0;0;[.B6]-[.B15])" office:value-type="float" office:value="0" calcext:value-type="float">
            <text:p>$0</text:p>
          </table:table-cell>
          <table:table-cell office:value-type="string" calcext:value-type="string">
            <text:p>Adjusted AMT Income</text:p>
          </table:table-cell>
          <table:table-cell table:number-columns-repeated="3"/>
          <table:table-cell table:style-name="ce180" office:value-type="string" calcext:value-type="string">
            <text:p>Adjusted Total Income minus AMT exemp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31" table:formula="of:=[$'Quarterly Income'.C8]+[$'Quarterly Income'.C12]+[$'Quarterly Income'.C28]+[$'Quarterly Income'.C32]+[$'Quarterly Income'.C48]+[$'Quarterly Income'.C52]+[$'Quarterly Income'.C68]+[$'Quarterly Income'.C72]" office:value-type="float" office:value="0" calcext:value-type="float">
            <text:p>$0</text:p>
          </table:table-cell>
          <table:table-cell office:value-type="string" calcext:value-type="string">
            <text:p>Dividends and Long Term Cap Gains</text:p>
          </table:table-cell>
          <table:table-cell table:number-columns-repeated="1021"/>
        </table:table-row>
        <table:table-row table:style-name="ro1">
          <table:table-cell/>
          <table:table-cell table:style-name="ce731" table:formula="of:=IF([.B18]&gt;0;MAX([.B16]-[.B18];0);[.B16])" office:value-type="float" office:value="0" calcext:value-type="float">
            <text:p>$0</text:p>
          </table:table-cell>
          <table:table-cell office:value-type="string" calcext:value-type="string">
            <text:p>AMT Income Minus Dividends and Cap Gains</text:p>
          </table:table-cell>
          <table:table-cell table:number-columns-repeated="3"/>
          <table:table-cell table:style-name="ce180" office:value-type="string" calcext:value-type="string">
            <text:p>AMT taxes ordinary income only, so this is to reduce total income back to ordinary income only</text:p>
          </table:table-cell>
          <table:table-cell table:number-columns-repeated="1017"/>
        </table:table-row>
        <table:table-row table:style-name="ro1">
          <table:table-cell/>
          <table:table-cell table:style-name="ce739"/>
          <table:table-cell table:number-columns-repeated="1022"/>
        </table:table-row>
        <table:table-row table:style-name="ro1">
          <table:table-cell/>
          <table:table-cell table:style-name="ce156" table:formula="of:=IF([.B19]&lt;=[.B13];[.B19]*[.B11];(([.B13]*[.B11])+([.B19]-[.B13])*[.B12]))" office:value-type="float" office:value="0" calcext:value-type="float">
            <text:p>$0.00</text:p>
          </table:table-cell>
          <table:table-cell office:value-type="string" calcext:value-type="string">
            <text:p>AMT Income Taxed at AMT Rate</text:p>
          </table:table-cell>
          <table:table-cell table:number-columns-repeated="1021"/>
        </table:table-row>
        <table:table-row table:style-name="ro1">
          <table:table-cell/>
          <table:table-cell table:style-name="ce740" table:formula="of:=[$'Federal Income Tax'.B51]+[$'Federal Income Tax'.B54]+[$'Federal Income Tax'.B57]" office:value-type="float" office:value="0" calcext:value-type="float">
            <text:p>$0.00</text:p>
          </table:table-cell>
          <table:table-cell table:style-name="ce168" office:value-type="string" calcext:value-type="string">
            <text:p>Federal Income Tax Owed without AMT (and without self employment tax)</text:p>
          </table:table-cell>
          <table:table-cell table:number-columns-repeated="1021"/>
        </table:table-row>
        <table:table-row table:style-name="ro1">
          <table:table-cell/>
          <table:table-cell table:style-name="ce741"/>
          <table:table-cell table:number-columns-repeated="1022"/>
        </table:table-row>
        <table:table-row table:style-name="ro1">
          <table:table-cell/>
          <table:table-cell table:style-name="ce742" table:formula="of:=IF([.B19]&gt;0;[.B21]/[.B19];[.B11])" office:value-type="percentage" office:value="0.26" calcext:value-type="percentage">
            <text:p>26.00%</text:p>
          </table:table-cell>
          <table:table-cell office:value-type="string" calcext:value-type="string">
            <text:p>AMT Blended Tax Rate</text:p>
          </table:table-cell>
          <table:table-cell table:number-columns-repeated="3"/>
          <table:table-cell table:style-name="ce180" office:value-type="string" calcext:value-type="string">
            <text:p>This will be somewhere between 26% and 28%</text:p>
          </table:table-cell>
          <table:table-cell table:number-columns-repeated="1017"/>
        </table:table-row>
        <table:table-row table:style-name="ro4">
          <table:table-cell table:style-name="ce730"/>
          <table:table-cell table:style-name="ce743" table:formula="of:=IF([.B21]&gt;[.B22];[.B21]-[.B22];0)" office:value-type="float" office:value="0" calcext:value-type="float">
            <text:p>$0.00</text:p>
          </table:table-cell>
          <table:table-cell table:style-name="ce147" office:value-type="string" calcext:value-type="string">
            <text:p>AMT Tax</text:p>
          </table:table-cell>
          <table:table-cell table:style-name="ce730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739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1" fo:font-family="Arial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date-style style:name="N129">
      <number:day/>
      <number:text>-</number:text>
      <number:month number:textual="true"/>
    </number:date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date-style style:name="N134">
      <number:month number:textual="true"/>
      <number:text>-</number:text>
      <number:year/>
    </number:date-style>
    <number:date-style style:name="N135">
      <number:month/>
      <number:text>/</number:text>
      <number:day/>
      <number:text>/</number:text>
      <number:year number:style="long"/>
    </number:date-style>
    <number:percentage-style style:name="N136">
      <number:number number:decimal-places="1" number:min-decimal-places="1" number:min-integer-digits="1"/>
      <number:text>%</number:text>
    </number:percentage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">
      <number:text>$</number:text>
      <number:number number:decimal-places="0" number:min-decimal-places="0" number:min-integer-digits="1" number:grouping="true"/>
    </number:number-style>
    <number:number-style style:name="N143P0" style:volatile="true">
      <number:text>$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$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min-integer-digits="1"/>
    </number:number-style>
    <number:number-style style:name="N153P1" style:volatile="true">
      <number:text/>
    </number:number-style>
    <number:number-style style:name="N153">
      <number:text/>
      <style:map style:condition="value()&gt;0" style:apply-style-name="N153P0"/>
      <style:map style:condition="value()&lt;0" style:apply-style-name="N153P1"/>
    </number:number-style>
    <number:date-style style:name="N154">
      <number:day/>
      <number:text>-</number:text>
      <number:month number:textual="true"/>
      <number:text>-</number:text>
      <number:year/>
    </number:dat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time-style style:name="N156">
      <number:hours/>
      <number:text>:</number:text>
      <number:minutes number:style="long"/>
    </number:time-style>
    <number:time-style style:name="N157">
      <number:minutes number:style="long"/>
      <number:text>:</number:text>
      <number:seconds number:style="long"/>
    </number:time-style>
    <number:currency-style style:name="N16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">
      <number:text>$</number:text>
      <number:number number:decimal-places="2" number:min-decimal-places="2" number:min-integer-digits="1" number:grouping="true"/>
    </number:number-style>
    <number:number-style style:name="N165P0" style:volatile="true">
      <number:text>$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$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>
      <number:hours/>
      <number:text>:</number:text>
      <number:minutes number:style="long"/>
      <number:text>:</number:text>
      <number:seconds number:style="long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P0" style:volatile="true">
      <number:number number:min-integer-digits="1"/>
    </number:number-style>
    <number:number-style style:name="N173P1" style:volatile="true">
      <number:text/>
    </number:number-style>
    <number:number-style style:name="N173P2" style:volatile="true">
      <number:text/>
    </number:number-style>
    <number:text-style style:name="N173">
      <number:tex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8P0"/>
    </number:currency-style>
    <number:currency-style style:name="N18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time-style style:name="N183">
      <number:minutes number:style="long"/>
      <number:text>:</number:text>
      <number:seconds number:style="long" number:decimal-places="1"/>
    </number:time-style>
    <style:style style:name="Default" style:family="table-cell">
      <style:table-cell-properties fo:background-color="#ffffff"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Accen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2:00:27.953202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_20_State_20_Income_20_Tax" style:display-name="PageStyle_GA State Income Ta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uarterly_20_Income" style:display-name="PageStyle_Quarterly Inco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deral_20_Income_20_Tax" style:display-name="PageStyle_Federal Income Tax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MT" style:display-name="PageStyle_AMT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1-28T04:59:55</meta:creation-date>
    <meta:initial-creator>Michael Sandrik, Tom Anschutz</meta:initial-creator>
    <dc:description>Based on http://mikesandrik.com/spreadsheets/_x005F_x000d_TA 

See README at Source:

Copyright and CC0-1.0 license apply</dc:description>
    <meta:keyword>Tax</meta:keyword>
    <meta:keyword>Estimate</meta:keyword>
    <meta:keyword>quarterly</meta:keyword>
    <meta:keyword>payments</meta:keyword>
    <dc:language>en-US</dc:language>
    <meta:print-date>2022-01-09T17:18:30</meta:print-date>
    <dc:date>2026-02-03T12:14:01.616961366</dc:date>
    <meta:editing-cycles>144</meta:editing-cycles>
    <dc:title>Tax Estimates</dc:title>
    <meta:editing-duration>P1DT16H2M12S</meta:editing-duration>
    <meta:generator>LibreOffice/24.2.7.2$Linux_X86_64 LibreOffice_project/420$Build-2</meta:generator>
    <dc:publisher>Thomas Anschutz</dc:publisher>
    <dc:rights>See License Information at Source: </dc:rights>
    <dc:source>https://github.com/dadr/Estimated-Taxes</dc:source>
    <meta:document-statistic meta:table-count="5" meta:cell-count="1067" meta:object-count="0"/>
    <meta:user-defined meta:name="AppVersion">2026.0</meta:user-defined>
  </office:meta>
</office:document-meta>
</file>